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dcdcd" draw:opacity="50%"/>
    </style:style>
    <style:style style:name="gr2" style:family="graphic" style:parent-style-name="standard">
      <style:graphic-properties draw:stroke="solid" svg:stroke-width="0.008cm" svg:stroke-color="#cdcdcd" svg:stroke-opacity="50%" draw:stroke-linejoin="round" svg:stroke-linecap="round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solid" draw:fill-color="#f1f1f1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solid" draw:fill-color="#f3f3f3"/>
    </style:style>
    <style:style style:name="gr6" style:family="graphic" style:parent-style-name="standard">
      <style:graphic-properties draw:stroke="none" draw:fill="solid" draw:fill-color="#f4f4f4"/>
    </style:style>
    <style:style style:name="gr7" style:family="graphic" style:parent-style-name="standard">
      <style:graphic-properties draw:stroke="none" draw:fill="solid" draw:fill-color="#f5f5f5"/>
    </style:style>
    <style:style style:name="gr8" style:family="graphic" style:parent-style-name="standard">
      <style:graphic-properties draw:stroke="none" draw:fill="solid" draw:fill-color="#f6f6f6"/>
    </style:style>
    <style:style style:name="gr9" style:family="graphic" style:parent-style-name="standard">
      <style:graphic-properties draw:stroke="none" draw:fill="solid" draw:fill-color="#f7f7f7"/>
    </style:style>
    <style:style style:name="gr10" style:family="graphic" style:parent-style-name="standard">
      <style:graphic-properties draw:stroke="none" draw:fill="solid" draw:fill-color="#f8f8f8"/>
    </style:style>
    <style:style style:name="gr11" style:family="graphic" style:parent-style-name="standard">
      <style:graphic-properties draw:stroke="none" draw:fill="solid" draw:fill-color="#f9f9f9"/>
    </style:style>
    <style:style style:name="gr12" style:family="graphic" style:parent-style-name="standard">
      <style:graphic-properties draw:stroke="none" draw:fill="solid" draw:fill-color="#fafafa"/>
    </style:style>
    <style:style style:name="gr13" style:family="graphic" style:parent-style-name="standard">
      <style:graphic-properties draw:stroke="none" draw:fill="solid" draw:fill-color="#fbfbfb"/>
    </style:style>
    <style:style style:name="gr14" style:family="graphic" style:parent-style-name="standard">
      <style:graphic-properties draw:stroke="none" draw:fill="solid" draw:fill-color="#fcfcfc"/>
    </style:style>
    <style:style style:name="gr15" style:family="graphic" style:parent-style-name="standard">
      <style:graphic-properties draw:stroke="none" draw:fill="solid" draw:fill-color="#fdfdfd"/>
    </style:style>
    <style:style style:name="gr16" style:family="graphic" style:parent-style-name="standard">
      <style:graphic-properties draw:stroke="none" draw:fill="solid" draw:fill-color="#fefefe"/>
    </style:style>
    <style:style style:name="gr17" style:family="graphic" style:parent-style-name="standard">
      <style:graphic-properties draw:stroke="solid" svg:stroke-width="0.008cm" svg:stroke-color="#404040" svg:stroke-opacity="50%" draw:stroke-linejoin="round" svg:stroke-linecap="round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404040" draw:stroke-linejoin="round" svg:stroke-linecap="round" draw:fill="none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404040"/>
    </style:style>
    <style:style style:name="gr21" style:family="graphic" style:parent-style-name="standard">
      <style:graphic-properties draw:stroke="solid" svg:stroke-width="0.008cm" svg:stroke-color="#404040" draw:stroke-linejoin="round" svg:stroke-linecap="round" draw:fill="none" fo:padding-top="0.004cm" fo:padding-bottom="0.004cm" fo:padding-left="0.004cm" fo:padding-right="0.004cm"/>
    </style:style>
    <style:style style:name="gr22" style:family="graphic" style:parent-style-name="standard">
      <style:graphic-properties svg:stroke-color="#ffff00" draw:fill-color="#ffff00" draw:textarea-horizontal-align="justify" draw:textarea-vertical-align="middle" draw:auto-grow-height="false" fo:min-height="0.629cm" fo:min-width="0.629cm"/>
    </style:style>
    <style:style style:name="gr23" style:family="graphic" style:parent-style-name="standard">
      <style:graphic-properties svg:stroke-color="#ff3333" draw:fill-color="#ff3333" draw:textarea-horizontal-align="justify" draw:textarea-vertical-align="middle" draw:auto-grow-height="false" fo:min-height="0.889cm" fo:min-width="0.889cm"/>
    </style:style>
    <style:style style:name="P1" style:family="paragraph">
      <loext:graphic-properties draw:fill="solid" draw:fill-color="#cdcdcd" draw:opacity="5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1f1f1"/>
    </style:style>
    <style:style style:name="P4" style:family="paragraph">
      <loext:graphic-properties draw:fill="solid" draw:fill-color="#f2f2f2"/>
    </style:style>
    <style:style style:name="P5" style:family="paragraph">
      <loext:graphic-properties draw:fill="solid" draw:fill-color="#f3f3f3"/>
    </style:style>
    <style:style style:name="P6" style:family="paragraph">
      <loext:graphic-properties draw:fill="solid" draw:fill-color="#f4f4f4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f6f6f6"/>
    </style:style>
    <style:style style:name="P9" style:family="paragraph">
      <loext:graphic-properties draw:fill="solid" draw:fill-color="#f7f7f7"/>
    </style:style>
    <style:style style:name="P10" style:family="paragraph">
      <loext:graphic-properties draw:fill="solid" draw:fill-color="#f8f8f8"/>
    </style:style>
    <style:style style:name="P11" style:family="paragraph">
      <loext:graphic-properties draw:fill="solid" draw:fill-color="#f9f9f9"/>
    </style:style>
    <style:style style:name="P12" style:family="paragraph">
      <loext:graphic-properties draw:fill="solid" draw:fill-color="#fafafa"/>
    </style:style>
    <style:style style:name="P13" style:family="paragraph">
      <loext:graphic-properties draw:fill="solid" draw:fill-color="#fbfbfb"/>
    </style:style>
    <style:style style:name="P14" style:family="paragraph">
      <loext:graphic-properties draw:fill="solid" draw:fill-color="#fcfcfc"/>
    </style:style>
    <style:style style:name="P15" style:family="paragraph">
      <loext:graphic-properties draw:fill="solid" draw:fill-color="#fdfdfd"/>
    </style:style>
    <style:style style:name="P16" style:family="paragraph">
      <loext:graphic-properties draw:fill="solid" draw:fill-color="#fefef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solid" draw:fill-color="#404040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ff3333"/>
      <style:paragraph-properties fo:text-align="center"/>
    </style:style>
    <style:style style:name="T1" style:family="text">
      <style:text-properties fo:color="#000000" style:font-name="Calibri1" fo:font-size="8pt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5cm" svg:height="1.5cm" svg:x="2.05cm" svg:y="1.25cm" svg:viewBox="0 0 1501 1501" draw:points="0,1501 1501,1501 1501,0 0,0">
          <text:p/>
        </draw:polygon>
        <draw:polygon draw:style-name="gr2" draw:text-style-name="P2" draw:layer="layout" svg:width="1.5cm" svg:height="1.5cm" svg:x="2.05cm" svg:y="1.25cm" svg:viewBox="0 0 1501 1501" draw:points="0,1501 1501,1501 1501,0 0,0">
          <text:p/>
        </draw:polygon>
        <draw:polygon draw:style-name="gr3" draw:text-style-name="P3" draw:layer="layout" svg:width="1.5cm" svg:height="0.094cm" svg:x="2cm" svg:y="2.606cm" svg:viewBox="0 0 1501 95" draw:points="1501,95 0,95 0,0 1501,0">
          <text:p/>
        </draw:polygon>
        <draw:polygon draw:style-name="gr4" draw:text-style-name="P4" draw:layer="layout" svg:width="1.5cm" svg:height="0.094cm" svg:x="2cm" svg:y="2.512cm" svg:viewBox="0 0 1501 95" draw:points="1501,95 0,95 0,0 1501,0">
          <text:p/>
        </draw:polygon>
        <draw:polygon draw:style-name="gr5" draw:text-style-name="P5" draw:layer="layout" svg:width="1.5cm" svg:height="0.094cm" svg:x="2cm" svg:y="2.418cm" svg:viewBox="0 0 1501 95" draw:points="1501,95 0,95 0,0 1501,0">
          <text:p/>
        </draw:polygon>
        <draw:polygon draw:style-name="gr5" draw:text-style-name="P5" draw:layer="layout" svg:width="1.5cm" svg:height="0.093cm" svg:x="2cm" svg:y="2.325cm" svg:viewBox="0 0 1501 94" draw:points="1501,94 0,94 0,0 1501,0">
          <text:p/>
        </draw:polygon>
        <draw:polygon draw:style-name="gr6" draw:text-style-name="P6" draw:layer="layout" svg:width="1.5cm" svg:height="0.094cm" svg:x="2cm" svg:y="2.231cm" svg:viewBox="0 0 1501 95" draw:points="1501,95 0,95 0,0 1501,0">
          <text:p/>
        </draw:polygon>
        <draw:polygon draw:style-name="gr7" draw:text-style-name="P7" draw:layer="layout" svg:width="1.5cm" svg:height="0.094cm" svg:x="2cm" svg:y="2.137cm" svg:viewBox="0 0 1501 95" draw:points="1501,95 0,95 0,0 1501,0">
          <text:p/>
        </draw:polygon>
        <draw:polygon draw:style-name="gr8" draw:text-style-name="P8" draw:layer="layout" svg:width="1.5cm" svg:height="0.094cm" svg:x="2cm" svg:y="2.043cm" svg:viewBox="0 0 1501 95" draw:points="1501,95 0,95 0,0 1501,0">
          <text:p/>
        </draw:polygon>
        <draw:polygon draw:style-name="gr9" draw:text-style-name="P9" draw:layer="layout" svg:width="1.5cm" svg:height="0.093cm" svg:x="2cm" svg:y="1.95cm" svg:viewBox="0 0 1501 94" draw:points="1501,94 0,94 0,0 1501,0">
          <text:p/>
        </draw:polygon>
        <draw:polygon draw:style-name="gr10" draw:text-style-name="P10" draw:layer="layout" svg:width="1.5cm" svg:height="0.094cm" svg:x="2cm" svg:y="1.856cm" svg:viewBox="0 0 1501 95" draw:points="1501,95 0,95 0,0 1501,0">
          <text:p/>
        </draw:polygon>
        <draw:polygon draw:style-name="gr11" draw:text-style-name="P11" draw:layer="layout" svg:width="1.5cm" svg:height="0.094cm" svg:x="2cm" svg:y="1.762cm" svg:viewBox="0 0 1501 95" draw:points="1501,95 0,95 0,0 1501,0">
          <text:p/>
        </draw:polygon>
        <draw:polygon draw:style-name="gr12" draw:text-style-name="P12" draw:layer="layout" svg:width="1.5cm" svg:height="0.094cm" svg:x="2cm" svg:y="1.668cm" svg:viewBox="0 0 1501 95" draw:points="1501,95 0,95 0,0 1501,0">
          <text:p/>
        </draw:polygon>
        <draw:polygon draw:style-name="gr13" draw:text-style-name="P13" draw:layer="layout" svg:width="1.5cm" svg:height="0.093cm" svg:x="2cm" svg:y="1.575cm" svg:viewBox="0 0 1501 94" draw:points="1501,94 0,94 0,0 1501,0">
          <text:p/>
        </draw:polygon>
        <draw:polygon draw:style-name="gr14" draw:text-style-name="P14" draw:layer="layout" svg:width="1.5cm" svg:height="0.094cm" svg:x="2cm" svg:y="1.481cm" svg:viewBox="0 0 1501 95" draw:points="1501,95 0,95 0,0 1501,0">
          <text:p/>
        </draw:polygon>
        <draw:polygon draw:style-name="gr14" draw:text-style-name="P14" draw:layer="layout" svg:width="1.5cm" svg:height="0.094cm" svg:x="2cm" svg:y="1.387cm" svg:viewBox="0 0 1501 95" draw:points="1501,95 0,95 0,0 1501,0">
          <text:p/>
        </draw:polygon>
        <draw:polygon draw:style-name="gr15" draw:text-style-name="P15" draw:layer="layout" svg:width="1.5cm" svg:height="0.094cm" svg:x="2cm" svg:y="1.293cm" svg:viewBox="0 0 1501 95" draw:points="1501,95 0,95 0,0 1501,0">
          <text:p/>
        </draw:polygon>
        <draw:polygon draw:style-name="gr16" draw:text-style-name="P16" draw:layer="layout" svg:width="1.5cm" svg:height="0.093cm" svg:x="2cm" svg:y="1.2cm" svg:viewBox="0 0 1501 94" draw:points="1501,94 0,94 0,0 1501,0">
          <text:p/>
        </draw:polygon>
        <draw:polygon draw:style-name="gr17" draw:text-style-name="P2" draw:layer="layout" svg:width="1.5cm" svg:height="1.5cm" svg:x="2cm" svg:y="1.2cm" svg:viewBox="0 0 1501 1501" draw:points="0,1501 1501,1501 1501,0 0,0">
          <text:p/>
        </draw:polygon>
        <draw:polygon draw:style-name="gr1" draw:text-style-name="P1" draw:layer="layout" svg:width="1.5cm" svg:height="1.5cm" svg:x="2.05cm" svg:y="2.75cm" svg:viewBox="0 0 1501 1501" draw:points="0,1501 1501,1501 1501,0 0,0">
          <text:p/>
        </draw:polygon>
        <draw:polygon draw:style-name="gr2" draw:text-style-name="P2" draw:layer="layout" svg:width="1.5cm" svg:height="1.5cm" svg:x="2.05cm" svg:y="2.75cm" svg:viewBox="0 0 1501 1501" draw:points="0,1501 1501,1501 1501,0 0,0">
          <text:p/>
        </draw:polygon>
        <draw:polygon draw:style-name="gr3" draw:text-style-name="P3" draw:layer="layout" svg:width="1.5cm" svg:height="0.094cm" svg:x="2cm" svg:y="4.106cm" svg:viewBox="0 0 1501 95" draw:points="1501,95 0,95 0,0 1501,0">
          <text:p/>
        </draw:polygon>
        <draw:polygon draw:style-name="gr4" draw:text-style-name="P4" draw:layer="layout" svg:width="1.5cm" svg:height="0.094cm" svg:x="2cm" svg:y="4.012cm" svg:viewBox="0 0 1501 95" draw:points="1501,95 0,95 0,0 1501,0">
          <text:p/>
        </draw:polygon>
        <draw:polygon draw:style-name="gr5" draw:text-style-name="P5" draw:layer="layout" svg:width="1.5cm" svg:height="0.094cm" svg:x="2cm" svg:y="3.918cm" svg:viewBox="0 0 1501 95" draw:points="1501,95 0,95 0,0 1501,0">
          <text:p/>
        </draw:polygon>
        <draw:polygon draw:style-name="gr5" draw:text-style-name="P5" draw:layer="layout" svg:width="1.5cm" svg:height="0.093cm" svg:x="2cm" svg:y="3.825cm" svg:viewBox="0 0 1501 94" draw:points="1501,94 0,94 0,0 1501,0">
          <text:p/>
        </draw:polygon>
        <draw:polygon draw:style-name="gr6" draw:text-style-name="P6" draw:layer="layout" svg:width="1.5cm" svg:height="0.094cm" svg:x="2cm" svg:y="3.731cm" svg:viewBox="0 0 1501 95" draw:points="1501,95 0,95 0,0 1501,0">
          <text:p/>
        </draw:polygon>
        <draw:polygon draw:style-name="gr7" draw:text-style-name="P7" draw:layer="layout" svg:width="1.5cm" svg:height="0.094cm" svg:x="2cm" svg:y="3.637cm" svg:viewBox="0 0 1501 95" draw:points="1501,95 0,95 0,0 1501,0">
          <text:p/>
        </draw:polygon>
        <draw:polygon draw:style-name="gr8" draw:text-style-name="P8" draw:layer="layout" svg:width="1.5cm" svg:height="0.094cm" svg:x="2cm" svg:y="3.543cm" svg:viewBox="0 0 1501 95" draw:points="1501,95 0,95 0,0 1501,0">
          <text:p/>
        </draw:polygon>
        <draw:polygon draw:style-name="gr9" draw:text-style-name="P9" draw:layer="layout" svg:width="1.5cm" svg:height="0.093cm" svg:x="2cm" svg:y="3.45cm" svg:viewBox="0 0 1501 94" draw:points="1501,94 0,94 0,0 1501,0">
          <text:p/>
        </draw:polygon>
        <draw:polygon draw:style-name="gr10" draw:text-style-name="P10" draw:layer="layout" svg:width="1.5cm" svg:height="0.094cm" svg:x="2cm" svg:y="3.356cm" svg:viewBox="0 0 1501 95" draw:points="1501,95 0,95 0,0 1501,0">
          <text:p/>
        </draw:polygon>
        <draw:polygon draw:style-name="gr11" draw:text-style-name="P11" draw:layer="layout" svg:width="1.5cm" svg:height="0.094cm" svg:x="2cm" svg:y="3.262cm" svg:viewBox="0 0 1501 95" draw:points="1501,95 0,95 0,0 1501,0">
          <text:p/>
        </draw:polygon>
        <draw:polygon draw:style-name="gr12" draw:text-style-name="P12" draw:layer="layout" svg:width="1.5cm" svg:height="0.094cm" svg:x="2cm" svg:y="3.168cm" svg:viewBox="0 0 1501 95" draw:points="1501,95 0,95 0,0 1501,0">
          <text:p/>
        </draw:polygon>
        <draw:polygon draw:style-name="gr13" draw:text-style-name="P13" draw:layer="layout" svg:width="1.5cm" svg:height="0.093cm" svg:x="2cm" svg:y="3.075cm" svg:viewBox="0 0 1501 94" draw:points="1501,94 0,94 0,0 1501,0">
          <text:p/>
        </draw:polygon>
        <draw:polygon draw:style-name="gr14" draw:text-style-name="P14" draw:layer="layout" svg:width="1.5cm" svg:height="0.094cm" svg:x="2cm" svg:y="2.981cm" svg:viewBox="0 0 1501 95" draw:points="1501,95 0,95 0,0 1501,0">
          <text:p/>
        </draw:polygon>
        <draw:polygon draw:style-name="gr14" draw:text-style-name="P14" draw:layer="layout" svg:width="1.5cm" svg:height="0.094cm" svg:x="2cm" svg:y="2.887cm" svg:viewBox="0 0 1501 95" draw:points="1501,95 0,95 0,0 1501,0">
          <text:p/>
        </draw:polygon>
        <draw:polygon draw:style-name="gr15" draw:text-style-name="P15" draw:layer="layout" svg:width="1.5cm" svg:height="0.094cm" svg:x="2cm" svg:y="2.793cm" svg:viewBox="0 0 1501 95" draw:points="1501,95 0,95 0,0 1501,0">
          <text:p/>
        </draw:polygon>
        <draw:polygon draw:style-name="gr16" draw:text-style-name="P16" draw:layer="layout" svg:width="1.5cm" svg:height="0.093cm" svg:x="2cm" svg:y="2.7cm" svg:viewBox="0 0 1501 94" draw:points="1501,94 0,94 0,0 1501,0">
          <text:p/>
        </draw:polygon>
        <draw:polygon draw:style-name="gr17" draw:text-style-name="P2" draw:layer="layout" svg:width="1.5cm" svg:height="1.5cm" svg:x="2cm" svg:y="2.7cm" svg:viewBox="0 0 1501 1501" draw:points="0,1501 1501,1501 1501,0 0,0">
          <text:p/>
        </draw:polygon>
        <draw:frame draw:style-name="gr18" draw:text-style-name="P18" draw:layer="layout" svg:width="0.366cm" svg:height="0.331cm" svg:x="2.141cm" svg:y="1.333cm">
          <draw:text-box>
            <text:p text:style-name="P17"><text:span text:style-name="T1">10</text:span></text:p>
          </draw:text-box>
        </draw:frame>
        <draw:polygon draw:style-name="gr1" draw:text-style-name="P1" draw:layer="layout" svg:width="1.5cm" svg:height="1.5cm" svg:x="2.05cm" svg:y="4.25cm" svg:viewBox="0 0 1501 1501" draw:points="0,1501 1501,1501 1501,0 0,0">
          <text:p/>
        </draw:polygon>
        <draw:polygon draw:style-name="gr2" draw:text-style-name="P2" draw:layer="layout" svg:width="1.5cm" svg:height="1.5cm" svg:x="2.05cm" svg:y="4.25cm" svg:viewBox="0 0 1501 1501" draw:points="0,1501 1501,1501 1501,0 0,0">
          <text:p/>
        </draw:polygon>
        <draw:polygon draw:style-name="gr3" draw:text-style-name="P3" draw:layer="layout" svg:width="1.5cm" svg:height="0.093cm" svg:x="2cm" svg:y="5.606cm" svg:viewBox="0 0 1501 94" draw:points="1501,94 0,94 0,0 1501,0">
          <text:p/>
        </draw:polygon>
        <draw:polygon draw:style-name="gr4" draw:text-style-name="P4" draw:layer="layout" svg:width="1.5cm" svg:height="0.094cm" svg:x="2cm" svg:y="5.512cm" svg:viewBox="0 0 1501 95" draw:points="1501,95 0,95 0,0 1501,0">
          <text:p/>
        </draw:polygon>
        <draw:polygon draw:style-name="gr5" draw:text-style-name="P5" draw:layer="layout" svg:width="1.5cm" svg:height="0.094cm" svg:x="2cm" svg:y="5.418cm" svg:viewBox="0 0 1501 95" draw:points="1501,95 0,95 0,0 1501,0">
          <text:p/>
        </draw:polygon>
        <draw:polygon draw:style-name="gr5" draw:text-style-name="P5" draw:layer="layout" svg:width="1.5cm" svg:height="0.094cm" svg:x="2cm" svg:y="5.324cm" svg:viewBox="0 0 1501 95" draw:points="1501,95 0,95 0,0 1501,0">
          <text:p/>
        </draw:polygon>
        <draw:polygon draw:style-name="gr6" draw:text-style-name="P6" draw:layer="layout" svg:width="1.5cm" svg:height="0.093cm" svg:x="2cm" svg:y="5.231cm" svg:viewBox="0 0 1501 94" draw:points="1501,94 0,94 0,0 1501,0">
          <text:p/>
        </draw:polygon>
        <draw:polygon draw:style-name="gr7" draw:text-style-name="P7" draw:layer="layout" svg:width="1.5cm" svg:height="0.094cm" svg:x="2cm" svg:y="5.137cm" svg:viewBox="0 0 1501 95" draw:points="1501,95 0,95 0,0 1501,0">
          <text:p/>
        </draw:polygon>
        <draw:polygon draw:style-name="gr8" draw:text-style-name="P8" draw:layer="layout" svg:width="1.5cm" svg:height="0.094cm" svg:x="2cm" svg:y="5.043cm" svg:viewBox="0 0 1501 95" draw:points="1501,95 0,95 0,0 1501,0">
          <text:p/>
        </draw:polygon>
        <draw:polygon draw:style-name="gr9" draw:text-style-name="P9" draw:layer="layout" svg:width="1.5cm" svg:height="0.094cm" svg:x="2cm" svg:y="4.949cm" svg:viewBox="0 0 1501 95" draw:points="1501,95 0,95 0,0 1501,0">
          <text:p/>
        </draw:polygon>
        <draw:polygon draw:style-name="gr10" draw:text-style-name="P10" draw:layer="layout" svg:width="1.5cm" svg:height="0.093cm" svg:x="2cm" svg:y="4.856cm" svg:viewBox="0 0 1501 94" draw:points="1501,94 0,94 0,0 1501,0">
          <text:p/>
        </draw:polygon>
        <draw:polygon draw:style-name="gr11" draw:text-style-name="P11" draw:layer="layout" svg:width="1.5cm" svg:height="0.094cm" svg:x="2cm" svg:y="4.762cm" svg:viewBox="0 0 1501 95" draw:points="1501,95 0,95 0,0 1501,0">
          <text:p/>
        </draw:polygon>
        <draw:polygon draw:style-name="gr12" draw:text-style-name="P12" draw:layer="layout" svg:width="1.5cm" svg:height="0.094cm" svg:x="2cm" svg:y="4.668cm" svg:viewBox="0 0 1501 95" draw:points="1501,95 0,95 0,0 1501,0">
          <text:p/>
        </draw:polygon>
        <draw:polygon draw:style-name="gr13" draw:text-style-name="P13" draw:layer="layout" svg:width="1.5cm" svg:height="0.094cm" svg:x="2cm" svg:y="4.574cm" svg:viewBox="0 0 1501 95" draw:points="1501,95 0,95 0,0 1501,0">
          <text:p/>
        </draw:polygon>
        <draw:polygon draw:style-name="gr14" draw:text-style-name="P14" draw:layer="layout" svg:width="1.5cm" svg:height="0.093cm" svg:x="2cm" svg:y="4.481cm" svg:viewBox="0 0 1501 94" draw:points="1501,94 0,94 0,0 1501,0">
          <text:p/>
        </draw:polygon>
        <draw:polygon draw:style-name="gr14" draw:text-style-name="P14" draw:layer="layout" svg:width="1.5cm" svg:height="0.094cm" svg:x="2cm" svg:y="4.387cm" svg:viewBox="0 0 1501 95" draw:points="1501,95 0,95 0,0 1501,0">
          <text:p/>
        </draw:polygon>
        <draw:polygon draw:style-name="gr15" draw:text-style-name="P15" draw:layer="layout" svg:width="1.5cm" svg:height="0.094cm" svg:x="2cm" svg:y="4.293cm" svg:viewBox="0 0 1501 95" draw:points="1501,95 0,95 0,0 1501,0">
          <text:p/>
        </draw:polygon>
        <draw:polygon draw:style-name="gr16" draw:text-style-name="P16" draw:layer="layout" svg:width="1.5cm" svg:height="0.094cm" svg:x="2cm" svg:y="4.199cm" svg:viewBox="0 0 1501 95" draw:points="1501,95 0,95 0,0 1501,0">
          <text:p/>
        </draw:polygon>
        <draw:polygon draw:style-name="gr17" draw:text-style-name="P2" draw:layer="layout" svg:width="1.5cm" svg:height="1.5cm" svg:x="2cm" svg:y="4.199cm" svg:viewBox="0 0 1501 1501" draw:points="0,1501 1501,1501 1501,0 0,0">
          <text:p/>
        </draw:polygon>
        <draw:frame draw:style-name="gr18" draw:text-style-name="P18" draw:layer="layout" svg:width="0.281cm" svg:height="0.331cm" svg:x="2.141cm" svg:y="2.833cm">
          <draw:text-box>
            <text:p text:style-name="P17"><text:span text:style-name="T1">9</text:span></text:p>
          </draw:text-box>
        </draw:frame>
        <draw:polygon draw:style-name="gr1" draw:text-style-name="P1" draw:layer="layout" svg:width="1.5cm" svg:height="1.5cm" svg:x="2.05cm" svg:y="5.75cm" svg:viewBox="0 0 1501 1501" draw:points="0,1501 1501,1501 1501,0 0,0">
          <text:p/>
        </draw:polygon>
        <draw:polygon draw:style-name="gr2" draw:text-style-name="P2" draw:layer="layout" svg:width="1.5cm" svg:height="1.5cm" svg:x="2.05cm" svg:y="5.75cm" svg:viewBox="0 0 1501 1501" draw:points="0,1501 1501,1501 1501,0 0,0">
          <text:p/>
        </draw:polygon>
        <draw:polygon draw:style-name="gr3" draw:text-style-name="P3" draw:layer="layout" svg:width="1.5cm" svg:height="0.093cm" svg:x="2cm" svg:y="7.106cm" svg:viewBox="0 0 1501 94" draw:points="1501,94 0,94 0,0 1501,0">
          <text:p/>
        </draw:polygon>
        <draw:polygon draw:style-name="gr4" draw:text-style-name="P4" draw:layer="layout" svg:width="1.5cm" svg:height="0.094cm" svg:x="2cm" svg:y="7.012cm" svg:viewBox="0 0 1501 95" draw:points="1501,95 0,95 0,0 1501,0">
          <text:p/>
        </draw:polygon>
        <draw:polygon draw:style-name="gr5" draw:text-style-name="P5" draw:layer="layout" svg:width="1.5cm" svg:height="0.094cm" svg:x="2cm" svg:y="6.918cm" svg:viewBox="0 0 1501 95" draw:points="1501,95 0,95 0,0 1501,0">
          <text:p/>
        </draw:polygon>
        <draw:polygon draw:style-name="gr5" draw:text-style-name="P5" draw:layer="layout" svg:width="1.5cm" svg:height="0.094cm" svg:x="2cm" svg:y="6.824cm" svg:viewBox="0 0 1501 95" draw:points="1501,95 0,95 0,0 1501,0">
          <text:p/>
        </draw:polygon>
        <draw:polygon draw:style-name="gr6" draw:text-style-name="P6" draw:layer="layout" svg:width="1.5cm" svg:height="0.093cm" svg:x="2cm" svg:y="6.731cm" svg:viewBox="0 0 1501 94" draw:points="1501,94 0,94 0,0 1501,0">
          <text:p/>
        </draw:polygon>
        <draw:polygon draw:style-name="gr7" draw:text-style-name="P7" draw:layer="layout" svg:width="1.5cm" svg:height="0.094cm" svg:x="2cm" svg:y="6.637cm" svg:viewBox="0 0 1501 95" draw:points="1501,95 0,95 0,0 1501,0">
          <text:p/>
        </draw:polygon>
        <draw:polygon draw:style-name="gr8" draw:text-style-name="P8" draw:layer="layout" svg:width="1.5cm" svg:height="0.094cm" svg:x="2cm" svg:y="6.543cm" svg:viewBox="0 0 1501 95" draw:points="1501,95 0,95 0,0 1501,0">
          <text:p/>
        </draw:polygon>
        <draw:polygon draw:style-name="gr9" draw:text-style-name="P9" draw:layer="layout" svg:width="1.5cm" svg:height="0.094cm" svg:x="2cm" svg:y="6.449cm" svg:viewBox="0 0 1501 95" draw:points="1501,95 0,95 0,0 1501,0">
          <text:p/>
        </draw:polygon>
        <draw:polygon draw:style-name="gr10" draw:text-style-name="P10" draw:layer="layout" svg:width="1.5cm" svg:height="0.093cm" svg:x="2cm" svg:y="6.356cm" svg:viewBox="0 0 1501 94" draw:points="1501,94 0,94 0,0 1501,0">
          <text:p/>
        </draw:polygon>
        <draw:polygon draw:style-name="gr11" draw:text-style-name="P11" draw:layer="layout" svg:width="1.5cm" svg:height="0.094cm" svg:x="2cm" svg:y="6.262cm" svg:viewBox="0 0 1501 95" draw:points="1501,95 0,95 0,0 1501,0">
          <text:p/>
        </draw:polygon>
        <draw:polygon draw:style-name="gr12" draw:text-style-name="P12" draw:layer="layout" svg:width="1.5cm" svg:height="0.094cm" svg:x="2cm" svg:y="6.168cm" svg:viewBox="0 0 1501 95" draw:points="1501,95 0,95 0,0 1501,0">
          <text:p/>
        </draw:polygon>
        <draw:polygon draw:style-name="gr13" draw:text-style-name="P13" draw:layer="layout" svg:width="1.5cm" svg:height="0.094cm" svg:x="2cm" svg:y="6.074cm" svg:viewBox="0 0 1501 95" draw:points="1501,95 0,95 0,0 1501,0">
          <text:p/>
        </draw:polygon>
        <draw:polygon draw:style-name="gr14" draw:text-style-name="P14" draw:layer="layout" svg:width="1.5cm" svg:height="0.093cm" svg:x="2cm" svg:y="5.981cm" svg:viewBox="0 0 1501 94" draw:points="1501,94 0,94 0,0 1501,0">
          <text:p/>
        </draw:polygon>
        <draw:polygon draw:style-name="gr14" draw:text-style-name="P14" draw:layer="layout" svg:width="1.5cm" svg:height="0.094cm" svg:x="2cm" svg:y="5.887cm" svg:viewBox="0 0 1501 95" draw:points="1501,95 0,95 0,0 1501,0">
          <text:p/>
        </draw:polygon>
        <draw:polygon draw:style-name="gr15" draw:text-style-name="P15" draw:layer="layout" svg:width="1.5cm" svg:height="0.094cm" svg:x="2cm" svg:y="5.793cm" svg:viewBox="0 0 1501 95" draw:points="1501,95 0,95 0,0 1501,0">
          <text:p/>
        </draw:polygon>
        <draw:polygon draw:style-name="gr16" draw:text-style-name="P16" draw:layer="layout" svg:width="1.5cm" svg:height="0.094cm" svg:x="2cm" svg:y="5.699cm" svg:viewBox="0 0 1501 95" draw:points="1501,95 0,95 0,0 1501,0">
          <text:p/>
        </draw:polygon>
        <draw:polygon draw:style-name="gr17" draw:text-style-name="P2" draw:layer="layout" svg:width="1.5cm" svg:height="1.5cm" svg:x="2cm" svg:y="5.699cm" svg:viewBox="0 0 1501 1501" draw:points="0,1501 1501,1501 1501,0 0,0">
          <text:p/>
        </draw:polygon>
        <draw:frame draw:style-name="gr18" draw:text-style-name="P18" draw:layer="layout" svg:width="0.281cm" svg:height="0.331cm" svg:x="2.141cm" svg:y="4.333cm">
          <draw:text-box>
            <text:p text:style-name="P17"><text:span text:style-name="T1">8</text:span></text:p>
          </draw:text-box>
        </draw:frame>
        <draw:polygon draw:style-name="gr1" draw:text-style-name="P1" draw:layer="layout" svg:width="1.5cm" svg:height="1.5cm" svg:x="2.05cm" svg:y="7.25cm" svg:viewBox="0 0 1501 1501" draw:points="0,1501 1501,1501 1501,0 0,0">
          <text:p/>
        </draw:polygon>
        <draw:polygon draw:style-name="gr2" draw:text-style-name="P2" draw:layer="layout" svg:width="1.5cm" svg:height="1.5cm" svg:x="2.05cm" svg:y="7.25cm" svg:viewBox="0 0 1501 1501" draw:points="0,1501 1501,1501 1501,0 0,0">
          <text:p/>
        </draw:polygon>
        <draw:polygon draw:style-name="gr3" draw:text-style-name="P3" draw:layer="layout" svg:width="1.5cm" svg:height="0.093cm" svg:x="2cm" svg:y="8.606cm" svg:viewBox="0 0 1501 94" draw:points="1501,94 0,94 0,0 1501,0">
          <text:p/>
        </draw:polygon>
        <draw:polygon draw:style-name="gr4" draw:text-style-name="P4" draw:layer="layout" svg:width="1.5cm" svg:height="0.094cm" svg:x="2cm" svg:y="8.512cm" svg:viewBox="0 0 1501 95" draw:points="1501,95 0,95 0,0 1501,0">
          <text:p/>
        </draw:polygon>
        <draw:polygon draw:style-name="gr5" draw:text-style-name="P5" draw:layer="layout" svg:width="1.5cm" svg:height="0.094cm" svg:x="2cm" svg:y="8.418cm" svg:viewBox="0 0 1501 95" draw:points="1501,95 0,95 0,0 1501,0">
          <text:p/>
        </draw:polygon>
        <draw:polygon draw:style-name="gr5" draw:text-style-name="P5" draw:layer="layout" svg:width="1.5cm" svg:height="0.094cm" svg:x="2cm" svg:y="8.324cm" svg:viewBox="0 0 1501 95" draw:points="1501,95 0,95 0,0 1501,0">
          <text:p/>
        </draw:polygon>
        <draw:polygon draw:style-name="gr6" draw:text-style-name="P6" draw:layer="layout" svg:width="1.5cm" svg:height="0.093cm" svg:x="2cm" svg:y="8.231cm" svg:viewBox="0 0 1501 94" draw:points="1501,94 0,94 0,0 1501,0">
          <text:p/>
        </draw:polygon>
        <draw:polygon draw:style-name="gr7" draw:text-style-name="P7" draw:layer="layout" svg:width="1.5cm" svg:height="0.095cm" svg:x="2cm" svg:y="8.137cm" svg:viewBox="0 0 1501 96" draw:points="1501,96 0,96 0,0 1501,0">
          <text:p/>
        </draw:polygon>
        <draw:polygon draw:style-name="gr8" draw:text-style-name="P8" draw:layer="layout" svg:width="1.5cm" svg:height="0.094cm" svg:x="2cm" svg:y="8.043cm" svg:viewBox="0 0 1501 95" draw:points="1501,95 0,95 0,0 1501,0">
          <text:p/>
        </draw:polygon>
        <draw:polygon draw:style-name="gr9" draw:text-style-name="P9" draw:layer="layout" svg:width="1.5cm" svg:height="0.094cm" svg:x="2cm" svg:y="7.949cm" svg:viewBox="0 0 1501 95" draw:points="1501,95 0,95 0,0 1501,0">
          <text:p/>
        </draw:polygon>
        <draw:polygon draw:style-name="gr10" draw:text-style-name="P10" draw:layer="layout" svg:width="1.5cm" svg:height="0.093cm" svg:x="2cm" svg:y="7.856cm" svg:viewBox="0 0 1501 94" draw:points="1501,94 0,94 0,0 1501,0">
          <text:p/>
        </draw:polygon>
        <draw:polygon draw:style-name="gr11" draw:text-style-name="P11" draw:layer="layout" svg:width="1.5cm" svg:height="0.094cm" svg:x="2cm" svg:y="7.762cm" svg:viewBox="0 0 1501 95" draw:points="1501,95 0,95 0,0 1501,0">
          <text:p/>
        </draw:polygon>
        <draw:polygon draw:style-name="gr12" draw:text-style-name="P12" draw:layer="layout" svg:width="1.5cm" svg:height="0.094cm" svg:x="2cm" svg:y="7.668cm" svg:viewBox="0 0 1501 95" draw:points="1501,95 0,95 0,0 1501,0">
          <text:p/>
        </draw:polygon>
        <draw:polygon draw:style-name="gr13" draw:text-style-name="P13" draw:layer="layout" svg:width="1.5cm" svg:height="0.094cm" svg:x="2cm" svg:y="7.574cm" svg:viewBox="0 0 1501 95" draw:points="1501,95 0,95 0,0 1501,0">
          <text:p/>
        </draw:polygon>
        <draw:polygon draw:style-name="gr14" draw:text-style-name="P14" draw:layer="layout" svg:width="1.5cm" svg:height="0.093cm" svg:x="2cm" svg:y="7.481cm" svg:viewBox="0 0 1501 94" draw:points="1501,94 0,94 0,0 1501,0">
          <text:p/>
        </draw:polygon>
        <draw:polygon draw:style-name="gr14" draw:text-style-name="P14" draw:layer="layout" svg:width="1.5cm" svg:height="0.094cm" svg:x="2cm" svg:y="7.387cm" svg:viewBox="0 0 1501 95" draw:points="1501,95 0,95 0,0 1501,0">
          <text:p/>
        </draw:polygon>
        <draw:polygon draw:style-name="gr15" draw:text-style-name="P15" draw:layer="layout" svg:width="1.5cm" svg:height="0.094cm" svg:x="2cm" svg:y="7.293cm" svg:viewBox="0 0 1501 95" draw:points="1501,95 0,95 0,0 1501,0">
          <text:p/>
        </draw:polygon>
        <draw:polygon draw:style-name="gr16" draw:text-style-name="P16" draw:layer="layout" svg:width="1.5cm" svg:height="0.094cm" svg:x="2cm" svg:y="7.199cm" svg:viewBox="0 0 1501 95" draw:points="1501,95 0,95 0,0 1501,0">
          <text:p/>
        </draw:polygon>
        <draw:polygon draw:style-name="gr17" draw:text-style-name="P2" draw:layer="layout" svg:width="1.5cm" svg:height="1.5cm" svg:x="2cm" svg:y="7.199cm" svg:viewBox="0 0 1501 1501" draw:points="0,1501 1501,1501 1501,0 0,0">
          <text:p/>
        </draw:polygon>
        <draw:frame draw:style-name="gr18" draw:text-style-name="P18" draw:layer="layout" svg:width="0.281cm" svg:height="0.331cm" svg:x="2.141cm" svg:y="5.833cm">
          <draw:text-box>
            <text:p text:style-name="P17"><text:span text:style-name="T1">7</text:span></text:p>
          </draw:text-box>
        </draw:frame>
        <draw:polygon draw:style-name="gr1" draw:text-style-name="P1" draw:layer="layout" svg:width="1.5cm" svg:height="1.5cm" svg:x="2.05cm" svg:y="8.75cm" svg:viewBox="0 0 1501 1501" draw:points="0,1501 1501,1501 1501,0 0,0">
          <text:p/>
        </draw:polygon>
        <draw:polygon draw:style-name="gr2" draw:text-style-name="P2" draw:layer="layout" svg:width="1.5cm" svg:height="1.5cm" svg:x="2.05cm" svg:y="8.75cm" svg:viewBox="0 0 1501 1501" draw:points="0,1501 1501,1501 1501,0 0,0">
          <text:p/>
        </draw:polygon>
        <draw:polygon draw:style-name="gr3" draw:text-style-name="P3" draw:layer="layout" svg:width="1.5cm" svg:height="0.093cm" svg:x="2cm" svg:y="10.106cm" svg:viewBox="0 0 1501 94" draw:points="1501,94 0,94 0,0 1501,0">
          <text:p/>
        </draw:polygon>
        <draw:polygon draw:style-name="gr4" draw:text-style-name="P4" draw:layer="layout" svg:width="1.5cm" svg:height="0.094cm" svg:x="2cm" svg:y="10.012cm" svg:viewBox="0 0 1501 95" draw:points="1501,95 0,95 0,0 1501,0">
          <text:p/>
        </draw:polygon>
        <draw:polygon draw:style-name="gr5" draw:text-style-name="P5" draw:layer="layout" svg:width="1.5cm" svg:height="0.094cm" svg:x="2cm" svg:y="9.918cm" svg:viewBox="0 0 1501 95" draw:points="1501,95 0,95 0,0 1501,0">
          <text:p/>
        </draw:polygon>
        <draw:polygon draw:style-name="gr5" draw:text-style-name="P5" draw:layer="layout" svg:width="1.5cm" svg:height="0.094cm" svg:x="2cm" svg:y="9.824cm" svg:viewBox="0 0 1501 95" draw:points="1501,95 0,95 0,0 1501,0">
          <text:p/>
        </draw:polygon>
        <draw:polygon draw:style-name="gr6" draw:text-style-name="P6" draw:layer="layout" svg:width="1.5cm" svg:height="0.093cm" svg:x="2cm" svg:y="9.731cm" svg:viewBox="0 0 1501 94" draw:points="1501,94 0,94 0,0 1501,0">
          <text:p/>
        </draw:polygon>
        <draw:polygon draw:style-name="gr7" draw:text-style-name="P7" draw:layer="layout" svg:width="1.5cm" svg:height="0.094cm" svg:x="2cm" svg:y="9.637cm" svg:viewBox="0 0 1501 95" draw:points="1501,95 0,95 0,0 1501,0">
          <text:p/>
        </draw:polygon>
        <draw:polygon draw:style-name="gr8" draw:text-style-name="P8" draw:layer="layout" svg:width="1.5cm" svg:height="0.094cm" svg:x="2cm" svg:y="9.543cm" svg:viewBox="0 0 1501 95" draw:points="1501,95 0,95 0,0 1501,0">
          <text:p/>
        </draw:polygon>
        <draw:polygon draw:style-name="gr9" draw:text-style-name="P9" draw:layer="layout" svg:width="1.5cm" svg:height="0.094cm" svg:x="2cm" svg:y="9.449cm" svg:viewBox="0 0 1501 95" draw:points="1501,95 0,95 0,0 1501,0">
          <text:p/>
        </draw:polygon>
        <draw:polygon draw:style-name="gr10" draw:text-style-name="P10" draw:layer="layout" svg:width="1.5cm" svg:height="0.093cm" svg:x="2cm" svg:y="9.356cm" svg:viewBox="0 0 1501 94" draw:points="1501,94 0,94 0,0 1501,0">
          <text:p/>
        </draw:polygon>
        <draw:polygon draw:style-name="gr11" draw:text-style-name="P11" draw:layer="layout" svg:width="1.5cm" svg:height="0.094cm" svg:x="2cm" svg:y="9.262cm" svg:viewBox="0 0 1501 95" draw:points="1501,95 0,95 0,0 1501,0">
          <text:p/>
        </draw:polygon>
        <draw:polygon draw:style-name="gr12" draw:text-style-name="P12" draw:layer="layout" svg:width="1.5cm" svg:height="0.094cm" svg:x="2cm" svg:y="9.168cm" svg:viewBox="0 0 1501 95" draw:points="1501,95 0,95 0,0 1501,0">
          <text:p/>
        </draw:polygon>
        <draw:polygon draw:style-name="gr13" draw:text-style-name="P13" draw:layer="layout" svg:width="1.5cm" svg:height="0.094cm" svg:x="2cm" svg:y="9.074cm" svg:viewBox="0 0 1501 95" draw:points="1501,95 0,95 0,0 1501,0">
          <text:p/>
        </draw:polygon>
        <draw:polygon draw:style-name="gr14" draw:text-style-name="P14" draw:layer="layout" svg:width="1.5cm" svg:height="0.093cm" svg:x="2cm" svg:y="8.981cm" svg:viewBox="0 0 1501 94" draw:points="1501,94 0,94 0,0 1501,0">
          <text:p/>
        </draw:polygon>
        <draw:polygon draw:style-name="gr14" draw:text-style-name="P14" draw:layer="layout" svg:width="1.5cm" svg:height="0.094cm" svg:x="2cm" svg:y="8.887cm" svg:viewBox="0 0 1501 95" draw:points="1501,95 0,95 0,0 1501,0">
          <text:p/>
        </draw:polygon>
        <draw:polygon draw:style-name="gr15" draw:text-style-name="P15" draw:layer="layout" svg:width="1.5cm" svg:height="0.094cm" svg:x="2cm" svg:y="8.793cm" svg:viewBox="0 0 1501 95" draw:points="1501,95 0,95 0,0 1501,0">
          <text:p/>
        </draw:polygon>
        <draw:polygon draw:style-name="gr16" draw:text-style-name="P16" draw:layer="layout" svg:width="1.5cm" svg:height="0.094cm" svg:x="2cm" svg:y="8.699cm" svg:viewBox="0 0 1501 95" draw:points="1501,95 0,95 0,0 1501,0">
          <text:p/>
        </draw:polygon>
        <draw:polygon draw:style-name="gr17" draw:text-style-name="P2" draw:layer="layout" svg:width="1.5cm" svg:height="1.5cm" svg:x="2cm" svg:y="8.699cm" svg:viewBox="0 0 1501 1501" draw:points="0,1501 1501,1501 1501,0 0,0">
          <text:p/>
        </draw:polygon>
        <draw:frame draw:style-name="gr18" draw:text-style-name="P18" draw:layer="layout" svg:width="0.281cm" svg:height="0.331cm" svg:x="2.141cm" svg:y="7.333cm">
          <draw:text-box>
            <text:p text:style-name="P17"><text:span text:style-name="T1">6</text:span></text:p>
          </draw:text-box>
        </draw:frame>
        <draw:polygon draw:style-name="gr1" draw:text-style-name="P1" draw:layer="layout" svg:width="1.5cm" svg:height="1.5cm" svg:x="2.05cm" svg:y="10.25cm" svg:viewBox="0 0 1501 1501" draw:points="0,1501 1501,1501 1501,0 0,0">
          <text:p/>
        </draw:polygon>
        <draw:polygon draw:style-name="gr2" draw:text-style-name="P2" draw:layer="layout" svg:width="1.5cm" svg:height="1.5cm" svg:x="2.05cm" svg:y="10.25cm" svg:viewBox="0 0 1501 1501" draw:points="0,1501 1501,1501 1501,0 0,0">
          <text:p/>
        </draw:polygon>
        <draw:polygon draw:style-name="gr14" draw:text-style-name="P14" draw:layer="layout" svg:width="1.5cm" svg:height="0.094cm" svg:x="2cm" svg:y="10.387cm" svg:viewBox="0 0 1501 95" draw:points="1501,95 0,95 0,0 1501,0">
          <text:p/>
        </draw:polygon>
        <draw:polygon draw:style-name="gr15" draw:text-style-name="P15" draw:layer="layout" svg:width="1.5cm" svg:height="0.094cm" svg:x="2cm" svg:y="10.293cm" svg:viewBox="0 0 1501 95" draw:points="1501,95 0,95 0,0 1501,0">
          <text:p/>
        </draw:polygon>
        <draw:polygon draw:style-name="gr16" draw:text-style-name="P16" draw:layer="layout" svg:width="1.5cm" svg:height="0.094cm" svg:x="2cm" svg:y="10.199cm" svg:viewBox="0 0 1501 95" draw:points="1501,95 0,95 0,0 1501,0">
          <text:p/>
        </draw:polygon>
        <draw:polygon draw:style-name="gr17" draw:text-style-name="P2" draw:layer="layout" svg:width="1.5cm" svg:height="1.5cm" svg:x="2cm" svg:y="10.199cm" svg:viewBox="0 0 1501 1501" draw:points="0,1501 1501,1501 1501,0 0,0">
          <text:p/>
        </draw:polygon>
        <draw:frame draw:style-name="gr18" draw:text-style-name="P18" draw:layer="layout" svg:width="0.281cm" svg:height="0.331cm" svg:x="2.141cm" svg:y="8.833cm">
          <draw:text-box>
            <text:p text:style-name="P17"><text:span text:style-name="T1">5</text:span></text:p>
          </draw:text-box>
        </draw:frame>
        <draw:polygon draw:style-name="gr1" draw:text-style-name="P1" draw:layer="layout" svg:width="1.5cm" svg:height="1.5cm" svg:x="3.55cm" svg:y="5.75cm" svg:viewBox="0 0 1501 1501" draw:points="0,1501 1501,1501 1501,0 0,0">
          <text:p/>
        </draw:polygon>
        <draw:polygon draw:style-name="gr2" draw:text-style-name="P2" draw:layer="layout" svg:width="1.5cm" svg:height="1.5cm" svg:x="3.55cm" svg:y="5.75cm" svg:viewBox="0 0 1501 1501" draw:points="0,1501 1501,1501 1501,0 0,0">
          <text:p/>
        </draw:polygon>
        <draw:polygon draw:style-name="gr3" draw:text-style-name="P3" draw:layer="layout" svg:width="1.5cm" svg:height="0.093cm" svg:x="3.5cm" svg:y="7.106cm" svg:viewBox="0 0 1501 94" draw:points="1501,94 0,94 0,0 1501,0">
          <text:p/>
        </draw:polygon>
        <draw:polygon draw:style-name="gr4" draw:text-style-name="P4" draw:layer="layout" svg:width="1.5cm" svg:height="0.094cm" svg:x="3.5cm" svg:y="7.012cm" svg:viewBox="0 0 1501 95" draw:points="1501,95 0,95 0,0 1501,0">
          <text:p/>
        </draw:polygon>
        <draw:polygon draw:style-name="gr5" draw:text-style-name="P5" draw:layer="layout" svg:width="1.5cm" svg:height="0.094cm" svg:x="3.5cm" svg:y="6.918cm" svg:viewBox="0 0 1501 95" draw:points="1501,95 0,95 0,0 1501,0">
          <text:p/>
        </draw:polygon>
        <draw:polygon draw:style-name="gr5" draw:text-style-name="P5" draw:layer="layout" svg:width="1.5cm" svg:height="0.094cm" svg:x="3.5cm" svg:y="6.824cm" svg:viewBox="0 0 1501 95" draw:points="1501,95 0,95 0,0 1501,0">
          <text:p/>
        </draw:polygon>
        <draw:polygon draw:style-name="gr6" draw:text-style-name="P6" draw:layer="layout" svg:width="1.5cm" svg:height="0.093cm" svg:x="3.5cm" svg:y="6.731cm" svg:viewBox="0 0 1501 94" draw:points="1501,94 0,94 0,0 1501,0">
          <text:p/>
        </draw:polygon>
        <draw:polygon draw:style-name="gr7" draw:text-style-name="P7" draw:layer="layout" svg:width="1.5cm" svg:height="0.094cm" svg:x="3.5cm" svg:y="6.637cm" svg:viewBox="0 0 1501 95" draw:points="1501,95 0,95 0,0 1501,0">
          <text:p/>
        </draw:polygon>
        <draw:polygon draw:style-name="gr8" draw:text-style-name="P8" draw:layer="layout" svg:width="1.5cm" svg:height="0.094cm" svg:x="3.5cm" svg:y="6.543cm" svg:viewBox="0 0 1501 95" draw:points="1501,95 0,95 0,0 1501,0">
          <text:p/>
        </draw:polygon>
        <draw:polygon draw:style-name="gr9" draw:text-style-name="P9" draw:layer="layout" svg:width="1.5cm" svg:height="0.094cm" svg:x="3.5cm" svg:y="6.449cm" svg:viewBox="0 0 1501 95" draw:points="1501,95 0,95 0,0 1501,0">
          <text:p/>
        </draw:polygon>
        <draw:polygon draw:style-name="gr10" draw:text-style-name="P10" draw:layer="layout" svg:width="1.5cm" svg:height="0.093cm" svg:x="3.5cm" svg:y="6.356cm" svg:viewBox="0 0 1501 94" draw:points="1501,94 0,94 0,0 1501,0">
          <text:p/>
        </draw:polygon>
        <draw:polygon draw:style-name="gr11" draw:text-style-name="P11" draw:layer="layout" svg:width="1.5cm" svg:height="0.094cm" svg:x="3.5cm" svg:y="6.262cm" svg:viewBox="0 0 1501 95" draw:points="1501,95 0,95 0,0 1501,0">
          <text:p/>
        </draw:polygon>
        <draw:polygon draw:style-name="gr12" draw:text-style-name="P12" draw:layer="layout" svg:width="1.5cm" svg:height="0.094cm" svg:x="3.5cm" svg:y="6.168cm" svg:viewBox="0 0 1501 95" draw:points="1501,95 0,95 0,0 1501,0">
          <text:p/>
        </draw:polygon>
        <draw:polygon draw:style-name="gr13" draw:text-style-name="P13" draw:layer="layout" svg:width="1.5cm" svg:height="0.094cm" svg:x="3.5cm" svg:y="6.074cm" svg:viewBox="0 0 1501 95" draw:points="1501,95 0,95 0,0 1501,0">
          <text:p/>
        </draw:polygon>
        <draw:polygon draw:style-name="gr14" draw:text-style-name="P14" draw:layer="layout" svg:width="1.5cm" svg:height="0.093cm" svg:x="3.5cm" svg:y="5.981cm" svg:viewBox="0 0 1501 94" draw:points="1501,94 0,94 0,0 1501,0">
          <text:p/>
        </draw:polygon>
        <draw:polygon draw:style-name="gr14" draw:text-style-name="P14" draw:layer="layout" svg:width="1.5cm" svg:height="0.094cm" svg:x="3.5cm" svg:y="5.887cm" svg:viewBox="0 0 1501 95" draw:points="1501,95 0,95 0,0 1501,0">
          <text:p/>
        </draw:polygon>
        <draw:polygon draw:style-name="gr15" draw:text-style-name="P15" draw:layer="layout" svg:width="1.5cm" svg:height="0.094cm" svg:x="3.5cm" svg:y="5.793cm" svg:viewBox="0 0 1501 95" draw:points="1501,95 0,95 0,0 1501,0">
          <text:p/>
        </draw:polygon>
        <draw:polygon draw:style-name="gr16" draw:text-style-name="P16" draw:layer="layout" svg:width="1.5cm" svg:height="0.094cm" svg:x="3.5cm" svg:y="5.699cm" svg:viewBox="0 0 1501 95" draw:points="1501,95 0,95 0,0 1501,0">
          <text:p/>
        </draw:polygon>
        <draw:polygon draw:style-name="gr17" draw:text-style-name="P2" draw:layer="layout" svg:width="1.5cm" svg:height="1.5cm" svg:x="3.5cm" svg:y="5.699cm" svg:viewBox="0 0 1501 1501" draw:points="0,1501 1501,1501 1501,0 0,0">
          <text:p/>
        </draw:polygon>
        <draw:frame draw:style-name="gr18" draw:text-style-name="P18" draw:layer="layout" svg:width="0.281cm" svg:height="0.331cm" svg:x="2.141cm" svg:y="10.333cm">
          <draw:text-box>
            <text:p text:style-name="P17"><text:span text:style-name="T1">4</text:span></text:p>
          </draw:text-box>
        </draw:frame>
        <draw:polygon draw:style-name="gr1" draw:text-style-name="P1" draw:layer="layout" svg:width="1.5cm" svg:height="1.5cm" svg:x="5.05cm" svg:y="5.75cm" svg:viewBox="0 0 1501 1501" draw:points="0,1501 1501,1501 1501,0 0,0">
          <text:p/>
        </draw:polygon>
        <draw:polygon draw:style-name="gr2" draw:text-style-name="P2" draw:layer="layout" svg:width="1.5cm" svg:height="1.5cm" svg:x="5.05cm" svg:y="5.75cm" svg:viewBox="0 0 1501 1501" draw:points="0,1501 1501,1501 1501,0 0,0">
          <text:p/>
        </draw:polygon>
        <draw:polygon draw:style-name="gr3" draw:text-style-name="P3" draw:layer="layout" svg:width="1.5cm" svg:height="0.093cm" svg:x="4.999cm" svg:y="7.106cm" svg:viewBox="0 0 1501 94" draw:points="1501,94 0,94 0,0 1501,0">
          <text:p/>
        </draw:polygon>
        <draw:polygon draw:style-name="gr4" draw:text-style-name="P4" draw:layer="layout" svg:width="1.5cm" svg:height="0.094cm" svg:x="4.999cm" svg:y="7.012cm" svg:viewBox="0 0 1501 95" draw:points="1501,95 0,95 0,0 1501,0">
          <text:p/>
        </draw:polygon>
        <draw:polygon draw:style-name="gr5" draw:text-style-name="P5" draw:layer="layout" svg:width="1.5cm" svg:height="0.094cm" svg:x="4.999cm" svg:y="6.918cm" svg:viewBox="0 0 1501 95" draw:points="1501,95 0,95 0,0 1501,0">
          <text:p/>
        </draw:polygon>
        <draw:polygon draw:style-name="gr5" draw:text-style-name="P5" draw:layer="layout" svg:width="1.5cm" svg:height="0.094cm" svg:x="4.999cm" svg:y="6.824cm" svg:viewBox="0 0 1501 95" draw:points="1501,95 0,95 0,0 1501,0">
          <text:p/>
        </draw:polygon>
        <draw:polygon draw:style-name="gr6" draw:text-style-name="P6" draw:layer="layout" svg:width="1.5cm" svg:height="0.093cm" svg:x="4.999cm" svg:y="6.731cm" svg:viewBox="0 0 1501 94" draw:points="1501,94 0,94 0,0 1501,0">
          <text:p/>
        </draw:polygon>
        <draw:polygon draw:style-name="gr7" draw:text-style-name="P7" draw:layer="layout" svg:width="1.5cm" svg:height="0.094cm" svg:x="4.999cm" svg:y="6.637cm" svg:viewBox="0 0 1501 95" draw:points="1501,95 0,95 0,0 1501,0">
          <text:p/>
        </draw:polygon>
        <draw:polygon draw:style-name="gr8" draw:text-style-name="P8" draw:layer="layout" svg:width="1.5cm" svg:height="0.094cm" svg:x="4.999cm" svg:y="6.543cm" svg:viewBox="0 0 1501 95" draw:points="1501,95 0,95 0,0 1501,0">
          <text:p/>
        </draw:polygon>
        <draw:polygon draw:style-name="gr9" draw:text-style-name="P9" draw:layer="layout" svg:width="1.5cm" svg:height="0.094cm" svg:x="4.999cm" svg:y="6.449cm" svg:viewBox="0 0 1501 95" draw:points="1501,95 0,95 0,0 1501,0">
          <text:p/>
        </draw:polygon>
        <draw:polygon draw:style-name="gr10" draw:text-style-name="P10" draw:layer="layout" svg:width="1.5cm" svg:height="0.093cm" svg:x="4.999cm" svg:y="6.356cm" svg:viewBox="0 0 1501 94" draw:points="1501,94 0,94 0,0 1501,0">
          <text:p/>
        </draw:polygon>
        <draw:polygon draw:style-name="gr11" draw:text-style-name="P11" draw:layer="layout" svg:width="1.5cm" svg:height="0.094cm" svg:x="4.999cm" svg:y="6.262cm" svg:viewBox="0 0 1501 95" draw:points="1501,95 0,95 0,0 1501,0">
          <text:p/>
        </draw:polygon>
        <draw:polygon draw:style-name="gr12" draw:text-style-name="P12" draw:layer="layout" svg:width="1.5cm" svg:height="0.094cm" svg:x="4.999cm" svg:y="6.168cm" svg:viewBox="0 0 1501 95" draw:points="1501,95 0,95 0,0 1501,0">
          <text:p/>
        </draw:polygon>
        <draw:polygon draw:style-name="gr13" draw:text-style-name="P13" draw:layer="layout" svg:width="1.5cm" svg:height="0.094cm" svg:x="4.999cm" svg:y="6.074cm" svg:viewBox="0 0 1501 95" draw:points="1501,95 0,95 0,0 1501,0">
          <text:p/>
        </draw:polygon>
        <draw:polygon draw:style-name="gr14" draw:text-style-name="P14" draw:layer="layout" svg:width="1.5cm" svg:height="0.093cm" svg:x="4.999cm" svg:y="5.981cm" svg:viewBox="0 0 1501 94" draw:points="1501,94 0,94 0,0 1501,0">
          <text:p/>
        </draw:polygon>
        <draw:polygon draw:style-name="gr14" draw:text-style-name="P14" draw:layer="layout" svg:width="1.5cm" svg:height="0.094cm" svg:x="4.999cm" svg:y="5.887cm" svg:viewBox="0 0 1501 95" draw:points="1501,95 0,95 0,0 1501,0">
          <text:p/>
        </draw:polygon>
        <draw:polygon draw:style-name="gr15" draw:text-style-name="P15" draw:layer="layout" svg:width="1.5cm" svg:height="0.094cm" svg:x="4.999cm" svg:y="5.793cm" svg:viewBox="0 0 1501 95" draw:points="1501,95 0,95 0,0 1501,0">
          <text:p/>
        </draw:polygon>
        <draw:polygon draw:style-name="gr16" draw:text-style-name="P16" draw:layer="layout" svg:width="1.5cm" svg:height="0.094cm" svg:x="4.999cm" svg:y="5.699cm" svg:viewBox="0 0 1501 95" draw:points="1501,95 0,95 0,0 1501,0">
          <text:p/>
        </draw:polygon>
        <draw:polygon draw:style-name="gr17" draw:text-style-name="P2" draw:layer="layout" svg:width="1.5cm" svg:height="1.5cm" svg:x="4.999cm" svg:y="5.699cm" svg:viewBox="0 0 1501 1501" draw:points="0,1501 1501,1501 1501,0 0,0">
          <text:p/>
        </draw:polygon>
        <draw:frame draw:style-name="gr18" draw:text-style-name="P18" draw:layer="layout" svg:width="0.281cm" svg:height="0.331cm" svg:x="3.641cm" svg:y="5.833cm">
          <draw:text-box>
            <text:p text:style-name="P17"><text:span text:style-name="T1">3</text:span></text:p>
          </draw:text-box>
        </draw:frame>
        <draw:polygon draw:style-name="gr1" draw:text-style-name="P1" draw:layer="layout" svg:width="1.5cm" svg:height="1.5cm" svg:x="6.55cm" svg:y="5.75cm" svg:viewBox="0 0 1501 1501" draw:points="0,1501 1501,1501 1501,0 0,0">
          <text:p/>
        </draw:polygon>
        <draw:polygon draw:style-name="gr2" draw:text-style-name="P2" draw:layer="layout" svg:width="1.5cm" svg:height="1.5cm" svg:x="6.55cm" svg:y="5.75cm" svg:viewBox="0 0 1501 1501" draw:points="0,1501 1501,1501 1501,0 0,0">
          <text:p/>
        </draw:polygon>
        <draw:polygon draw:style-name="gr3" draw:text-style-name="P3" draw:layer="layout" svg:width="1.5cm" svg:height="0.093cm" svg:x="6.499cm" svg:y="7.106cm" svg:viewBox="0 0 1501 94" draw:points="1501,94 0,94 0,0 1501,0">
          <text:p/>
        </draw:polygon>
        <draw:polygon draw:style-name="gr4" draw:text-style-name="P4" draw:layer="layout" svg:width="1.5cm" svg:height="0.094cm" svg:x="6.499cm" svg:y="7.012cm" svg:viewBox="0 0 1501 95" draw:points="1501,95 0,95 0,0 1501,0">
          <text:p/>
        </draw:polygon>
        <draw:polygon draw:style-name="gr5" draw:text-style-name="P5" draw:layer="layout" svg:width="1.5cm" svg:height="0.094cm" svg:x="6.499cm" svg:y="6.918cm" svg:viewBox="0 0 1501 95" draw:points="1501,95 0,95 0,0 1501,0">
          <text:p/>
        </draw:polygon>
        <draw:polygon draw:style-name="gr5" draw:text-style-name="P5" draw:layer="layout" svg:width="1.5cm" svg:height="0.094cm" svg:x="6.499cm" svg:y="6.824cm" svg:viewBox="0 0 1501 95" draw:points="1501,95 0,95 0,0 1501,0">
          <text:p/>
        </draw:polygon>
        <draw:polygon draw:style-name="gr6" draw:text-style-name="P6" draw:layer="layout" svg:width="1.5cm" svg:height="0.093cm" svg:x="6.499cm" svg:y="6.731cm" svg:viewBox="0 0 1501 94" draw:points="1501,94 0,94 0,0 1501,0">
          <text:p/>
        </draw:polygon>
        <draw:polygon draw:style-name="gr7" draw:text-style-name="P7" draw:layer="layout" svg:width="1.5cm" svg:height="0.094cm" svg:x="6.499cm" svg:y="6.637cm" svg:viewBox="0 0 1501 95" draw:points="1501,95 0,95 0,0 1501,0">
          <text:p/>
        </draw:polygon>
        <draw:polygon draw:style-name="gr8" draw:text-style-name="P8" draw:layer="layout" svg:width="1.5cm" svg:height="0.094cm" svg:x="6.499cm" svg:y="6.543cm" svg:viewBox="0 0 1501 95" draw:points="1501,95 0,95 0,0 1501,0">
          <text:p/>
        </draw:polygon>
        <draw:polygon draw:style-name="gr9" draw:text-style-name="P9" draw:layer="layout" svg:width="1.5cm" svg:height="0.094cm" svg:x="6.499cm" svg:y="6.449cm" svg:viewBox="0 0 1501 95" draw:points="1501,95 0,95 0,0 1501,0">
          <text:p/>
        </draw:polygon>
        <draw:polygon draw:style-name="gr10" draw:text-style-name="P10" draw:layer="layout" svg:width="1.5cm" svg:height="0.093cm" svg:x="6.499cm" svg:y="6.356cm" svg:viewBox="0 0 1501 94" draw:points="1501,94 0,94 0,0 1501,0">
          <text:p/>
        </draw:polygon>
        <draw:polygon draw:style-name="gr11" draw:text-style-name="P11" draw:layer="layout" svg:width="1.5cm" svg:height="0.094cm" svg:x="6.499cm" svg:y="6.262cm" svg:viewBox="0 0 1501 95" draw:points="1501,95 0,95 0,0 1501,0">
          <text:p/>
        </draw:polygon>
        <draw:polygon draw:style-name="gr12" draw:text-style-name="P12" draw:layer="layout" svg:width="1.5cm" svg:height="0.094cm" svg:x="6.499cm" svg:y="6.168cm" svg:viewBox="0 0 1501 95" draw:points="1501,95 0,95 0,0 1501,0">
          <text:p/>
        </draw:polygon>
        <draw:polygon draw:style-name="gr13" draw:text-style-name="P13" draw:layer="layout" svg:width="1.5cm" svg:height="0.094cm" svg:x="6.499cm" svg:y="6.074cm" svg:viewBox="0 0 1501 95" draw:points="1501,95 0,95 0,0 1501,0">
          <text:p/>
        </draw:polygon>
        <draw:polygon draw:style-name="gr14" draw:text-style-name="P14" draw:layer="layout" svg:width="1.5cm" svg:height="0.093cm" svg:x="6.499cm" svg:y="5.981cm" svg:viewBox="0 0 1501 94" draw:points="1501,94 0,94 0,0 1501,0">
          <text:p/>
        </draw:polygon>
        <draw:polygon draw:style-name="gr14" draw:text-style-name="P14" draw:layer="layout" svg:width="1.5cm" svg:height="0.094cm" svg:x="6.499cm" svg:y="5.887cm" svg:viewBox="0 0 1501 95" draw:points="1501,95 0,95 0,0 1501,0">
          <text:p/>
        </draw:polygon>
        <draw:polygon draw:style-name="gr15" draw:text-style-name="P15" draw:layer="layout" svg:width="1.5cm" svg:height="0.094cm" svg:x="6.499cm" svg:y="5.793cm" svg:viewBox="0 0 1501 95" draw:points="1501,95 0,95 0,0 1501,0">
          <text:p/>
        </draw:polygon>
        <draw:polygon draw:style-name="gr16" draw:text-style-name="P16" draw:layer="layout" svg:width="1.5cm" svg:height="0.094cm" svg:x="6.499cm" svg:y="5.699cm" svg:viewBox="0 0 1501 95" draw:points="1501,95 0,95 0,0 1501,0">
          <text:p/>
        </draw:polygon>
        <draw:polygon draw:style-name="gr17" draw:text-style-name="P2" draw:layer="layout" svg:width="1.5cm" svg:height="1.5cm" svg:x="6.499cm" svg:y="5.699cm" svg:viewBox="0 0 1501 1501" draw:points="0,1501 1501,1501 1501,0 0,0">
          <text:p/>
        </draw:polygon>
        <draw:frame draw:style-name="gr18" draw:text-style-name="P18" draw:layer="layout" svg:width="0.281cm" svg:height="0.331cm" svg:x="5.141cm" svg:y="5.833cm">
          <draw:text-box>
            <text:p text:style-name="P17"><text:span text:style-name="T1">2</text:span></text:p>
          </draw:text-box>
        </draw:frame>
        <draw:path draw:style-name="gr1" draw:text-style-name="P1" draw:layer="layout" svg:width="1cm" svg:height="1cm" svg:x="12.45cm" svg:y="6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12.45cm" svg:y="6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12.4cm" svg:y="7.637cm" svg:viewBox="0 0 1000 64" draw:points="1000,64 0,64 0,0 1000,0">
          <text:p/>
        </draw:polygon>
        <draw:polygon draw:style-name="gr4" draw:text-style-name="P4" draw:layer="layout" svg:width="0.999cm" svg:height="0.062cm" svg:x="12.4cm" svg:y="7.575cm" svg:viewBox="0 0 1000 63" draw:points="1000,63 0,63 0,0 1000,0">
          <text:p/>
        </draw:polygon>
        <draw:polygon draw:style-name="gr5" draw:text-style-name="P5" draw:layer="layout" svg:width="0.999cm" svg:height="0.063cm" svg:x="12.4cm" svg:y="7.512cm" svg:viewBox="0 0 1000 64" draw:points="1000,64 0,64 0,0 1000,0">
          <text:p/>
        </draw:polygon>
        <draw:polygon draw:style-name="gr5" draw:text-style-name="P5" draw:layer="layout" svg:width="0.999cm" svg:height="0.062cm" svg:x="12.4cm" svg:y="7.45cm" svg:viewBox="0 0 1000 63" draw:points="1000,63 0,63 0,0 1000,0">
          <text:p/>
        </draw:polygon>
        <draw:polygon draw:style-name="gr6" draw:text-style-name="P6" draw:layer="layout" svg:width="0.999cm" svg:height="0.063cm" svg:x="12.4cm" svg:y="7.387cm" svg:viewBox="0 0 1000 64" draw:points="1000,64 0,64 0,0 1000,0">
          <text:p/>
        </draw:polygon>
        <draw:polygon draw:style-name="gr7" draw:text-style-name="P7" draw:layer="layout" svg:width="0.999cm" svg:height="0.062cm" svg:x="12.4cm" svg:y="7.325cm" svg:viewBox="0 0 1000 63" draw:points="1000,63 0,63 0,0 1000,0">
          <text:p/>
        </draw:polygon>
        <draw:polygon draw:style-name="gr8" draw:text-style-name="P8" draw:layer="layout" svg:width="0.999cm" svg:height="0.063cm" svg:x="12.4cm" svg:y="7.262cm" svg:viewBox="0 0 1000 64" draw:points="1000,64 0,64 0,0 1000,0">
          <text:p/>
        </draw:polygon>
        <draw:polygon draw:style-name="gr9" draw:text-style-name="P9" draw:layer="layout" svg:width="0.999cm" svg:height="0.062cm" svg:x="12.4cm" svg:y="7.2cm" svg:viewBox="0 0 1000 63" draw:points="1000,63 0,63 0,0 1000,0">
          <text:p/>
        </draw:polygon>
        <draw:polygon draw:style-name="gr10" draw:text-style-name="P10" draw:layer="layout" svg:width="0.999cm" svg:height="0.063cm" svg:x="12.4cm" svg:y="7.137cm" svg:viewBox="0 0 1000 64" draw:points="1000,64 0,64 0,0 1000,0">
          <text:p/>
        </draw:polygon>
        <draw:polygon draw:style-name="gr11" draw:text-style-name="P11" draw:layer="layout" svg:width="0.999cm" svg:height="0.062cm" svg:x="12.4cm" svg:y="7.075cm" svg:viewBox="0 0 1000 63" draw:points="1000,63 0,63 0,0 1000,0">
          <text:p/>
        </draw:polygon>
        <draw:polygon draw:style-name="gr12" draw:text-style-name="P12" draw:layer="layout" svg:width="0.999cm" svg:height="0.063cm" svg:x="12.4cm" svg:y="7.012cm" svg:viewBox="0 0 1000 64" draw:points="1000,64 0,64 0,0 1000,0">
          <text:p/>
        </draw:polygon>
        <draw:polygon draw:style-name="gr13" draw:text-style-name="P13" draw:layer="layout" svg:width="0.999cm" svg:height="0.063cm" svg:x="12.4cm" svg:y="6.949cm" svg:viewBox="0 0 1000 64" draw:points="1000,64 0,64 0,0 1000,0">
          <text:p/>
        </draw:polygon>
        <draw:polygon draw:style-name="gr14" draw:text-style-name="P14" draw:layer="layout" svg:width="0.999cm" svg:height="0.062cm" svg:x="12.4cm" svg:y="6.887cm" svg:viewBox="0 0 1000 63" draw:points="1000,63 0,63 0,0 1000,0">
          <text:p/>
        </draw:polygon>
        <draw:polygon draw:style-name="gr14" draw:text-style-name="P14" draw:layer="layout" svg:width="0.999cm" svg:height="0.063cm" svg:x="12.4cm" svg:y="6.824cm" svg:viewBox="0 0 1000 64" draw:points="1000,64 0,64 0,0 1000,0">
          <text:p/>
        </draw:polygon>
        <draw:polygon draw:style-name="gr15" draw:text-style-name="P15" draw:layer="layout" svg:width="0.999cm" svg:height="0.062cm" svg:x="12.4cm" svg:y="6.762cm" svg:viewBox="0 0 1000 63" draw:points="1000,63 0,63 0,0 1000,0">
          <text:p/>
        </draw:polygon>
        <draw:polygon draw:style-name="gr16" draw:text-style-name="P16" draw:layer="layout" svg:width="0.999cm" svg:height="0.063cm" svg:x="12.4cm" svg:y="6.699cm" svg:viewBox="0 0 1000 64" draw:points="1000,64 0,64 0,0 1000,0">
          <text:p/>
        </draw:polygon>
        <draw:path draw:style-name="gr17" draw:text-style-name="P2" draw:layer="layout" svg:width="0.999cm" svg:height="1.001cm" svg:x="12.4cm" svg:y="6.699cm" svg:viewBox="0 0 1000 1002" svg:d="M0 500c0-276 224-500 501-500 276 0 499 224 499 500 0 277-223 502-499 502-277 0-501-225-501-502z">
          <text:p/>
        </draw:path>
        <draw:frame draw:style-name="gr18" draw:text-style-name="P18" draw:layer="layout" svg:width="0.281cm" svg:height="0.331cm" svg:x="6.641cm" svg:y="5.833cm">
          <draw:text-box>
            <text:p text:style-name="P17"><text:span text:style-name="T1">1</text:span></text:p>
          </draw:text-box>
        </draw:frame>
        <draw:path draw:style-name="gr1" draw:text-style-name="P1" draw:layer="layout" svg:width="1cm" svg:height="1cm" svg:x="10.95cm" svg:y="9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10.95cm" svg:y="9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10.9cm" svg:y="10.637cm" svg:viewBox="0 0 1000 64" draw:points="1000,64 0,64 0,0 1000,0">
          <text:p/>
        </draw:polygon>
        <draw:polygon draw:style-name="gr4" draw:text-style-name="P4" draw:layer="layout" svg:width="0.999cm" svg:height="0.062cm" svg:x="10.9cm" svg:y="10.575cm" svg:viewBox="0 0 1000 63" draw:points="1000,63 0,63 0,0 1000,0">
          <text:p/>
        </draw:polygon>
        <draw:polygon draw:style-name="gr5" draw:text-style-name="P5" draw:layer="layout" svg:width="0.999cm" svg:height="0.063cm" svg:x="10.9cm" svg:y="10.512cm" svg:viewBox="0 0 1000 64" draw:points="1000,64 0,64 0,0 1000,0">
          <text:p/>
        </draw:polygon>
        <draw:polygon draw:style-name="gr5" draw:text-style-name="P5" draw:layer="layout" svg:width="0.999cm" svg:height="0.062cm" svg:x="10.9cm" svg:y="10.45cm" svg:viewBox="0 0 1000 63" draw:points="1000,63 0,63 0,0 1000,0">
          <text:p/>
        </draw:polygon>
        <draw:polygon draw:style-name="gr6" draw:text-style-name="P6" draw:layer="layout" svg:width="0.999cm" svg:height="0.063cm" svg:x="10.9cm" svg:y="10.387cm" svg:viewBox="0 0 1000 64" draw:points="1000,64 0,64 0,0 1000,0">
          <text:p/>
        </draw:polygon>
        <draw:polygon draw:style-name="gr7" draw:text-style-name="P7" draw:layer="layout" svg:width="0.999cm" svg:height="0.062cm" svg:x="10.9cm" svg:y="10.325cm" svg:viewBox="0 0 1000 63" draw:points="1000,63 0,63 0,0 1000,0">
          <text:p/>
        </draw:polygon>
        <draw:polygon draw:style-name="gr8" draw:text-style-name="P8" draw:layer="layout" svg:width="0.999cm" svg:height="0.063cm" svg:x="10.9cm" svg:y="10.262cm" svg:viewBox="0 0 1000 64" draw:points="1000,64 0,64 0,0 1000,0">
          <text:p/>
        </draw:polygon>
        <draw:polygon draw:style-name="gr9" draw:text-style-name="P9" draw:layer="layout" svg:width="0.999cm" svg:height="0.062cm" svg:x="10.9cm" svg:y="10.2cm" svg:viewBox="0 0 1000 63" draw:points="1000,63 0,63 0,0 1000,0">
          <text:p/>
        </draw:polygon>
        <draw:polygon draw:style-name="gr10" draw:text-style-name="P10" draw:layer="layout" svg:width="0.999cm" svg:height="0.063cm" svg:x="10.9cm" svg:y="10.137cm" svg:viewBox="0 0 1000 64" draw:points="1000,64 0,64 0,0 1000,0">
          <text:p/>
        </draw:polygon>
        <draw:polygon draw:style-name="gr11" draw:text-style-name="P11" draw:layer="layout" svg:width="0.999cm" svg:height="0.062cm" svg:x="10.9cm" svg:y="10.075cm" svg:viewBox="0 0 1000 63" draw:points="1000,63 0,63 0,0 1000,0">
          <text:p/>
        </draw:polygon>
        <draw:polygon draw:style-name="gr12" draw:text-style-name="P12" draw:layer="layout" svg:width="0.999cm" svg:height="0.064cm" svg:x="10.9cm" svg:y="10.012cm" svg:viewBox="0 0 1000 65" draw:points="1000,65 0,65 0,0 1000,0">
          <text:p/>
        </draw:polygon>
        <draw:polygon draw:style-name="gr13" draw:text-style-name="P13" draw:layer="layout" svg:width="0.999cm" svg:height="0.062cm" svg:x="10.9cm" svg:y="9.95cm" svg:viewBox="0 0 1000 63" draw:points="1000,63 0,63 0,0 1000,0">
          <text:p/>
        </draw:polygon>
        <draw:polygon draw:style-name="gr14" draw:text-style-name="P14" draw:layer="layout" svg:width="0.999cm" svg:height="0.063cm" svg:x="10.9cm" svg:y="9.887cm" svg:viewBox="0 0 1000 64" draw:points="1000,64 0,64 0,0 1000,0">
          <text:p/>
        </draw:polygon>
        <draw:polygon draw:style-name="gr14" draw:text-style-name="P14" draw:layer="layout" svg:width="0.999cm" svg:height="0.063cm" svg:x="10.9cm" svg:y="9.824cm" svg:viewBox="0 0 1000 64" draw:points="1000,64 0,64 0,0 1000,0">
          <text:p/>
        </draw:polygon>
        <draw:polygon draw:style-name="gr15" draw:text-style-name="P15" draw:layer="layout" svg:width="0.999cm" svg:height="0.062cm" svg:x="10.9cm" svg:y="9.762cm" svg:viewBox="0 0 1000 63" draw:points="1000,63 0,63 0,0 1000,0">
          <text:p/>
        </draw:polygon>
        <draw:polygon draw:style-name="gr16" draw:text-style-name="P16" draw:layer="layout" svg:width="0.999cm" svg:height="0.063cm" svg:x="10.9cm" svg:y="9.699cm" svg:viewBox="0 0 1000 64" draw:points="1000,64 0,64 0,0 1000,0">
          <text:p/>
        </draw:polygon>
        <draw:path draw:style-name="gr17" draw:text-style-name="P2" draw:layer="layout" svg:width="0.999cm" svg:height="1.001cm" svg:x="10.9cm" svg:y="9.699cm" svg:viewBox="0 0 1000 1002" svg:d="M0 500c0-276 223-500 500-500s500 224 500 500c0 277-223 502-500 502s-500-225-500-502z">
          <text:p/>
        </draw:path>
        <draw:frame draw:style-name="gr18" draw:text-style-name="P18" draw:layer="layout" svg:width="0.366cm" svg:height="0.331cm" svg:x="12.757cm" svg:y="7.023cm">
          <draw:text-box>
            <text:p text:style-name="P17"><text:span text:style-name="T1">11</text:span></text:p>
          </draw:text-box>
        </draw:frame>
        <draw:path draw:style-name="gr1" draw:text-style-name="P1" draw:layer="layout" svg:width="1cm" svg:height="1cm" svg:x="12.45cm" svg:y="9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12.45cm" svg:y="9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12.4cm" svg:y="10.637cm" svg:viewBox="0 0 1000 64" draw:points="1000,64 0,64 0,0 1000,0">
          <text:p/>
        </draw:polygon>
        <draw:polygon draw:style-name="gr4" draw:text-style-name="P4" draw:layer="layout" svg:width="0.999cm" svg:height="0.062cm" svg:x="12.4cm" svg:y="10.575cm" svg:viewBox="0 0 1000 63" draw:points="1000,63 0,63 0,0 1000,0">
          <text:p/>
        </draw:polygon>
        <draw:polygon draw:style-name="gr5" draw:text-style-name="P5" draw:layer="layout" svg:width="0.999cm" svg:height="0.063cm" svg:x="12.4cm" svg:y="10.512cm" svg:viewBox="0 0 1000 64" draw:points="1000,64 0,64 0,0 1000,0">
          <text:p/>
        </draw:polygon>
        <draw:polygon draw:style-name="gr5" draw:text-style-name="P5" draw:layer="layout" svg:width="0.999cm" svg:height="0.062cm" svg:x="12.4cm" svg:y="10.45cm" svg:viewBox="0 0 1000 63" draw:points="1000,63 0,63 0,0 1000,0">
          <text:p/>
        </draw:polygon>
        <draw:polygon draw:style-name="gr6" draw:text-style-name="P6" draw:layer="layout" svg:width="0.999cm" svg:height="0.063cm" svg:x="12.4cm" svg:y="10.387cm" svg:viewBox="0 0 1000 64" draw:points="1000,64 0,64 0,0 1000,0">
          <text:p/>
        </draw:polygon>
        <draw:polygon draw:style-name="gr7" draw:text-style-name="P7" draw:layer="layout" svg:width="0.999cm" svg:height="0.062cm" svg:x="12.4cm" svg:y="10.325cm" svg:viewBox="0 0 1000 63" draw:points="1000,63 0,63 0,0 1000,0">
          <text:p/>
        </draw:polygon>
        <draw:polygon draw:style-name="gr8" draw:text-style-name="P8" draw:layer="layout" svg:width="0.999cm" svg:height="0.063cm" svg:x="12.4cm" svg:y="10.262cm" svg:viewBox="0 0 1000 64" draw:points="1000,64 0,64 0,0 1000,0">
          <text:p/>
        </draw:polygon>
        <draw:polygon draw:style-name="gr9" draw:text-style-name="P9" draw:layer="layout" svg:width="0.999cm" svg:height="0.062cm" svg:x="12.4cm" svg:y="10.2cm" svg:viewBox="0 0 1000 63" draw:points="1000,63 0,63 0,0 1000,0">
          <text:p/>
        </draw:polygon>
        <draw:polygon draw:style-name="gr10" draw:text-style-name="P10" draw:layer="layout" svg:width="0.999cm" svg:height="0.063cm" svg:x="12.4cm" svg:y="10.137cm" svg:viewBox="0 0 1000 64" draw:points="1000,64 0,64 0,0 1000,0">
          <text:p/>
        </draw:polygon>
        <draw:polygon draw:style-name="gr11" draw:text-style-name="P11" draw:layer="layout" svg:width="0.999cm" svg:height="0.062cm" svg:x="12.4cm" svg:y="10.075cm" svg:viewBox="0 0 1000 63" draw:points="1000,63 0,63 0,0 1000,0">
          <text:p/>
        </draw:polygon>
        <draw:polygon draw:style-name="gr12" draw:text-style-name="P12" draw:layer="layout" svg:width="0.999cm" svg:height="0.064cm" svg:x="12.4cm" svg:y="10.012cm" svg:viewBox="0 0 1000 65" draw:points="1000,65 0,65 0,0 1000,0">
          <text:p/>
        </draw:polygon>
        <draw:polygon draw:style-name="gr13" draw:text-style-name="P13" draw:layer="layout" svg:width="0.999cm" svg:height="0.062cm" svg:x="12.4cm" svg:y="9.95cm" svg:viewBox="0 0 1000 63" draw:points="1000,63 0,63 0,0 1000,0">
          <text:p/>
        </draw:polygon>
        <draw:polygon draw:style-name="gr14" draw:text-style-name="P14" draw:layer="layout" svg:width="0.999cm" svg:height="0.063cm" svg:x="12.4cm" svg:y="9.887cm" svg:viewBox="0 0 1000 64" draw:points="1000,64 0,64 0,0 1000,0">
          <text:p/>
        </draw:polygon>
        <draw:polygon draw:style-name="gr14" draw:text-style-name="P14" draw:layer="layout" svg:width="0.999cm" svg:height="0.063cm" svg:x="12.4cm" svg:y="9.824cm" svg:viewBox="0 0 1000 64" draw:points="1000,64 0,64 0,0 1000,0">
          <text:p/>
        </draw:polygon>
        <draw:polygon draw:style-name="gr15" draw:text-style-name="P15" draw:layer="layout" svg:width="0.999cm" svg:height="0.062cm" svg:x="12.4cm" svg:y="9.762cm" svg:viewBox="0 0 1000 63" draw:points="1000,63 0,63 0,0 1000,0">
          <text:p/>
        </draw:polygon>
        <draw:polygon draw:style-name="gr16" draw:text-style-name="P16" draw:layer="layout" svg:width="0.999cm" svg:height="0.063cm" svg:x="12.4cm" svg:y="9.699cm" svg:viewBox="0 0 1000 64" draw:points="1000,64 0,64 0,0 1000,0">
          <text:p/>
        </draw:polygon>
        <draw:path draw:style-name="gr17" draw:text-style-name="P2" draw:layer="layout" svg:width="0.999cm" svg:height="1.001cm" svg:x="12.4cm" svg:y="9.699cm" svg:viewBox="0 0 1000 1002" svg:d="M0 500c0-276 224-500 501-500 276 0 499 224 499 500 0 277-223 502-499 502-277 0-501-225-501-502z">
          <text:p/>
        </draw:path>
        <draw:frame draw:style-name="gr18" draw:text-style-name="P18" draw:layer="layout" svg:width="0.366cm" svg:height="0.331cm" svg:x="11.257cm" svg:y="10.023cm">
          <draw:text-box>
            <text:p text:style-name="P17"><text:span text:style-name="T1">12</text:span></text:p>
          </draw:text-box>
        </draw:frame>
        <draw:path draw:style-name="gr1" draw:text-style-name="P1" draw:layer="layout" svg:width="1cm" svg:height="1cm" svg:x="13.95cm" svg:y="9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13.95cm" svg:y="9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13.9cm" svg:y="10.637cm" svg:viewBox="0 0 1000 64" draw:points="1000,64 0,64 0,0 1000,0">
          <text:p/>
        </draw:polygon>
        <draw:polygon draw:style-name="gr4" draw:text-style-name="P4" draw:layer="layout" svg:width="0.999cm" svg:height="0.062cm" svg:x="13.9cm" svg:y="10.575cm" svg:viewBox="0 0 1000 63" draw:points="1000,63 0,63 0,0 1000,0">
          <text:p/>
        </draw:polygon>
        <draw:polygon draw:style-name="gr5" draw:text-style-name="P5" draw:layer="layout" svg:width="0.999cm" svg:height="0.063cm" svg:x="13.9cm" svg:y="10.512cm" svg:viewBox="0 0 1000 64" draw:points="1000,64 0,64 0,0 1000,0">
          <text:p/>
        </draw:polygon>
        <draw:polygon draw:style-name="gr5" draw:text-style-name="P5" draw:layer="layout" svg:width="0.999cm" svg:height="0.062cm" svg:x="13.9cm" svg:y="10.45cm" svg:viewBox="0 0 1000 63" draw:points="1000,63 0,63 0,0 1000,0">
          <text:p/>
        </draw:polygon>
        <draw:polygon draw:style-name="gr6" draw:text-style-name="P6" draw:layer="layout" svg:width="0.999cm" svg:height="0.063cm" svg:x="13.9cm" svg:y="10.387cm" svg:viewBox="0 0 1000 64" draw:points="1000,64 0,64 0,0 1000,0">
          <text:p/>
        </draw:polygon>
        <draw:polygon draw:style-name="gr7" draw:text-style-name="P7" draw:layer="layout" svg:width="0.999cm" svg:height="0.062cm" svg:x="13.9cm" svg:y="10.325cm" svg:viewBox="0 0 1000 63" draw:points="1000,63 0,63 0,0 1000,0">
          <text:p/>
        </draw:polygon>
        <draw:polygon draw:style-name="gr8" draw:text-style-name="P8" draw:layer="layout" svg:width="0.999cm" svg:height="0.063cm" svg:x="13.9cm" svg:y="10.262cm" svg:viewBox="0 0 1000 64" draw:points="1000,64 0,64 0,0 1000,0">
          <text:p/>
        </draw:polygon>
        <draw:polygon draw:style-name="gr9" draw:text-style-name="P9" draw:layer="layout" svg:width="0.999cm" svg:height="0.062cm" svg:x="13.9cm" svg:y="10.2cm" svg:viewBox="0 0 1000 63" draw:points="1000,63 0,63 0,0 1000,0">
          <text:p/>
        </draw:polygon>
        <draw:polygon draw:style-name="gr10" draw:text-style-name="P10" draw:layer="layout" svg:width="0.999cm" svg:height="0.063cm" svg:x="13.9cm" svg:y="10.137cm" svg:viewBox="0 0 1000 64" draw:points="1000,64 0,64 0,0 1000,0">
          <text:p/>
        </draw:polygon>
        <draw:polygon draw:style-name="gr11" draw:text-style-name="P11" draw:layer="layout" svg:width="0.999cm" svg:height="0.062cm" svg:x="13.9cm" svg:y="10.075cm" svg:viewBox="0 0 1000 63" draw:points="1000,63 0,63 0,0 1000,0">
          <text:p/>
        </draw:polygon>
        <draw:polygon draw:style-name="gr12" draw:text-style-name="P12" draw:layer="layout" svg:width="0.999cm" svg:height="0.064cm" svg:x="13.9cm" svg:y="10.012cm" svg:viewBox="0 0 1000 65" draw:points="1000,65 0,65 0,0 1000,0">
          <text:p/>
        </draw:polygon>
        <draw:polygon draw:style-name="gr13" draw:text-style-name="P13" draw:layer="layout" svg:width="0.999cm" svg:height="0.062cm" svg:x="13.9cm" svg:y="9.95cm" svg:viewBox="0 0 1000 63" draw:points="1000,63 0,63 0,0 1000,0">
          <text:p/>
        </draw:polygon>
        <draw:polygon draw:style-name="gr14" draw:text-style-name="P14" draw:layer="layout" svg:width="0.999cm" svg:height="0.063cm" svg:x="13.9cm" svg:y="9.887cm" svg:viewBox="0 0 1000 64" draw:points="1000,64 0,64 0,0 1000,0">
          <text:p/>
        </draw:polygon>
        <draw:polygon draw:style-name="gr14" draw:text-style-name="P14" draw:layer="layout" svg:width="0.999cm" svg:height="0.063cm" svg:x="13.9cm" svg:y="9.824cm" svg:viewBox="0 0 1000 64" draw:points="1000,64 0,64 0,0 1000,0">
          <text:p/>
        </draw:polygon>
        <draw:polygon draw:style-name="gr15" draw:text-style-name="P15" draw:layer="layout" svg:width="0.999cm" svg:height="0.062cm" svg:x="13.9cm" svg:y="9.762cm" svg:viewBox="0 0 1000 63" draw:points="1000,63 0,63 0,0 1000,0">
          <text:p/>
        </draw:polygon>
        <draw:polygon draw:style-name="gr16" draw:text-style-name="P16" draw:layer="layout" svg:width="0.999cm" svg:height="0.063cm" svg:x="13.9cm" svg:y="9.699cm" svg:viewBox="0 0 1000 64" draw:points="1000,64 0,64 0,0 1000,0">
          <text:p/>
        </draw:polygon>
        <draw:path draw:style-name="gr17" draw:text-style-name="P2" draw:layer="layout" svg:width="0.999cm" svg:height="1.001cm" svg:x="13.9cm" svg:y="9.699cm" svg:viewBox="0 0 1000 1002" svg:d="M0 500c0-276 223-500 500-500s500 224 500 500c0 277-223 502-500 502s-500-225-500-502z">
          <text:p/>
        </draw:path>
        <draw:frame draw:style-name="gr18" draw:text-style-name="P18" draw:layer="layout" svg:width="0.366cm" svg:height="0.331cm" svg:x="12.757cm" svg:y="10.023cm">
          <draw:text-box>
            <text:p text:style-name="P17"><text:span text:style-name="T1">13</text:span></text:p>
          </draw:text-box>
        </draw:frame>
        <draw:line draw:style-name="gr19" draw:text-style-name="P2" draw:layer="layout" svg:x1="12.901cm" svg:y1="7.7cm" svg:x2="11.512cm" svg:y2="9.55cm">
          <text:p/>
        </draw:line>
        <draw:path draw:style-name="gr20" draw:text-style-name="P19" draw:layer="layout" svg:width="0.248cm" svg:height="0.273cm" svg:x="11.4cm" svg:y="9.426cm" svg:viewBox="0 0 249 274" svg:d="M0 274l49-274c39 78 114 134 200 149z">
          <text:p/>
        </draw:path>
        <draw:line draw:style-name="gr19" draw:text-style-name="P2" draw:layer="layout" svg:x1="12.9cm" svg:y1="7.7cm" svg:x2="12.9cm" svg:y2="9.511cm">
          <text:p/>
        </draw:line>
        <draw:path draw:style-name="gr20" draw:text-style-name="P19" draw:layer="layout" svg:width="0.249cm" svg:height="0.248cm" svg:x="12.775cm" svg:y="9.451cm" svg:viewBox="0 0 250 249" svg:d="M125 249l-125-249c79 39 170 39 250 0z">
          <text:p/>
        </draw:path>
        <draw:line draw:style-name="gr19" draw:text-style-name="P2" draw:layer="layout" svg:x1="12.9cm" svg:y1="7.7cm" svg:x2="14.288cm" svg:y2="9.55cm">
          <text:p/>
        </draw:line>
        <draw:path draw:style-name="gr20" draw:text-style-name="P19" draw:layer="layout" svg:width="0.249cm" svg:height="0.273cm" svg:x="14.151cm" svg:y="9.426cm" svg:viewBox="0 0 250 274" svg:d="M250 274l-250-125c86-15 161-71 200-149z">
          <text:p/>
        </draw:path>
        <draw:path draw:style-name="gr1" draw:text-style-name="P1" draw:layer="layout" svg:width="1cm" svg:height="1cm" svg:x="9.45cm" svg:y="12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9.45cm" svg:y="12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9.4cm" svg:y="13.637cm" svg:viewBox="0 0 1000 64" draw:points="1000,64 0,64 0,0 1000,0">
          <text:p/>
        </draw:polygon>
        <draw:polygon draw:style-name="gr4" draw:text-style-name="P4" draw:layer="layout" svg:width="0.999cm" svg:height="0.062cm" svg:x="9.4cm" svg:y="13.575cm" svg:viewBox="0 0 1000 63" draw:points="1000,63 0,63 0,0 1000,0">
          <text:p/>
        </draw:polygon>
        <draw:polygon draw:style-name="gr5" draw:text-style-name="P5" draw:layer="layout" svg:width="0.999cm" svg:height="0.063cm" svg:x="9.4cm" svg:y="13.512cm" svg:viewBox="0 0 1000 64" draw:points="1000,64 0,64 0,0 1000,0">
          <text:p/>
        </draw:polygon>
        <draw:polygon draw:style-name="gr5" draw:text-style-name="P5" draw:layer="layout" svg:width="0.999cm" svg:height="0.062cm" svg:x="9.4cm" svg:y="13.45cm" svg:viewBox="0 0 1000 63" draw:points="1000,63 0,63 0,0 1000,0">
          <text:p/>
        </draw:polygon>
        <draw:polygon draw:style-name="gr6" draw:text-style-name="P6" draw:layer="layout" svg:width="0.999cm" svg:height="0.063cm" svg:x="9.4cm" svg:y="13.387cm" svg:viewBox="0 0 1000 64" draw:points="1000,64 0,64 0,0 1000,0">
          <text:p/>
        </draw:polygon>
        <draw:polygon draw:style-name="gr7" draw:text-style-name="P7" draw:layer="layout" svg:width="0.999cm" svg:height="0.062cm" svg:x="9.4cm" svg:y="13.325cm" svg:viewBox="0 0 1000 63" draw:points="1000,63 0,63 0,0 1000,0">
          <text:p/>
        </draw:polygon>
        <draw:polygon draw:style-name="gr8" draw:text-style-name="P8" draw:layer="layout" svg:width="0.999cm" svg:height="0.063cm" svg:x="9.4cm" svg:y="13.262cm" svg:viewBox="0 0 1000 64" draw:points="1000,64 0,64 0,0 1000,0">
          <text:p/>
        </draw:polygon>
        <draw:polygon draw:style-name="gr9" draw:text-style-name="P9" draw:layer="layout" svg:width="0.999cm" svg:height="0.062cm" svg:x="9.4cm" svg:y="13.2cm" svg:viewBox="0 0 1000 63" draw:points="1000,63 0,63 0,0 1000,0">
          <text:p/>
        </draw:polygon>
        <draw:polygon draw:style-name="gr10" draw:text-style-name="P10" draw:layer="layout" svg:width="0.999cm" svg:height="0.063cm" svg:x="9.4cm" svg:y="13.137cm" svg:viewBox="0 0 1000 64" draw:points="1000,64 0,64 0,0 1000,0">
          <text:p/>
        </draw:polygon>
        <draw:polygon draw:style-name="gr11" draw:text-style-name="P11" draw:layer="layout" svg:width="0.999cm" svg:height="0.062cm" svg:x="9.4cm" svg:y="13.075cm" svg:viewBox="0 0 1000 63" draw:points="1000,63 0,63 0,0 1000,0">
          <text:p/>
        </draw:polygon>
        <draw:polygon draw:style-name="gr12" draw:text-style-name="P12" draw:layer="layout" svg:width="0.999cm" svg:height="0.063cm" svg:x="9.4cm" svg:y="13.012cm" svg:viewBox="0 0 1000 64" draw:points="1000,64 0,64 0,0 1000,0">
          <text:p/>
        </draw:polygon>
        <draw:polygon draw:style-name="gr13" draw:text-style-name="P13" draw:layer="layout" svg:width="0.999cm" svg:height="0.062cm" svg:x="9.4cm" svg:y="12.95cm" svg:viewBox="0 0 1000 63" draw:points="1000,63 0,63 0,0 1000,0">
          <text:p/>
        </draw:polygon>
        <draw:polygon draw:style-name="gr14" draw:text-style-name="P14" draw:layer="layout" svg:width="0.999cm" svg:height="0.063cm" svg:x="9.4cm" svg:y="12.887cm" svg:viewBox="0 0 1000 64" draw:points="1000,64 0,64 0,0 1000,0">
          <text:p/>
        </draw:polygon>
        <draw:polygon draw:style-name="gr14" draw:text-style-name="P14" draw:layer="layout" svg:width="0.999cm" svg:height="0.062cm" svg:x="9.4cm" svg:y="12.825cm" svg:viewBox="0 0 1000 63" draw:points="1000,63 0,63 0,0 1000,0">
          <text:p/>
        </draw:polygon>
        <draw:polygon draw:style-name="gr15" draw:text-style-name="P15" draw:layer="layout" svg:width="0.999cm" svg:height="0.063cm" svg:x="9.4cm" svg:y="12.762cm" svg:viewBox="0 0 1000 64" draw:points="1000,64 0,64 0,0 1000,0">
          <text:p/>
        </draw:polygon>
        <draw:polygon draw:style-name="gr16" draw:text-style-name="P16" draw:layer="layout" svg:width="0.999cm" svg:height="0.062cm" svg:x="9.4cm" svg:y="12.7cm" svg:viewBox="0 0 1000 63" draw:points="1000,63 0,63 0,0 1000,0">
          <text:p/>
        </draw:polygon>
        <draw:path draw:style-name="gr21" draw:text-style-name="P2" draw:layer="layout" svg:width="0.999cm" svg:height="1cm" svg:x="9.4cm" svg:y="12.7cm" svg:viewBox="0 0 1000 1001" svg:d="M0 499c0-275 224-499 501-499 276 0 499 224 499 499 0 277-223 502-499 502-277 0-501-225-501-502z">
          <text:p/>
        </draw:path>
        <draw:frame draw:style-name="gr18" draw:text-style-name="P18" draw:layer="layout" svg:width="0.366cm" svg:height="0.331cm" svg:x="14.257cm" svg:y="10.023cm">
          <draw:text-box>
            <text:p text:style-name="P17"><text:span text:style-name="T1">14</text:span></text:p>
          </draw:text-box>
        </draw:frame>
        <draw:path draw:style-name="gr1" draw:text-style-name="P1" draw:layer="layout" svg:width="1cm" svg:height="1cm" svg:x="10.95cm" svg:y="12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10.95cm" svg:y="12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10.9cm" svg:y="13.637cm" svg:viewBox="0 0 1000 64" draw:points="1000,64 0,64 0,0 1000,0">
          <text:p/>
        </draw:polygon>
        <draw:polygon draw:style-name="gr4" draw:text-style-name="P4" draw:layer="layout" svg:width="0.999cm" svg:height="0.062cm" svg:x="10.9cm" svg:y="13.575cm" svg:viewBox="0 0 1000 63" draw:points="1000,63 0,63 0,0 1000,0">
          <text:p/>
        </draw:polygon>
        <draw:polygon draw:style-name="gr5" draw:text-style-name="P5" draw:layer="layout" svg:width="0.999cm" svg:height="0.063cm" svg:x="10.9cm" svg:y="13.512cm" svg:viewBox="0 0 1000 64" draw:points="1000,64 0,64 0,0 1000,0">
          <text:p/>
        </draw:polygon>
        <draw:polygon draw:style-name="gr5" draw:text-style-name="P5" draw:layer="layout" svg:width="0.999cm" svg:height="0.062cm" svg:x="10.9cm" svg:y="13.45cm" svg:viewBox="0 0 1000 63" draw:points="1000,63 0,63 0,0 1000,0">
          <text:p/>
        </draw:polygon>
        <draw:polygon draw:style-name="gr6" draw:text-style-name="P6" draw:layer="layout" svg:width="0.999cm" svg:height="0.063cm" svg:x="10.9cm" svg:y="13.387cm" svg:viewBox="0 0 1000 64" draw:points="1000,64 0,64 0,0 1000,0">
          <text:p/>
        </draw:polygon>
        <draw:polygon draw:style-name="gr7" draw:text-style-name="P7" draw:layer="layout" svg:width="0.999cm" svg:height="0.062cm" svg:x="10.9cm" svg:y="13.325cm" svg:viewBox="0 0 1000 63" draw:points="1000,63 0,63 0,0 1000,0">
          <text:p/>
        </draw:polygon>
        <draw:polygon draw:style-name="gr8" draw:text-style-name="P8" draw:layer="layout" svg:width="0.999cm" svg:height="0.063cm" svg:x="10.9cm" svg:y="13.262cm" svg:viewBox="0 0 1000 64" draw:points="1000,64 0,64 0,0 1000,0">
          <text:p/>
        </draw:polygon>
        <draw:polygon draw:style-name="gr9" draw:text-style-name="P9" draw:layer="layout" svg:width="0.999cm" svg:height="0.062cm" svg:x="10.9cm" svg:y="13.2cm" svg:viewBox="0 0 1000 63" draw:points="1000,63 0,63 0,0 1000,0">
          <text:p/>
        </draw:polygon>
        <draw:polygon draw:style-name="gr10" draw:text-style-name="P10" draw:layer="layout" svg:width="0.999cm" svg:height="0.063cm" svg:x="10.9cm" svg:y="13.137cm" svg:viewBox="0 0 1000 64" draw:points="1000,64 0,64 0,0 1000,0">
          <text:p/>
        </draw:polygon>
        <draw:polygon draw:style-name="gr11" draw:text-style-name="P11" draw:layer="layout" svg:width="0.999cm" svg:height="0.062cm" svg:x="10.9cm" svg:y="13.075cm" svg:viewBox="0 0 1000 63" draw:points="1000,63 0,63 0,0 1000,0">
          <text:p/>
        </draw:polygon>
        <draw:polygon draw:style-name="gr12" draw:text-style-name="P12" draw:layer="layout" svg:width="0.999cm" svg:height="0.063cm" svg:x="10.9cm" svg:y="13.012cm" svg:viewBox="0 0 1000 64" draw:points="1000,64 0,64 0,0 1000,0">
          <text:p/>
        </draw:polygon>
        <draw:polygon draw:style-name="gr13" draw:text-style-name="P13" draw:layer="layout" svg:width="0.999cm" svg:height="0.062cm" svg:x="10.9cm" svg:y="12.95cm" svg:viewBox="0 0 1000 63" draw:points="1000,63 0,63 0,0 1000,0">
          <text:p/>
        </draw:polygon>
        <draw:polygon draw:style-name="gr14" draw:text-style-name="P14" draw:layer="layout" svg:width="0.999cm" svg:height="0.063cm" svg:x="10.9cm" svg:y="12.887cm" svg:viewBox="0 0 1000 64" draw:points="1000,64 0,64 0,0 1000,0">
          <text:p/>
        </draw:polygon>
        <draw:polygon draw:style-name="gr14" draw:text-style-name="P14" draw:layer="layout" svg:width="0.999cm" svg:height="0.062cm" svg:x="10.9cm" svg:y="12.825cm" svg:viewBox="0 0 1000 63" draw:points="1000,63 0,63 0,0 1000,0">
          <text:p/>
        </draw:polygon>
        <draw:polygon draw:style-name="gr15" draw:text-style-name="P15" draw:layer="layout" svg:width="0.999cm" svg:height="0.063cm" svg:x="10.9cm" svg:y="12.762cm" svg:viewBox="0 0 1000 64" draw:points="1000,64 0,64 0,0 1000,0">
          <text:p/>
        </draw:polygon>
        <draw:polygon draw:style-name="gr16" draw:text-style-name="P16" draw:layer="layout" svg:width="0.999cm" svg:height="0.062cm" svg:x="10.9cm" svg:y="12.7cm" svg:viewBox="0 0 1000 63" draw:points="1000,63 0,63 0,0 1000,0">
          <text:p/>
        </draw:polygon>
        <draw:path draw:style-name="gr17" draw:text-style-name="P2" draw:layer="layout" svg:width="0.999cm" svg:height="1cm" svg:x="10.9cm" svg:y="12.7cm" svg:viewBox="0 0 1000 1001" svg:d="M0 499c0-275 223-499 500-499s500 224 500 499c0 277-223 502-500 502s-500-225-500-502z">
          <text:p/>
        </draw:path>
        <draw:frame draw:style-name="gr18" draw:text-style-name="P18" draw:layer="layout" svg:width="0.366cm" svg:height="0.331cm" svg:x="9.757cm" svg:y="13.023cm">
          <draw:text-box>
            <text:p text:style-name="P17"><text:span text:style-name="T1">13</text:span></text:p>
          </draw:text-box>
        </draw:frame>
        <draw:path draw:style-name="gr1" draw:text-style-name="P1" draw:layer="layout" svg:width="1cm" svg:height="1cm" svg:x="12.45cm" svg:y="12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12.45cm" svg:y="12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12.4cm" svg:y="13.637cm" svg:viewBox="0 0 1000 64" draw:points="1000,64 0,64 0,0 1000,0">
          <text:p/>
        </draw:polygon>
        <draw:polygon draw:style-name="gr4" draw:text-style-name="P4" draw:layer="layout" svg:width="0.999cm" svg:height="0.062cm" svg:x="12.4cm" svg:y="13.575cm" svg:viewBox="0 0 1000 63" draw:points="1000,63 0,63 0,0 1000,0">
          <text:p/>
        </draw:polygon>
        <draw:polygon draw:style-name="gr5" draw:text-style-name="P5" draw:layer="layout" svg:width="0.999cm" svg:height="0.063cm" svg:x="12.4cm" svg:y="13.512cm" svg:viewBox="0 0 1000 64" draw:points="1000,64 0,64 0,0 1000,0">
          <text:p/>
        </draw:polygon>
        <draw:polygon draw:style-name="gr5" draw:text-style-name="P5" draw:layer="layout" svg:width="0.999cm" svg:height="0.062cm" svg:x="12.4cm" svg:y="13.45cm" svg:viewBox="0 0 1000 63" draw:points="1000,63 0,63 0,0 1000,0">
          <text:p/>
        </draw:polygon>
        <draw:polygon draw:style-name="gr6" draw:text-style-name="P6" draw:layer="layout" svg:width="0.999cm" svg:height="0.063cm" svg:x="12.4cm" svg:y="13.387cm" svg:viewBox="0 0 1000 64" draw:points="1000,64 0,64 0,0 1000,0">
          <text:p/>
        </draw:polygon>
        <draw:polygon draw:style-name="gr7" draw:text-style-name="P7" draw:layer="layout" svg:width="0.999cm" svg:height="0.062cm" svg:x="12.4cm" svg:y="13.325cm" svg:viewBox="0 0 1000 63" draw:points="1000,63 0,63 0,0 1000,0">
          <text:p/>
        </draw:polygon>
        <draw:polygon draw:style-name="gr8" draw:text-style-name="P8" draw:layer="layout" svg:width="0.999cm" svg:height="0.063cm" svg:x="12.4cm" svg:y="13.262cm" svg:viewBox="0 0 1000 64" draw:points="1000,64 0,64 0,0 1000,0">
          <text:p/>
        </draw:polygon>
        <draw:polygon draw:style-name="gr9" draw:text-style-name="P9" draw:layer="layout" svg:width="0.999cm" svg:height="0.062cm" svg:x="12.4cm" svg:y="13.2cm" svg:viewBox="0 0 1000 63" draw:points="1000,63 0,63 0,0 1000,0">
          <text:p/>
        </draw:polygon>
        <draw:polygon draw:style-name="gr10" draw:text-style-name="P10" draw:layer="layout" svg:width="0.999cm" svg:height="0.063cm" svg:x="12.4cm" svg:y="13.137cm" svg:viewBox="0 0 1000 64" draw:points="1000,64 0,64 0,0 1000,0">
          <text:p/>
        </draw:polygon>
        <draw:polygon draw:style-name="gr11" draw:text-style-name="P11" draw:layer="layout" svg:width="0.999cm" svg:height="0.062cm" svg:x="12.4cm" svg:y="13.075cm" svg:viewBox="0 0 1000 63" draw:points="1000,63 0,63 0,0 1000,0">
          <text:p/>
        </draw:polygon>
        <draw:polygon draw:style-name="gr12" draw:text-style-name="P12" draw:layer="layout" svg:width="0.999cm" svg:height="0.063cm" svg:x="12.4cm" svg:y="13.012cm" svg:viewBox="0 0 1000 64" draw:points="1000,64 0,64 0,0 1000,0">
          <text:p/>
        </draw:polygon>
        <draw:polygon draw:style-name="gr13" draw:text-style-name="P13" draw:layer="layout" svg:width="0.999cm" svg:height="0.062cm" svg:x="12.4cm" svg:y="12.95cm" svg:viewBox="0 0 1000 63" draw:points="1000,63 0,63 0,0 1000,0">
          <text:p/>
        </draw:polygon>
        <draw:polygon draw:style-name="gr14" draw:text-style-name="P14" draw:layer="layout" svg:width="0.999cm" svg:height="0.063cm" svg:x="12.4cm" svg:y="12.887cm" svg:viewBox="0 0 1000 64" draw:points="1000,64 0,64 0,0 1000,0">
          <text:p/>
        </draw:polygon>
        <draw:polygon draw:style-name="gr14" draw:text-style-name="P14" draw:layer="layout" svg:width="0.999cm" svg:height="0.062cm" svg:x="12.4cm" svg:y="12.825cm" svg:viewBox="0 0 1000 63" draw:points="1000,63 0,63 0,0 1000,0">
          <text:p/>
        </draw:polygon>
        <draw:polygon draw:style-name="gr15" draw:text-style-name="P15" draw:layer="layout" svg:width="0.999cm" svg:height="0.063cm" svg:x="12.4cm" svg:y="12.762cm" svg:viewBox="0 0 1000 64" draw:points="1000,64 0,64 0,0 1000,0">
          <text:p/>
        </draw:polygon>
        <draw:polygon draw:style-name="gr16" draw:text-style-name="P16" draw:layer="layout" svg:width="0.999cm" svg:height="0.062cm" svg:x="12.4cm" svg:y="12.7cm" svg:viewBox="0 0 1000 63" draw:points="1000,63 0,63 0,0 1000,0">
          <text:p/>
        </draw:polygon>
        <draw:path draw:style-name="gr17" draw:text-style-name="P2" draw:layer="layout" svg:width="0.999cm" svg:height="1cm" svg:x="12.4cm" svg:y="12.7cm" svg:viewBox="0 0 1000 1001" svg:d="M0 499c0-275 224-499 501-499 276 0 499 224 499 499 0 277-223 502-499 502-277 0-501-225-501-502z">
          <text:p/>
        </draw:path>
        <draw:frame draw:style-name="gr18" draw:text-style-name="P18" draw:layer="layout" svg:width="0.366cm" svg:height="0.331cm" svg:x="11.257cm" svg:y="13.023cm">
          <draw:text-box>
            <text:p text:style-name="P17"><text:span text:style-name="T1">14</text:span></text:p>
          </draw:text-box>
        </draw:frame>
        <draw:line draw:style-name="gr19" draw:text-style-name="P2" draw:layer="layout" svg:x1="11.401cm" svg:y1="10.7cm" svg:x2="10.012cm" svg:y2="12.55cm">
          <text:p/>
        </draw:line>
        <draw:path draw:style-name="gr20" draw:text-style-name="P19" draw:layer="layout" svg:width="0.248cm" svg:height="0.274cm" svg:x="9.9cm" svg:y="12.426cm" svg:viewBox="0 0 249 275" svg:d="M0 275l49-275c39 78 114 134 200 149z">
          <text:p/>
        </draw:path>
        <draw:line draw:style-name="gr19" draw:text-style-name="P2" draw:layer="layout" svg:x1="11.4cm" svg:y1="10.7cm" svg:x2="11.4cm" svg:y2="12.511cm">
          <text:p/>
        </draw:line>
        <draw:path draw:style-name="gr20" draw:text-style-name="P19" draw:layer="layout" svg:width="0.249cm" svg:height="0.249cm" svg:x="11.275cm" svg:y="12.451cm" svg:viewBox="0 0 250 250" svg:d="M126 250l-126-250c80 39 171 39 250 0z">
          <text:p/>
        </draw:path>
        <draw:path draw:style-name="gr19" draw:text-style-name="P2" draw:layer="layout" svg:width="1.387cm" svg:height="1.849cm" svg:x="11.4cm" svg:y="10.7cm" svg:viewBox="0 0 1388 1850" svg:d="M0 0l700 933c37-28 90-20 117 17 28 36 20 89-16 116l587 784">
          <text:p/>
        </draw:path>
        <draw:path draw:style-name="gr20" draw:text-style-name="P19" draw:layer="layout" svg:width="0.249cm" svg:height="0.274cm" svg:x="12.651cm" svg:y="12.426cm" svg:viewBox="0 0 250 275" svg:d="M250 275l-250-126c86-15 161-71 200-149z">
          <text:p/>
        </draw:path>
        <draw:path draw:style-name="gr1" draw:text-style-name="P1" draw:layer="layout" svg:width="1cm" svg:height="1cm" svg:x="13.95cm" svg:y="12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13.95cm" svg:y="12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13.9cm" svg:y="13.637cm" svg:viewBox="0 0 1000 64" draw:points="1000,64 0,64 0,0 1000,0">
          <text:p/>
        </draw:polygon>
        <draw:polygon draw:style-name="gr4" draw:text-style-name="P4" draw:layer="layout" svg:width="0.999cm" svg:height="0.062cm" svg:x="13.9cm" svg:y="13.575cm" svg:viewBox="0 0 1000 63" draw:points="1000,63 0,63 0,0 1000,0">
          <text:p/>
        </draw:polygon>
        <draw:polygon draw:style-name="gr5" draw:text-style-name="P5" draw:layer="layout" svg:width="0.999cm" svg:height="0.063cm" svg:x="13.9cm" svg:y="13.512cm" svg:viewBox="0 0 1000 64" draw:points="1000,64 0,64 0,0 1000,0">
          <text:p/>
        </draw:polygon>
        <draw:polygon draw:style-name="gr5" draw:text-style-name="P5" draw:layer="layout" svg:width="0.999cm" svg:height="0.062cm" svg:x="13.9cm" svg:y="13.45cm" svg:viewBox="0 0 1000 63" draw:points="1000,63 0,63 0,0 1000,0">
          <text:p/>
        </draw:polygon>
        <draw:polygon draw:style-name="gr6" draw:text-style-name="P6" draw:layer="layout" svg:width="0.999cm" svg:height="0.063cm" svg:x="13.9cm" svg:y="13.387cm" svg:viewBox="0 0 1000 64" draw:points="1000,64 0,64 0,0 1000,0">
          <text:p/>
        </draw:polygon>
        <draw:polygon draw:style-name="gr7" draw:text-style-name="P7" draw:layer="layout" svg:width="0.999cm" svg:height="0.062cm" svg:x="13.9cm" svg:y="13.325cm" svg:viewBox="0 0 1000 63" draw:points="1000,63 0,63 0,0 1000,0">
          <text:p/>
        </draw:polygon>
        <draw:polygon draw:style-name="gr8" draw:text-style-name="P8" draw:layer="layout" svg:width="0.999cm" svg:height="0.063cm" svg:x="13.9cm" svg:y="13.262cm" svg:viewBox="0 0 1000 64" draw:points="1000,64 0,64 0,0 1000,0">
          <text:p/>
        </draw:polygon>
        <draw:polygon draw:style-name="gr9" draw:text-style-name="P9" draw:layer="layout" svg:width="0.999cm" svg:height="0.062cm" svg:x="13.9cm" svg:y="13.2cm" svg:viewBox="0 0 1000 63" draw:points="1000,63 0,63 0,0 1000,0">
          <text:p/>
        </draw:polygon>
        <draw:polygon draw:style-name="gr10" draw:text-style-name="P10" draw:layer="layout" svg:width="0.999cm" svg:height="0.063cm" svg:x="13.9cm" svg:y="13.137cm" svg:viewBox="0 0 1000 64" draw:points="1000,64 0,64 0,0 1000,0">
          <text:p/>
        </draw:polygon>
        <draw:polygon draw:style-name="gr11" draw:text-style-name="P11" draw:layer="layout" svg:width="0.999cm" svg:height="0.062cm" svg:x="13.9cm" svg:y="13.075cm" svg:viewBox="0 0 1000 63" draw:points="1000,63 0,63 0,0 1000,0">
          <text:p/>
        </draw:polygon>
        <draw:polygon draw:style-name="gr12" draw:text-style-name="P12" draw:layer="layout" svg:width="0.999cm" svg:height="0.063cm" svg:x="13.9cm" svg:y="13.012cm" svg:viewBox="0 0 1000 64" draw:points="1000,64 0,64 0,0 1000,0">
          <text:p/>
        </draw:polygon>
        <draw:polygon draw:style-name="gr13" draw:text-style-name="P13" draw:layer="layout" svg:width="0.999cm" svg:height="0.062cm" svg:x="13.9cm" svg:y="12.95cm" svg:viewBox="0 0 1000 63" draw:points="1000,63 0,63 0,0 1000,0">
          <text:p/>
        </draw:polygon>
        <draw:polygon draw:style-name="gr14" draw:text-style-name="P14" draw:layer="layout" svg:width="0.999cm" svg:height="0.063cm" svg:x="13.9cm" svg:y="12.887cm" svg:viewBox="0 0 1000 64" draw:points="1000,64 0,64 0,0 1000,0">
          <text:p/>
        </draw:polygon>
        <draw:polygon draw:style-name="gr14" draw:text-style-name="P14" draw:layer="layout" svg:width="0.999cm" svg:height="0.062cm" svg:x="13.9cm" svg:y="12.825cm" svg:viewBox="0 0 1000 63" draw:points="1000,63 0,63 0,0 1000,0">
          <text:p/>
        </draw:polygon>
        <draw:polygon draw:style-name="gr15" draw:text-style-name="P15" draw:layer="layout" svg:width="0.999cm" svg:height="0.063cm" svg:x="13.9cm" svg:y="12.762cm" svg:viewBox="0 0 1000 64" draw:points="1000,64 0,64 0,0 1000,0">
          <text:p/>
        </draw:polygon>
        <draw:polygon draw:style-name="gr16" draw:text-style-name="P16" draw:layer="layout" svg:width="0.999cm" svg:height="0.062cm" svg:x="13.9cm" svg:y="12.7cm" svg:viewBox="0 0 1000 63" draw:points="1000,63 0,63 0,0 1000,0">
          <text:p/>
        </draw:polygon>
        <draw:path draw:style-name="gr21" draw:text-style-name="P2" draw:layer="layout" svg:width="0.999cm" svg:height="1cm" svg:x="13.9cm" svg:y="12.7cm" svg:viewBox="0 0 1000 1001" svg:d="M0 499c0-275 223-499 500-499s500 224 500 499c0 277-223 502-500 502s-500-225-500-502z">
          <text:p/>
        </draw:path>
        <draw:frame draw:style-name="gr18" draw:text-style-name="P18" draw:layer="layout" svg:width="0.366cm" svg:height="0.331cm" svg:x="12.757cm" svg:y="13.023cm">
          <draw:text-box>
            <text:p text:style-name="P17"><text:span text:style-name="T1">15</text:span></text:p>
          </draw:text-box>
        </draw:frame>
        <draw:line draw:style-name="gr19" draw:text-style-name="P2" draw:layer="layout" svg:x1="12.901cm" svg:y1="10.7cm" svg:x2="11.512cm" svg:y2="12.55cm">
          <text:p/>
        </draw:line>
        <draw:path draw:style-name="gr20" draw:text-style-name="P19" draw:layer="layout" svg:width="0.248cm" svg:height="0.274cm" svg:x="11.4cm" svg:y="12.426cm" svg:viewBox="0 0 249 275" svg:d="M0 275l49-275c39 78 114 134 200 149z">
          <text:p/>
        </draw:path>
        <draw:line draw:style-name="gr19" draw:text-style-name="P2" draw:layer="layout" svg:x1="12.9cm" svg:y1="10.7cm" svg:x2="12.9cm" svg:y2="12.511cm">
          <text:p/>
        </draw:line>
        <draw:path draw:style-name="gr20" draw:text-style-name="P19" draw:layer="layout" svg:width="0.249cm" svg:height="0.249cm" svg:x="12.775cm" svg:y="12.451cm" svg:viewBox="0 0 250 250" svg:d="M125 250l-125-250c79 39 170 39 250 0z">
          <text:p/>
        </draw:path>
        <draw:path draw:style-name="gr19" draw:text-style-name="P2" draw:layer="layout" svg:width="1.387cm" svg:height="1.849cm" svg:x="12.9cm" svg:y="10.7cm" svg:viewBox="0 0 1388 1850" svg:d="M0 0l700 933c37-28 90-20 117 17 28 36 20 89-16 116l587 784">
          <text:p/>
        </draw:path>
        <draw:path draw:style-name="gr20" draw:text-style-name="P19" draw:layer="layout" svg:width="0.249cm" svg:height="0.274cm" svg:x="14.151cm" svg:y="12.426cm" svg:viewBox="0 0 250 275" svg:d="M250 275l-250-126c86-15 161-71 200-149z">
          <text:p/>
        </draw:path>
        <draw:path draw:style-name="gr1" draw:text-style-name="P1" draw:layer="layout" svg:width="1cm" svg:height="1cm" svg:x="15.45cm" svg:y="12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15.45cm" svg:y="12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15.4cm" svg:y="13.637cm" svg:viewBox="0 0 1000 64" draw:points="1000,64 0,64 0,0 1000,0">
          <text:p/>
        </draw:polygon>
        <draw:polygon draw:style-name="gr4" draw:text-style-name="P4" draw:layer="layout" svg:width="0.999cm" svg:height="0.062cm" svg:x="15.4cm" svg:y="13.575cm" svg:viewBox="0 0 1000 63" draw:points="1000,63 0,63 0,0 1000,0">
          <text:p/>
        </draw:polygon>
        <draw:polygon draw:style-name="gr5" draw:text-style-name="P5" draw:layer="layout" svg:width="0.999cm" svg:height="0.063cm" svg:x="15.4cm" svg:y="13.512cm" svg:viewBox="0 0 1000 64" draw:points="1000,64 0,64 0,0 1000,0">
          <text:p/>
        </draw:polygon>
        <draw:polygon draw:style-name="gr5" draw:text-style-name="P5" draw:layer="layout" svg:width="0.999cm" svg:height="0.062cm" svg:x="15.4cm" svg:y="13.45cm" svg:viewBox="0 0 1000 63" draw:points="1000,63 0,63 0,0 1000,0">
          <text:p/>
        </draw:polygon>
        <draw:polygon draw:style-name="gr6" draw:text-style-name="P6" draw:layer="layout" svg:width="0.999cm" svg:height="0.063cm" svg:x="15.4cm" svg:y="13.387cm" svg:viewBox="0 0 1000 64" draw:points="1000,64 0,64 0,0 1000,0">
          <text:p/>
        </draw:polygon>
        <draw:polygon draw:style-name="gr7" draw:text-style-name="P7" draw:layer="layout" svg:width="0.999cm" svg:height="0.062cm" svg:x="15.4cm" svg:y="13.325cm" svg:viewBox="0 0 1000 63" draw:points="1000,63 0,63 0,0 1000,0">
          <text:p/>
        </draw:polygon>
        <draw:polygon draw:style-name="gr8" draw:text-style-name="P8" draw:layer="layout" svg:width="0.999cm" svg:height="0.063cm" svg:x="15.4cm" svg:y="13.262cm" svg:viewBox="0 0 1000 64" draw:points="1000,64 0,64 0,0 1000,0">
          <text:p/>
        </draw:polygon>
        <draw:polygon draw:style-name="gr9" draw:text-style-name="P9" draw:layer="layout" svg:width="0.999cm" svg:height="0.062cm" svg:x="15.4cm" svg:y="13.2cm" svg:viewBox="0 0 1000 63" draw:points="1000,63 0,63 0,0 1000,0">
          <text:p/>
        </draw:polygon>
        <draw:polygon draw:style-name="gr10" draw:text-style-name="P10" draw:layer="layout" svg:width="0.999cm" svg:height="0.063cm" svg:x="15.4cm" svg:y="13.137cm" svg:viewBox="0 0 1000 64" draw:points="1000,64 0,64 0,0 1000,0">
          <text:p/>
        </draw:polygon>
        <draw:polygon draw:style-name="gr11" draw:text-style-name="P11" draw:layer="layout" svg:width="0.999cm" svg:height="0.062cm" svg:x="15.4cm" svg:y="13.075cm" svg:viewBox="0 0 1000 63" draw:points="1000,63 0,63 0,0 1000,0">
          <text:p/>
        </draw:polygon>
        <draw:polygon draw:style-name="gr12" draw:text-style-name="P12" draw:layer="layout" svg:width="0.999cm" svg:height="0.063cm" svg:x="15.4cm" svg:y="13.012cm" svg:viewBox="0 0 1000 64" draw:points="1000,64 0,64 0,0 1000,0">
          <text:p/>
        </draw:polygon>
        <draw:polygon draw:style-name="gr13" draw:text-style-name="P13" draw:layer="layout" svg:width="0.999cm" svg:height="0.062cm" svg:x="15.4cm" svg:y="12.95cm" svg:viewBox="0 0 1000 63" draw:points="1000,63 0,63 0,0 1000,0">
          <text:p/>
        </draw:polygon>
        <draw:polygon draw:style-name="gr14" draw:text-style-name="P14" draw:layer="layout" svg:width="0.999cm" svg:height="0.063cm" svg:x="15.4cm" svg:y="12.887cm" svg:viewBox="0 0 1000 64" draw:points="1000,64 0,64 0,0 1000,0">
          <text:p/>
        </draw:polygon>
        <draw:polygon draw:style-name="gr14" draw:text-style-name="P14" draw:layer="layout" svg:width="0.999cm" svg:height="0.062cm" svg:x="15.4cm" svg:y="12.825cm" svg:viewBox="0 0 1000 63" draw:points="1000,63 0,63 0,0 1000,0">
          <text:p/>
        </draw:polygon>
        <draw:polygon draw:style-name="gr15" draw:text-style-name="P15" draw:layer="layout" svg:width="0.999cm" svg:height="0.063cm" svg:x="15.4cm" svg:y="12.762cm" svg:viewBox="0 0 1000 64" draw:points="1000,64 0,64 0,0 1000,0">
          <text:p/>
        </draw:polygon>
        <draw:polygon draw:style-name="gr16" draw:text-style-name="P16" draw:layer="layout" svg:width="0.999cm" svg:height="0.062cm" svg:x="15.4cm" svg:y="12.7cm" svg:viewBox="0 0 1000 63" draw:points="1000,63 0,63 0,0 1000,0">
          <text:p/>
        </draw:polygon>
        <draw:path draw:style-name="gr21" draw:text-style-name="P2" draw:layer="layout" svg:width="0.999cm" svg:height="1cm" svg:x="15.4cm" svg:y="12.7cm" svg:viewBox="0 0 1000 1001" svg:d="M0 499c0-275 224-499 501-499 276 0 499 224 499 499 0 277-223 502-499 502-277 0-501-225-501-502z">
          <text:p/>
        </draw:path>
        <draw:frame draw:style-name="gr18" draw:text-style-name="P18" draw:layer="layout" svg:width="0.366cm" svg:height="0.331cm" svg:x="14.257cm" svg:y="13.023cm">
          <draw:text-box>
            <text:p text:style-name="P17"><text:span text:style-name="T1">16</text:span></text:p>
          </draw:text-box>
        </draw:frame>
        <draw:line draw:style-name="gr19" draw:text-style-name="P2" draw:layer="layout" svg:x1="14.4cm" svg:y1="10.7cm" svg:x2="14.4cm" svg:y2="12.511cm">
          <text:p/>
        </draw:line>
        <draw:path draw:style-name="gr20" draw:text-style-name="P19" draw:layer="layout" svg:width="0.249cm" svg:height="0.249cm" svg:x="14.275cm" svg:y="12.451cm" svg:viewBox="0 0 250 250" svg:d="M125 250l-125-250c78 39 170 39 250 0z">
          <text:p/>
        </draw:path>
        <draw:line draw:style-name="gr19" draw:text-style-name="P2" draw:layer="layout" svg:x1="14.4cm" svg:y1="10.7cm" svg:x2="15.788cm" svg:y2="12.55cm">
          <text:p/>
        </draw:line>
        <draw:path draw:style-name="gr20" draw:text-style-name="P19" draw:layer="layout" svg:width="0.249cm" svg:height="0.274cm" svg:x="15.651cm" svg:y="12.426cm" svg:viewBox="0 0 250 275" svg:d="M250 275l-250-126c86-15 161-71 200-149z">
          <text:p/>
        </draw:path>
        <draw:path draw:style-name="gr1" draw:text-style-name="P1" draw:layer="layout" svg:width="1cm" svg:height="1cm" svg:x="7.95cm" svg:y="15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7.95cm" svg:y="15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7.9cm" svg:y="16.637cm" svg:viewBox="0 0 1000 64" draw:points="1000,64 0,64 0,0 1000,0">
          <text:p/>
        </draw:polygon>
        <draw:polygon draw:style-name="gr4" draw:text-style-name="P4" draw:layer="layout" svg:width="0.999cm" svg:height="0.062cm" svg:x="7.9cm" svg:y="16.575cm" svg:viewBox="0 0 1000 63" draw:points="1000,63 0,63 0,0 1000,0">
          <text:p/>
        </draw:polygon>
        <draw:polygon draw:style-name="gr5" draw:text-style-name="P5" draw:layer="layout" svg:width="0.999cm" svg:height="0.063cm" svg:x="7.9cm" svg:y="16.512cm" svg:viewBox="0 0 1000 64" draw:points="1000,64 0,64 0,0 1000,0">
          <text:p/>
        </draw:polygon>
        <draw:polygon draw:style-name="gr5" draw:text-style-name="P5" draw:layer="layout" svg:width="0.999cm" svg:height="0.062cm" svg:x="7.9cm" svg:y="16.45cm" svg:viewBox="0 0 1000 63" draw:points="1000,63 0,63 0,0 1000,0">
          <text:p/>
        </draw:polygon>
        <draw:polygon draw:style-name="gr6" draw:text-style-name="P6" draw:layer="layout" svg:width="0.999cm" svg:height="0.063cm" svg:x="7.9cm" svg:y="16.387cm" svg:viewBox="0 0 1000 64" draw:points="1000,64 0,64 0,0 1000,0">
          <text:p/>
        </draw:polygon>
        <draw:polygon draw:style-name="gr7" draw:text-style-name="P7" draw:layer="layout" svg:width="0.999cm" svg:height="0.062cm" svg:x="7.9cm" svg:y="16.325cm" svg:viewBox="0 0 1000 63" draw:points="1000,63 0,63 0,0 1000,0">
          <text:p/>
        </draw:polygon>
        <draw:polygon draw:style-name="gr8" draw:text-style-name="P8" draw:layer="layout" svg:width="0.999cm" svg:height="0.063cm" svg:x="7.9cm" svg:y="16.262cm" svg:viewBox="0 0 1000 64" draw:points="1000,64 0,64 0,0 1000,0">
          <text:p/>
        </draw:polygon>
        <draw:polygon draw:style-name="gr9" draw:text-style-name="P9" draw:layer="layout" svg:width="0.999cm" svg:height="0.062cm" svg:x="7.9cm" svg:y="16.2cm" svg:viewBox="0 0 1000 63" draw:points="1000,63 0,63 0,0 1000,0">
          <text:p/>
        </draw:polygon>
        <draw:polygon draw:style-name="gr10" draw:text-style-name="P10" draw:layer="layout" svg:width="0.999cm" svg:height="0.063cm" svg:x="7.9cm" svg:y="16.137cm" svg:viewBox="0 0 1000 64" draw:points="1000,64 0,64 0,0 1000,0">
          <text:p/>
        </draw:polygon>
        <draw:polygon draw:style-name="gr11" draw:text-style-name="P11" draw:layer="layout" svg:width="0.999cm" svg:height="0.062cm" svg:x="7.9cm" svg:y="16.075cm" svg:viewBox="0 0 1000 63" draw:points="1000,63 0,63 0,0 1000,0">
          <text:p/>
        </draw:polygon>
        <draw:polygon draw:style-name="gr12" draw:text-style-name="P12" draw:layer="layout" svg:width="0.999cm" svg:height="0.063cm" svg:x="7.9cm" svg:y="16.012cm" svg:viewBox="0 0 1000 64" draw:points="1000,64 0,64 0,0 1000,0">
          <text:p/>
        </draw:polygon>
        <draw:polygon draw:style-name="gr13" draw:text-style-name="P13" draw:layer="layout" svg:width="0.999cm" svg:height="0.062cm" svg:x="7.9cm" svg:y="15.95cm" svg:viewBox="0 0 1000 63" draw:points="1000,63 0,63 0,0 1000,0">
          <text:p/>
        </draw:polygon>
        <draw:polygon draw:style-name="gr14" draw:text-style-name="P14" draw:layer="layout" svg:width="0.999cm" svg:height="0.063cm" svg:x="7.9cm" svg:y="15.887cm" svg:viewBox="0 0 1000 64" draw:points="1000,64 0,64 0,0 1000,0">
          <text:p/>
        </draw:polygon>
        <draw:polygon draw:style-name="gr14" draw:text-style-name="P14" draw:layer="layout" svg:width="0.999cm" svg:height="0.062cm" svg:x="7.9cm" svg:y="15.825cm" svg:viewBox="0 0 1000 63" draw:points="1000,63 0,63 0,0 1000,0">
          <text:p/>
        </draw:polygon>
        <draw:polygon draw:style-name="gr15" draw:text-style-name="P15" draw:layer="layout" svg:width="0.999cm" svg:height="0.063cm" svg:x="7.9cm" svg:y="15.762cm" svg:viewBox="0 0 1000 64" draw:points="1000,64 0,64 0,0 1000,0">
          <text:p/>
        </draw:polygon>
        <draw:polygon draw:style-name="gr16" draw:text-style-name="P16" draw:layer="layout" svg:width="0.999cm" svg:height="0.062cm" svg:x="7.9cm" svg:y="15.7cm" svg:viewBox="0 0 1000 63" draw:points="1000,63 0,63 0,0 1000,0">
          <text:p/>
        </draw:polygon>
        <draw:path draw:style-name="gr21" draw:text-style-name="P2" draw:layer="layout" svg:width="0.999cm" svg:height="1cm" svg:x="7.9cm" svg:y="15.7cm" svg:viewBox="0 0 1000 1001" svg:d="M0 499c0-276 223-499 499-499 278 0 501 223 501 499 0 277-223 502-501 502-276 0-499-225-499-502z">
          <text:p/>
        </draw:path>
        <draw:frame draw:style-name="gr18" draw:text-style-name="P18" draw:layer="layout" svg:width="0.366cm" svg:height="0.331cm" svg:x="15.757cm" svg:y="13.023cm">
          <draw:text-box>
            <text:p text:style-name="P17"><text:span text:style-name="T1">17</text:span></text:p>
          </draw:text-box>
        </draw:frame>
        <draw:path draw:style-name="gr1" draw:text-style-name="P1" draw:layer="layout" svg:width="1cm" svg:height="1cm" svg:x="9.45cm" svg:y="15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9.45cm" svg:y="15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9.4cm" svg:y="16.637cm" svg:viewBox="0 0 1000 64" draw:points="1000,64 0,64 0,0 1000,0">
          <text:p/>
        </draw:polygon>
        <draw:polygon draw:style-name="gr4" draw:text-style-name="P4" draw:layer="layout" svg:width="0.999cm" svg:height="0.062cm" svg:x="9.4cm" svg:y="16.575cm" svg:viewBox="0 0 1000 63" draw:points="1000,63 0,63 0,0 1000,0">
          <text:p/>
        </draw:polygon>
        <draw:polygon draw:style-name="gr5" draw:text-style-name="P5" draw:layer="layout" svg:width="0.999cm" svg:height="0.063cm" svg:x="9.4cm" svg:y="16.512cm" svg:viewBox="0 0 1000 64" draw:points="1000,64 0,64 0,0 1000,0">
          <text:p/>
        </draw:polygon>
        <draw:polygon draw:style-name="gr5" draw:text-style-name="P5" draw:layer="layout" svg:width="0.999cm" svg:height="0.062cm" svg:x="9.4cm" svg:y="16.45cm" svg:viewBox="0 0 1000 63" draw:points="1000,63 0,63 0,0 1000,0">
          <text:p/>
        </draw:polygon>
        <draw:polygon draw:style-name="gr6" draw:text-style-name="P6" draw:layer="layout" svg:width="0.999cm" svg:height="0.063cm" svg:x="9.4cm" svg:y="16.387cm" svg:viewBox="0 0 1000 64" draw:points="1000,64 0,64 0,0 1000,0">
          <text:p/>
        </draw:polygon>
        <draw:polygon draw:style-name="gr7" draw:text-style-name="P7" draw:layer="layout" svg:width="0.999cm" svg:height="0.062cm" svg:x="9.4cm" svg:y="16.325cm" svg:viewBox="0 0 1000 63" draw:points="1000,63 0,63 0,0 1000,0">
          <text:p/>
        </draw:polygon>
        <draw:polygon draw:style-name="gr8" draw:text-style-name="P8" draw:layer="layout" svg:width="0.999cm" svg:height="0.063cm" svg:x="9.4cm" svg:y="16.262cm" svg:viewBox="0 0 1000 64" draw:points="1000,64 0,64 0,0 1000,0">
          <text:p/>
        </draw:polygon>
        <draw:polygon draw:style-name="gr9" draw:text-style-name="P9" draw:layer="layout" svg:width="0.999cm" svg:height="0.062cm" svg:x="9.4cm" svg:y="16.2cm" svg:viewBox="0 0 1000 63" draw:points="1000,63 0,63 0,0 1000,0">
          <text:p/>
        </draw:polygon>
        <draw:polygon draw:style-name="gr10" draw:text-style-name="P10" draw:layer="layout" svg:width="0.999cm" svg:height="0.063cm" svg:x="9.4cm" svg:y="16.137cm" svg:viewBox="0 0 1000 64" draw:points="1000,64 0,64 0,0 1000,0">
          <text:p/>
        </draw:polygon>
        <draw:polygon draw:style-name="gr11" draw:text-style-name="P11" draw:layer="layout" svg:width="0.999cm" svg:height="0.062cm" svg:x="9.4cm" svg:y="16.075cm" svg:viewBox="0 0 1000 63" draw:points="1000,63 0,63 0,0 1000,0">
          <text:p/>
        </draw:polygon>
        <draw:polygon draw:style-name="gr12" draw:text-style-name="P12" draw:layer="layout" svg:width="0.999cm" svg:height="0.063cm" svg:x="9.4cm" svg:y="16.012cm" svg:viewBox="0 0 1000 64" draw:points="1000,64 0,64 0,0 1000,0">
          <text:p/>
        </draw:polygon>
        <draw:polygon draw:style-name="gr13" draw:text-style-name="P13" draw:layer="layout" svg:width="0.999cm" svg:height="0.062cm" svg:x="9.4cm" svg:y="15.95cm" svg:viewBox="0 0 1000 63" draw:points="1000,63 0,63 0,0 1000,0">
          <text:p/>
        </draw:polygon>
        <draw:polygon draw:style-name="gr14" draw:text-style-name="P14" draw:layer="layout" svg:width="0.999cm" svg:height="0.063cm" svg:x="9.4cm" svg:y="15.887cm" svg:viewBox="0 0 1000 64" draw:points="1000,64 0,64 0,0 1000,0">
          <text:p/>
        </draw:polygon>
        <draw:polygon draw:style-name="gr14" draw:text-style-name="P14" draw:layer="layout" svg:width="0.999cm" svg:height="0.062cm" svg:x="9.4cm" svg:y="15.825cm" svg:viewBox="0 0 1000 63" draw:points="1000,63 0,63 0,0 1000,0">
          <text:p/>
        </draw:polygon>
        <draw:polygon draw:style-name="gr15" draw:text-style-name="P15" draw:layer="layout" svg:width="0.999cm" svg:height="0.063cm" svg:x="9.4cm" svg:y="15.762cm" svg:viewBox="0 0 1000 64" draw:points="1000,64 0,64 0,0 1000,0">
          <text:p/>
        </draw:polygon>
        <draw:polygon draw:style-name="gr16" draw:text-style-name="P16" draw:layer="layout" svg:width="0.999cm" svg:height="0.062cm" svg:x="9.4cm" svg:y="15.7cm" svg:viewBox="0 0 1000 63" draw:points="1000,63 0,63 0,0 1000,0">
          <text:p/>
        </draw:polygon>
        <draw:path draw:style-name="gr17" draw:text-style-name="P2" draw:layer="layout" svg:width="0.999cm" svg:height="1cm" svg:x="9.4cm" svg:y="15.7cm" svg:viewBox="0 0 1000 1001" svg:d="M0 499c0-276 224-499 501-499 276 0 499 223 499 499 0 277-223 502-499 502-277 0-501-225-501-502z">
          <text:p/>
        </draw:path>
        <draw:frame draw:style-name="gr18" draw:text-style-name="P18" draw:layer="layout" svg:width="0.366cm" svg:height="0.331cm" svg:x="8.257cm" svg:y="16.023cm">
          <draw:text-box>
            <text:p text:style-name="P17"><text:span text:style-name="T1">14</text:span></text:p>
          </draw:text-box>
        </draw:frame>
        <draw:path draw:style-name="gr1" draw:text-style-name="P1" draw:layer="layout" svg:width="1cm" svg:height="1cm" svg:x="10.95cm" svg:y="15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10.95cm" svg:y="15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10.9cm" svg:y="16.637cm" svg:viewBox="0 0 1000 64" draw:points="1000,64 0,64 0,0 1000,0">
          <text:p/>
        </draw:polygon>
        <draw:polygon draw:style-name="gr4" draw:text-style-name="P4" draw:layer="layout" svg:width="0.999cm" svg:height="0.062cm" svg:x="10.9cm" svg:y="16.575cm" svg:viewBox="0 0 1000 63" draw:points="1000,63 0,63 0,0 1000,0">
          <text:p/>
        </draw:polygon>
        <draw:polygon draw:style-name="gr5" draw:text-style-name="P5" draw:layer="layout" svg:width="0.999cm" svg:height="0.063cm" svg:x="10.9cm" svg:y="16.512cm" svg:viewBox="0 0 1000 64" draw:points="1000,64 0,64 0,0 1000,0">
          <text:p/>
        </draw:polygon>
        <draw:polygon draw:style-name="gr5" draw:text-style-name="P5" draw:layer="layout" svg:width="0.999cm" svg:height="0.062cm" svg:x="10.9cm" svg:y="16.45cm" svg:viewBox="0 0 1000 63" draw:points="1000,63 0,63 0,0 1000,0">
          <text:p/>
        </draw:polygon>
        <draw:polygon draw:style-name="gr6" draw:text-style-name="P6" draw:layer="layout" svg:width="0.999cm" svg:height="0.063cm" svg:x="10.9cm" svg:y="16.387cm" svg:viewBox="0 0 1000 64" draw:points="1000,64 0,64 0,0 1000,0">
          <text:p/>
        </draw:polygon>
        <draw:polygon draw:style-name="gr7" draw:text-style-name="P7" draw:layer="layout" svg:width="0.999cm" svg:height="0.062cm" svg:x="10.9cm" svg:y="16.325cm" svg:viewBox="0 0 1000 63" draw:points="1000,63 0,63 0,0 1000,0">
          <text:p/>
        </draw:polygon>
        <draw:polygon draw:style-name="gr8" draw:text-style-name="P8" draw:layer="layout" svg:width="0.999cm" svg:height="0.063cm" svg:x="10.9cm" svg:y="16.262cm" svg:viewBox="0 0 1000 64" draw:points="1000,64 0,64 0,0 1000,0">
          <text:p/>
        </draw:polygon>
        <draw:polygon draw:style-name="gr9" draw:text-style-name="P9" draw:layer="layout" svg:width="0.999cm" svg:height="0.062cm" svg:x="10.9cm" svg:y="16.2cm" svg:viewBox="0 0 1000 63" draw:points="1000,63 0,63 0,0 1000,0">
          <text:p/>
        </draw:polygon>
        <draw:polygon draw:style-name="gr10" draw:text-style-name="P10" draw:layer="layout" svg:width="0.999cm" svg:height="0.063cm" svg:x="10.9cm" svg:y="16.137cm" svg:viewBox="0 0 1000 64" draw:points="1000,64 0,64 0,0 1000,0">
          <text:p/>
        </draw:polygon>
        <draw:polygon draw:style-name="gr11" draw:text-style-name="P11" draw:layer="layout" svg:width="0.999cm" svg:height="0.062cm" svg:x="10.9cm" svg:y="16.075cm" svg:viewBox="0 0 1000 63" draw:points="1000,63 0,63 0,0 1000,0">
          <text:p/>
        </draw:polygon>
        <draw:polygon draw:style-name="gr12" draw:text-style-name="P12" draw:layer="layout" svg:width="0.999cm" svg:height="0.063cm" svg:x="10.9cm" svg:y="16.012cm" svg:viewBox="0 0 1000 64" draw:points="1000,64 0,64 0,0 1000,0">
          <text:p/>
        </draw:polygon>
        <draw:polygon draw:style-name="gr13" draw:text-style-name="P13" draw:layer="layout" svg:width="0.999cm" svg:height="0.062cm" svg:x="10.9cm" svg:y="15.95cm" svg:viewBox="0 0 1000 63" draw:points="1000,63 0,63 0,0 1000,0">
          <text:p/>
        </draw:polygon>
        <draw:polygon draw:style-name="gr14" draw:text-style-name="P14" draw:layer="layout" svg:width="0.999cm" svg:height="0.063cm" svg:x="10.9cm" svg:y="15.887cm" svg:viewBox="0 0 1000 64" draw:points="1000,64 0,64 0,0 1000,0">
          <text:p/>
        </draw:polygon>
        <draw:polygon draw:style-name="gr14" draw:text-style-name="P14" draw:layer="layout" svg:width="0.999cm" svg:height="0.062cm" svg:x="10.9cm" svg:y="15.825cm" svg:viewBox="0 0 1000 63" draw:points="1000,63 0,63 0,0 1000,0">
          <text:p/>
        </draw:polygon>
        <draw:polygon draw:style-name="gr15" draw:text-style-name="P15" draw:layer="layout" svg:width="0.999cm" svg:height="0.063cm" svg:x="10.9cm" svg:y="15.762cm" svg:viewBox="0 0 1000 64" draw:points="1000,64 0,64 0,0 1000,0">
          <text:p/>
        </draw:polygon>
        <draw:polygon draw:style-name="gr16" draw:text-style-name="P16" draw:layer="layout" svg:width="0.999cm" svg:height="0.062cm" svg:x="10.9cm" svg:y="15.7cm" svg:viewBox="0 0 1000 63" draw:points="1000,63 0,63 0,0 1000,0">
          <text:p/>
        </draw:polygon>
        <draw:path draw:style-name="gr17" draw:text-style-name="P2" draw:layer="layout" svg:width="0.999cm" svg:height="1cm" svg:x="10.9cm" svg:y="15.7cm" svg:viewBox="0 0 1000 1001" svg:d="M0 499c0-276 223-499 500-499s500 223 500 499c0 277-223 502-500 502s-500-225-500-502z">
          <text:p/>
        </draw:path>
        <draw:frame draw:style-name="gr18" draw:text-style-name="P18" draw:layer="layout" svg:width="0.366cm" svg:height="0.331cm" svg:x="9.757cm" svg:y="16.023cm">
          <draw:text-box>
            <text:p text:style-name="P17"><text:span text:style-name="T1">15</text:span></text:p>
          </draw:text-box>
        </draw:frame>
        <draw:path draw:style-name="gr1" draw:text-style-name="P1" draw:layer="layout" svg:width="1cm" svg:height="1cm" svg:x="12.45cm" svg:y="15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12.45cm" svg:y="15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12.4cm" svg:y="16.637cm" svg:viewBox="0 0 1000 64" draw:points="1000,64 0,64 0,0 1000,0">
          <text:p/>
        </draw:polygon>
        <draw:polygon draw:style-name="gr4" draw:text-style-name="P4" draw:layer="layout" svg:width="0.999cm" svg:height="0.062cm" svg:x="12.4cm" svg:y="16.575cm" svg:viewBox="0 0 1000 63" draw:points="1000,63 0,63 0,0 1000,0">
          <text:p/>
        </draw:polygon>
        <draw:polygon draw:style-name="gr5" draw:text-style-name="P5" draw:layer="layout" svg:width="0.999cm" svg:height="0.063cm" svg:x="12.4cm" svg:y="16.512cm" svg:viewBox="0 0 1000 64" draw:points="1000,64 0,64 0,0 1000,0">
          <text:p/>
        </draw:polygon>
        <draw:polygon draw:style-name="gr5" draw:text-style-name="P5" draw:layer="layout" svg:width="0.999cm" svg:height="0.062cm" svg:x="12.4cm" svg:y="16.45cm" svg:viewBox="0 0 1000 63" draw:points="1000,63 0,63 0,0 1000,0">
          <text:p/>
        </draw:polygon>
        <draw:polygon draw:style-name="gr6" draw:text-style-name="P6" draw:layer="layout" svg:width="0.999cm" svg:height="0.063cm" svg:x="12.4cm" svg:y="16.387cm" svg:viewBox="0 0 1000 64" draw:points="1000,64 0,64 0,0 1000,0">
          <text:p/>
        </draw:polygon>
        <draw:polygon draw:style-name="gr7" draw:text-style-name="P7" draw:layer="layout" svg:width="0.999cm" svg:height="0.062cm" svg:x="12.4cm" svg:y="16.325cm" svg:viewBox="0 0 1000 63" draw:points="1000,63 0,63 0,0 1000,0">
          <text:p/>
        </draw:polygon>
        <draw:polygon draw:style-name="gr8" draw:text-style-name="P8" draw:layer="layout" svg:width="0.999cm" svg:height="0.063cm" svg:x="12.4cm" svg:y="16.262cm" svg:viewBox="0 0 1000 64" draw:points="1000,64 0,64 0,0 1000,0">
          <text:p/>
        </draw:polygon>
        <draw:polygon draw:style-name="gr9" draw:text-style-name="P9" draw:layer="layout" svg:width="0.999cm" svg:height="0.062cm" svg:x="12.4cm" svg:y="16.2cm" svg:viewBox="0 0 1000 63" draw:points="1000,63 0,63 0,0 1000,0">
          <text:p/>
        </draw:polygon>
        <draw:polygon draw:style-name="gr10" draw:text-style-name="P10" draw:layer="layout" svg:width="0.999cm" svg:height="0.063cm" svg:x="12.4cm" svg:y="16.137cm" svg:viewBox="0 0 1000 64" draw:points="1000,64 0,64 0,0 1000,0">
          <text:p/>
        </draw:polygon>
        <draw:polygon draw:style-name="gr11" draw:text-style-name="P11" draw:layer="layout" svg:width="0.999cm" svg:height="0.062cm" svg:x="12.4cm" svg:y="16.075cm" svg:viewBox="0 0 1000 63" draw:points="1000,63 0,63 0,0 1000,0">
          <text:p/>
        </draw:polygon>
        <draw:polygon draw:style-name="gr12" draw:text-style-name="P12" draw:layer="layout" svg:width="0.999cm" svg:height="0.063cm" svg:x="12.4cm" svg:y="16.012cm" svg:viewBox="0 0 1000 64" draw:points="1000,64 0,64 0,0 1000,0">
          <text:p/>
        </draw:polygon>
        <draw:polygon draw:style-name="gr13" draw:text-style-name="P13" draw:layer="layout" svg:width="0.999cm" svg:height="0.062cm" svg:x="12.4cm" svg:y="15.95cm" svg:viewBox="0 0 1000 63" draw:points="1000,63 0,63 0,0 1000,0">
          <text:p/>
        </draw:polygon>
        <draw:polygon draw:style-name="gr14" draw:text-style-name="P14" draw:layer="layout" svg:width="0.999cm" svg:height="0.063cm" svg:x="12.4cm" svg:y="15.887cm" svg:viewBox="0 0 1000 64" draw:points="1000,64 0,64 0,0 1000,0">
          <text:p/>
        </draw:polygon>
        <draw:polygon draw:style-name="gr14" draw:text-style-name="P14" draw:layer="layout" svg:width="0.999cm" svg:height="0.062cm" svg:x="12.4cm" svg:y="15.825cm" svg:viewBox="0 0 1000 63" draw:points="1000,63 0,63 0,0 1000,0">
          <text:p/>
        </draw:polygon>
        <draw:polygon draw:style-name="gr15" draw:text-style-name="P15" draw:layer="layout" svg:width="0.999cm" svg:height="0.063cm" svg:x="12.4cm" svg:y="15.762cm" svg:viewBox="0 0 1000 64" draw:points="1000,64 0,64 0,0 1000,0">
          <text:p/>
        </draw:polygon>
        <draw:polygon draw:style-name="gr16" draw:text-style-name="P16" draw:layer="layout" svg:width="0.999cm" svg:height="0.062cm" svg:x="12.4cm" svg:y="15.7cm" svg:viewBox="0 0 1000 63" draw:points="1000,63 0,63 0,0 1000,0">
          <text:p/>
        </draw:polygon>
        <draw:path draw:style-name="gr17" draw:text-style-name="P2" draw:layer="layout" svg:width="0.999cm" svg:height="1cm" svg:x="12.4cm" svg:y="15.7cm" svg:viewBox="0 0 1000 1001" svg:d="M0 499c0-276 224-499 501-499 276 0 499 223 499 499 0 277-223 502-499 502-277 0-501-225-501-502z">
          <text:p/>
        </draw:path>
        <draw:frame draw:style-name="gr18" draw:text-style-name="P18" draw:layer="layout" svg:width="0.366cm" svg:height="0.331cm" svg:x="11.257cm" svg:y="16.023cm">
          <draw:text-box>
            <text:p text:style-name="P17"><text:span text:style-name="T1">16</text:span></text:p>
          </draw:text-box>
        </draw:frame>
        <draw:line draw:style-name="gr19" draw:text-style-name="P2" draw:layer="layout" svg:x1="9.901cm" svg:y1="13.7cm" svg:x2="8.512cm" svg:y2="15.55cm">
          <text:p/>
        </draw:line>
        <draw:path draw:style-name="gr20" draw:text-style-name="P19" draw:layer="layout" svg:width="0.249cm" svg:height="0.274cm" svg:x="8.399cm" svg:y="15.426cm" svg:viewBox="0 0 250 275" svg:d="M0 275l50-275c39 78 114 134 200 149z">
          <text:p/>
        </draw:path>
        <draw:line draw:style-name="gr19" draw:text-style-name="P2" draw:layer="layout" svg:x1="9.9cm" svg:y1="13.7cm" svg:x2="9.9cm" svg:y2="15.511cm">
          <text:p/>
        </draw:line>
        <draw:path draw:style-name="gr20" draw:text-style-name="P19" draw:layer="layout" svg:width="0.249cm" svg:height="0.249cm" svg:x="9.775cm" svg:y="15.451cm" svg:viewBox="0 0 250 250" svg:d="M126 250l-126-250c80 39 171 39 250 0z">
          <text:p/>
        </draw:path>
        <draw:line draw:style-name="gr19" draw:text-style-name="P2" draw:layer="layout" svg:x1="9.9cm" svg:y1="13.7cm" svg:x2="11.288cm" svg:y2="15.55cm">
          <text:p/>
        </draw:line>
        <draw:path draw:style-name="gr20" draw:text-style-name="P19" draw:layer="layout" svg:width="0.249cm" svg:height="0.274cm" svg:x="11.151cm" svg:y="15.426cm" svg:viewBox="0 0 250 275" svg:d="M250 275l-250-126c86-15 161-71 200-149z">
          <text:p/>
        </draw:path>
        <draw:path draw:style-name="gr19" draw:text-style-name="P2" draw:layer="layout" svg:width="1.388cm" svg:height="1.849cm" svg:x="10.012cm" svg:y="13.7cm" svg:viewBox="0 0 1389 1850" svg:d="M1389 0l-700 934c-37-28-90-20-117 17-28 36-20 89 16 116l-588 783">
          <text:p/>
        </draw:path>
        <draw:path draw:style-name="gr20" draw:text-style-name="P19" draw:layer="layout" svg:width="0.248cm" svg:height="0.274cm" svg:x="9.9cm" svg:y="15.426cm" svg:viewBox="0 0 249 275" svg:d="M0 275l49-275c39 78 114 134 200 149z">
          <text:p/>
        </draw:path>
        <draw:line draw:style-name="gr19" draw:text-style-name="P2" draw:layer="layout" svg:x1="11.4cm" svg:y1="13.7cm" svg:x2="11.4cm" svg:y2="15.511cm">
          <text:p/>
        </draw:line>
        <draw:path draw:style-name="gr20" draw:text-style-name="P19" draw:layer="layout" svg:width="0.249cm" svg:height="0.249cm" svg:x="11.275cm" svg:y="15.451cm" svg:viewBox="0 0 250 250" svg:d="M126 250l-126-250c80 39 171 39 250 0z">
          <text:p/>
        </draw:path>
        <draw:line draw:style-name="gr19" draw:text-style-name="P2" draw:layer="layout" svg:x1="11.4cm" svg:y1="13.7cm" svg:x2="12.788cm" svg:y2="15.55cm">
          <text:p/>
        </draw:line>
        <draw:path draw:style-name="gr20" draw:text-style-name="P19" draw:layer="layout" svg:width="0.249cm" svg:height="0.274cm" svg:x="12.651cm" svg:y="15.426cm" svg:viewBox="0 0 250 275" svg:d="M250 275l-250-126c86-15 161-71 200-149z">
          <text:p/>
        </draw:path>
        <draw:path draw:style-name="gr19" draw:text-style-name="P2" draw:layer="layout" svg:width="1.388cm" svg:height="1.849cm" svg:x="11.512cm" svg:y="13.7cm" svg:viewBox="0 0 1389 1850" svg:d="M1389 0l-700 934c-37-28-90-20-117 17-28 36-20 89 16 116l-588 783">
          <text:p/>
        </draw:path>
        <draw:path draw:style-name="gr20" draw:text-style-name="P19" draw:layer="layout" svg:width="0.248cm" svg:height="0.274cm" svg:x="11.4cm" svg:y="15.426cm" svg:viewBox="0 0 249 275" svg:d="M0 275l49-275c39 78 114 134 200 149z">
          <text:p/>
        </draw:path>
        <draw:line draw:style-name="gr19" draw:text-style-name="P2" draw:layer="layout" svg:x1="12.9cm" svg:y1="13.7cm" svg:x2="12.9cm" svg:y2="15.511cm">
          <text:p/>
        </draw:line>
        <draw:path draw:style-name="gr20" draw:text-style-name="P19" draw:layer="layout" svg:width="0.249cm" svg:height="0.249cm" svg:x="12.775cm" svg:y="15.451cm" svg:viewBox="0 0 250 250" svg:d="M125 250l-125-250c79 39 170 39 250 0z">
          <text:p/>
        </draw:path>
        <draw:line draw:style-name="gr19" draw:text-style-name="P2" draw:layer="layout" svg:x1="14.401cm" svg:y1="13.7cm" svg:x2="13.012cm" svg:y2="15.55cm">
          <text:p/>
        </draw:line>
        <draw:path draw:style-name="gr20" draw:text-style-name="P19" draw:layer="layout" svg:width="0.248cm" svg:height="0.274cm" svg:x="12.9cm" svg:y="15.426cm" svg:viewBox="0 0 249 275" svg:d="M0 275l49-275c39 78 114 134 200 149z">
          <text:p/>
        </draw:path>
        <draw:path draw:style-name="gr1" draw:text-style-name="P1" draw:layer="layout" svg:width="1cm" svg:height="1cm" svg:x="6.45cm" svg:y="18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6.45cm" svg:y="18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6.4cm" svg:y="19.637cm" svg:viewBox="0 0 1000 64" draw:points="1000,64 0,64 0,0 1000,0">
          <text:p/>
        </draw:polygon>
        <draw:polygon draw:style-name="gr4" draw:text-style-name="P4" draw:layer="layout" svg:width="0.999cm" svg:height="0.062cm" svg:x="6.4cm" svg:y="19.575cm" svg:viewBox="0 0 1000 63" draw:points="1000,63 0,63 0,0 1000,0">
          <text:p/>
        </draw:polygon>
        <draw:polygon draw:style-name="gr5" draw:text-style-name="P5" draw:layer="layout" svg:width="0.999cm" svg:height="0.063cm" svg:x="6.4cm" svg:y="19.512cm" svg:viewBox="0 0 1000 64" draw:points="1000,64 0,64 0,0 1000,0">
          <text:p/>
        </draw:polygon>
        <draw:polygon draw:style-name="gr5" draw:text-style-name="P5" draw:layer="layout" svg:width="0.999cm" svg:height="0.062cm" svg:x="6.4cm" svg:y="19.45cm" svg:viewBox="0 0 1000 63" draw:points="1000,63 0,63 0,0 1000,0">
          <text:p/>
        </draw:polygon>
        <draw:polygon draw:style-name="gr6" draw:text-style-name="P6" draw:layer="layout" svg:width="0.999cm" svg:height="0.063cm" svg:x="6.4cm" svg:y="19.387cm" svg:viewBox="0 0 1000 64" draw:points="1000,64 0,64 0,0 1000,0">
          <text:p/>
        </draw:polygon>
        <draw:polygon draw:style-name="gr7" draw:text-style-name="P7" draw:layer="layout" svg:width="0.999cm" svg:height="0.062cm" svg:x="6.4cm" svg:y="19.325cm" svg:viewBox="0 0 1000 63" draw:points="1000,63 0,63 0,0 1000,0">
          <text:p/>
        </draw:polygon>
        <draw:polygon draw:style-name="gr8" draw:text-style-name="P8" draw:layer="layout" svg:width="0.999cm" svg:height="0.063cm" svg:x="6.4cm" svg:y="19.262cm" svg:viewBox="0 0 1000 64" draw:points="1000,64 0,64 0,0 1000,0">
          <text:p/>
        </draw:polygon>
        <draw:polygon draw:style-name="gr9" draw:text-style-name="P9" draw:layer="layout" svg:width="0.999cm" svg:height="0.062cm" svg:x="6.4cm" svg:y="19.2cm" svg:viewBox="0 0 1000 63" draw:points="1000,63 0,63 0,0 1000,0">
          <text:p/>
        </draw:polygon>
        <draw:polygon draw:style-name="gr10" draw:text-style-name="P10" draw:layer="layout" svg:width="0.999cm" svg:height="0.063cm" svg:x="6.4cm" svg:y="19.137cm" svg:viewBox="0 0 1000 64" draw:points="1000,64 0,64 0,0 1000,0">
          <text:p/>
        </draw:polygon>
        <draw:polygon draw:style-name="gr11" draw:text-style-name="P11" draw:layer="layout" svg:width="0.999cm" svg:height="0.062cm" svg:x="6.4cm" svg:y="19.075cm" svg:viewBox="0 0 1000 63" draw:points="1000,63 0,63 0,0 1000,0">
          <text:p/>
        </draw:polygon>
        <draw:polygon draw:style-name="gr12" draw:text-style-name="P12" draw:layer="layout" svg:width="0.999cm" svg:height="0.063cm" svg:x="6.4cm" svg:y="19.012cm" svg:viewBox="0 0 1000 64" draw:points="1000,64 0,64 0,0 1000,0">
          <text:p/>
        </draw:polygon>
        <draw:polygon draw:style-name="gr13" draw:text-style-name="P13" draw:layer="layout" svg:width="0.999cm" svg:height="0.062cm" svg:x="6.4cm" svg:y="18.95cm" svg:viewBox="0 0 1000 63" draw:points="1000,63 0,63 0,0 1000,0">
          <text:p/>
        </draw:polygon>
        <draw:polygon draw:style-name="gr14" draw:text-style-name="P14" draw:layer="layout" svg:width="0.999cm" svg:height="0.063cm" svg:x="6.4cm" svg:y="18.887cm" svg:viewBox="0 0 1000 64" draw:points="1000,64 0,64 0,0 1000,0">
          <text:p/>
        </draw:polygon>
        <draw:polygon draw:style-name="gr14" draw:text-style-name="P14" draw:layer="layout" svg:width="0.999cm" svg:height="0.062cm" svg:x="6.4cm" svg:y="18.825cm" svg:viewBox="0 0 1000 63" draw:points="1000,63 0,63 0,0 1000,0">
          <text:p/>
        </draw:polygon>
        <draw:polygon draw:style-name="gr15" draw:text-style-name="P15" draw:layer="layout" svg:width="0.999cm" svg:height="0.063cm" svg:x="6.4cm" svg:y="18.762cm" svg:viewBox="0 0 1000 64" draw:points="1000,64 0,64 0,0 1000,0">
          <text:p/>
        </draw:polygon>
        <draw:polygon draw:style-name="gr16" draw:text-style-name="P16" draw:layer="layout" svg:width="0.999cm" svg:height="0.062cm" svg:x="6.4cm" svg:y="18.7cm" svg:viewBox="0 0 1000 63" draw:points="1000,63 0,63 0,0 1000,0">
          <text:p/>
        </draw:polygon>
        <draw:path draw:style-name="gr21" draw:text-style-name="P2" draw:layer="layout" svg:width="0.999cm" svg:height="1cm" svg:x="6.4cm" svg:y="18.7cm" svg:viewBox="0 0 1000 1001" svg:d="M0 499c0-276 224-499 500-499 277 0 500 223 500 499 0 277-223 502-500 502-276 0-500-225-500-502z">
          <text:p/>
        </draw:path>
        <draw:frame draw:style-name="gr18" draw:text-style-name="P18" draw:layer="layout" svg:width="0.366cm" svg:height="0.331cm" svg:x="12.757cm" svg:y="16.023cm">
          <draw:text-box>
            <text:p text:style-name="P17"><text:span text:style-name="T1">17</text:span></text:p>
          </draw:text-box>
        </draw:frame>
        <draw:path draw:style-name="gr1" draw:text-style-name="P1" draw:layer="layout" svg:width="1cm" svg:height="1cm" svg:x="7.95cm" svg:y="18.75cm" svg:viewBox="0 0 1001 1001" svg:d="M0 500c0-276 224-500 500-500 278 0 501 224 501 500 0 277-223 501-501 501-276 0-500-224-500-501z">
          <text:p/>
        </draw:path>
        <draw:path draw:style-name="gr2" draw:text-style-name="P2" draw:layer="layout" svg:width="1cm" svg:height="1cm" svg:x="7.95cm" svg:y="18.75cm" svg:viewBox="0 0 1001 1001" svg:d="M0 500c0-276 224-500 500-500 278 0 501 224 501 500 0 277-223 501-501 501-276 0-500-224-500-501z">
          <text:p/>
        </draw:path>
        <draw:polygon draw:style-name="gr3" draw:text-style-name="P3" draw:layer="layout" svg:width="0.999cm" svg:height="0.063cm" svg:x="7.9cm" svg:y="19.637cm" svg:viewBox="0 0 1000 64" draw:points="1000,64 0,64 0,0 1000,0">
          <text:p/>
        </draw:polygon>
        <draw:polygon draw:style-name="gr4" draw:text-style-name="P4" draw:layer="layout" svg:width="0.999cm" svg:height="0.062cm" svg:x="7.9cm" svg:y="19.575cm" svg:viewBox="0 0 1000 63" draw:points="1000,63 0,63 0,0 1000,0">
          <text:p/>
        </draw:polygon>
        <draw:polygon draw:style-name="gr5" draw:text-style-name="P5" draw:layer="layout" svg:width="0.999cm" svg:height="0.063cm" svg:x="7.9cm" svg:y="19.512cm" svg:viewBox="0 0 1000 64" draw:points="1000,64 0,64 0,0 1000,0">
          <text:p/>
        </draw:polygon>
        <draw:polygon draw:style-name="gr5" draw:text-style-name="P5" draw:layer="layout" svg:width="0.999cm" svg:height="0.062cm" svg:x="7.9cm" svg:y="19.45cm" svg:viewBox="0 0 1000 63" draw:points="1000,63 0,63 0,0 1000,0">
          <text:p/>
        </draw:polygon>
        <draw:polygon draw:style-name="gr6" draw:text-style-name="P6" draw:layer="layout" svg:width="0.999cm" svg:height="0.063cm" svg:x="7.9cm" svg:y="19.387cm" svg:viewBox="0 0 1000 64" draw:points="1000,64 0,64 0,0 1000,0">
          <text:p/>
        </draw:polygon>
        <draw:polygon draw:style-name="gr7" draw:text-style-name="P7" draw:layer="layout" svg:width="0.999cm" svg:height="0.062cm" svg:x="7.9cm" svg:y="19.325cm" svg:viewBox="0 0 1000 63" draw:points="1000,63 0,63 0,0 1000,0">
          <text:p/>
        </draw:polygon>
        <draw:polygon draw:style-name="gr8" draw:text-style-name="P8" draw:layer="layout" svg:width="0.999cm" svg:height="0.063cm" svg:x="7.9cm" svg:y="19.262cm" svg:viewBox="0 0 1000 64" draw:points="1000,64 0,64 0,0 1000,0">
          <text:p/>
        </draw:polygon>
        <draw:polygon draw:style-name="gr9" draw:text-style-name="P9" draw:layer="layout" svg:width="0.999cm" svg:height="0.062cm" svg:x="7.9cm" svg:y="19.2cm" svg:viewBox="0 0 1000 63" draw:points="1000,63 0,63 0,0 1000,0">
          <text:p/>
        </draw:polygon>
        <draw:polygon draw:style-name="gr10" draw:text-style-name="P10" draw:layer="layout" svg:width="0.999cm" svg:height="0.063cm" svg:x="7.9cm" svg:y="19.137cm" svg:viewBox="0 0 1000 64" draw:points="1000,64 0,64 0,0 1000,0">
          <text:p/>
        </draw:polygon>
        <draw:polygon draw:style-name="gr11" draw:text-style-name="P11" draw:layer="layout" svg:width="0.999cm" svg:height="0.062cm" svg:x="7.9cm" svg:y="19.075cm" svg:viewBox="0 0 1000 63" draw:points="1000,63 0,63 0,0 1000,0">
          <text:p/>
        </draw:polygon>
        <draw:polygon draw:style-name="gr12" draw:text-style-name="P12" draw:layer="layout" svg:width="0.999cm" svg:height="0.063cm" svg:x="7.9cm" svg:y="19.012cm" svg:viewBox="0 0 1000 64" draw:points="1000,64 0,64 0,0 1000,0">
          <text:p/>
        </draw:polygon>
        <draw:polygon draw:style-name="gr13" draw:text-style-name="P13" draw:layer="layout" svg:width="0.999cm" svg:height="0.062cm" svg:x="7.9cm" svg:y="18.95cm" svg:viewBox="0 0 1000 63" draw:points="1000,63 0,63 0,0 1000,0">
          <text:p/>
        </draw:polygon>
        <draw:polygon draw:style-name="gr14" draw:text-style-name="P14" draw:layer="layout" svg:width="0.999cm" svg:height="0.063cm" svg:x="7.9cm" svg:y="18.887cm" svg:viewBox="0 0 1000 64" draw:points="1000,64 0,64 0,0 1000,0">
          <text:p/>
        </draw:polygon>
        <draw:polygon draw:style-name="gr14" draw:text-style-name="P14" draw:layer="layout" svg:width="0.999cm" svg:height="0.062cm" svg:x="7.9cm" svg:y="18.825cm" svg:viewBox="0 0 1000 63" draw:points="1000,63 0,63 0,0 1000,0">
          <text:p/>
        </draw:polygon>
        <draw:polygon draw:style-name="gr15" draw:text-style-name="P15" draw:layer="layout" svg:width="0.999cm" svg:height="0.063cm" svg:x="7.9cm" svg:y="18.762cm" svg:viewBox="0 0 1000 64" draw:points="1000,64 0,64 0,0 1000,0">
          <text:p/>
        </draw:polygon>
        <draw:polygon draw:style-name="gr16" draw:text-style-name="P16" draw:layer="layout" svg:width="0.999cm" svg:height="0.062cm" svg:x="7.9cm" svg:y="18.7cm" svg:viewBox="0 0 1000 63" draw:points="1000,63 0,63 0,0 1000,0">
          <text:p/>
        </draw:polygon>
        <draw:path draw:style-name="gr17" draw:text-style-name="P2" draw:layer="layout" svg:width="0.999cm" svg:height="1cm" svg:x="7.9cm" svg:y="18.7cm" svg:viewBox="0 0 1000 1001" svg:d="M0 499c0-276 223-499 499-499 278 0 501 223 501 499 0 277-223 502-501 502-276 0-499-225-499-502z">
          <text:p/>
        </draw:path>
        <draw:frame draw:style-name="gr18" draw:text-style-name="P18" draw:layer="layout" svg:width="0.366cm" svg:height="0.331cm" svg:x="6.757cm" svg:y="19.023cm">
          <draw:text-box>
            <text:p text:style-name="P17"><text:span text:style-name="T1">15</text:span></text:p>
          </draw:text-box>
        </draw:frame>
        <draw:path draw:style-name="gr1" draw:text-style-name="P1" draw:layer="layout" svg:width="1cm" svg:height="1cm" svg:x="9.45cm" svg:y="18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9.45cm" svg:y="18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3cm" svg:x="9.4cm" svg:y="19.637cm" svg:viewBox="0 0 1000 64" draw:points="1000,64 0,64 0,0 1000,0">
          <text:p/>
        </draw:polygon>
        <draw:polygon draw:style-name="gr4" draw:text-style-name="P4" draw:layer="layout" svg:width="0.999cm" svg:height="0.062cm" svg:x="9.4cm" svg:y="19.575cm" svg:viewBox="0 0 1000 63" draw:points="1000,63 0,63 0,0 1000,0">
          <text:p/>
        </draw:polygon>
        <draw:polygon draw:style-name="gr5" draw:text-style-name="P5" draw:layer="layout" svg:width="0.999cm" svg:height="0.063cm" svg:x="9.4cm" svg:y="19.512cm" svg:viewBox="0 0 1000 64" draw:points="1000,64 0,64 0,0 1000,0">
          <text:p/>
        </draw:polygon>
        <draw:polygon draw:style-name="gr5" draw:text-style-name="P5" draw:layer="layout" svg:width="0.999cm" svg:height="0.062cm" svg:x="9.4cm" svg:y="19.45cm" svg:viewBox="0 0 1000 63" draw:points="1000,63 0,63 0,0 1000,0">
          <text:p/>
        </draw:polygon>
        <draw:polygon draw:style-name="gr6" draw:text-style-name="P6" draw:layer="layout" svg:width="0.999cm" svg:height="0.063cm" svg:x="9.4cm" svg:y="19.387cm" svg:viewBox="0 0 1000 64" draw:points="1000,64 0,64 0,0 1000,0">
          <text:p/>
        </draw:polygon>
        <draw:polygon draw:style-name="gr7" draw:text-style-name="P7" draw:layer="layout" svg:width="0.999cm" svg:height="0.062cm" svg:x="9.4cm" svg:y="19.325cm" svg:viewBox="0 0 1000 63" draw:points="1000,63 0,63 0,0 1000,0">
          <text:p/>
        </draw:polygon>
        <draw:polygon draw:style-name="gr8" draw:text-style-name="P8" draw:layer="layout" svg:width="0.999cm" svg:height="0.063cm" svg:x="9.4cm" svg:y="19.262cm" svg:viewBox="0 0 1000 64" draw:points="1000,64 0,64 0,0 1000,0">
          <text:p/>
        </draw:polygon>
        <draw:polygon draw:style-name="gr9" draw:text-style-name="P9" draw:layer="layout" svg:width="0.999cm" svg:height="0.062cm" svg:x="9.4cm" svg:y="19.2cm" svg:viewBox="0 0 1000 63" draw:points="1000,63 0,63 0,0 1000,0">
          <text:p/>
        </draw:polygon>
        <draw:polygon draw:style-name="gr10" draw:text-style-name="P10" draw:layer="layout" svg:width="0.999cm" svg:height="0.063cm" svg:x="9.4cm" svg:y="19.137cm" svg:viewBox="0 0 1000 64" draw:points="1000,64 0,64 0,0 1000,0">
          <text:p/>
        </draw:polygon>
        <draw:polygon draw:style-name="gr11" draw:text-style-name="P11" draw:layer="layout" svg:width="0.999cm" svg:height="0.062cm" svg:x="9.4cm" svg:y="19.075cm" svg:viewBox="0 0 1000 63" draw:points="1000,63 0,63 0,0 1000,0">
          <text:p/>
        </draw:polygon>
        <draw:polygon draw:style-name="gr12" draw:text-style-name="P12" draw:layer="layout" svg:width="0.999cm" svg:height="0.063cm" svg:x="9.4cm" svg:y="19.012cm" svg:viewBox="0 0 1000 64" draw:points="1000,64 0,64 0,0 1000,0">
          <text:p/>
        </draw:polygon>
        <draw:polygon draw:style-name="gr13" draw:text-style-name="P13" draw:layer="layout" svg:width="0.999cm" svg:height="0.062cm" svg:x="9.4cm" svg:y="18.95cm" svg:viewBox="0 0 1000 63" draw:points="1000,63 0,63 0,0 1000,0">
          <text:p/>
        </draw:polygon>
        <draw:polygon draw:style-name="gr14" draw:text-style-name="P14" draw:layer="layout" svg:width="0.999cm" svg:height="0.063cm" svg:x="9.4cm" svg:y="18.887cm" svg:viewBox="0 0 1000 64" draw:points="1000,64 0,64 0,0 1000,0">
          <text:p/>
        </draw:polygon>
        <draw:polygon draw:style-name="gr14" draw:text-style-name="P14" draw:layer="layout" svg:width="0.999cm" svg:height="0.062cm" svg:x="9.4cm" svg:y="18.825cm" svg:viewBox="0 0 1000 63" draw:points="1000,63 0,63 0,0 1000,0">
          <text:p/>
        </draw:polygon>
        <draw:polygon draw:style-name="gr15" draw:text-style-name="P15" draw:layer="layout" svg:width="0.999cm" svg:height="0.063cm" svg:x="9.4cm" svg:y="18.762cm" svg:viewBox="0 0 1000 64" draw:points="1000,64 0,64 0,0 1000,0">
          <text:p/>
        </draw:polygon>
        <draw:polygon draw:style-name="gr16" draw:text-style-name="P16" draw:layer="layout" svg:width="0.999cm" svg:height="0.062cm" svg:x="9.4cm" svg:y="18.7cm" svg:viewBox="0 0 1000 63" draw:points="1000,63 0,63 0,0 1000,0">
          <text:p/>
        </draw:polygon>
        <draw:path draw:style-name="gr17" draw:text-style-name="P2" draw:layer="layout" svg:width="0.999cm" svg:height="1cm" svg:x="9.4cm" svg:y="18.7cm" svg:viewBox="0 0 1000 1001" svg:d="M0 499c0-276 224-499 501-499 276 0 499 223 499 499 0 277-223 502-499 502-277 0-501-225-501-502z">
          <text:p/>
        </draw:path>
        <draw:frame draw:style-name="gr18" draw:text-style-name="P18" draw:layer="layout" svg:width="0.366cm" svg:height="0.331cm" svg:x="8.257cm" svg:y="19.023cm">
          <draw:text-box>
            <text:p text:style-name="P17"><text:span text:style-name="T1">16</text:span></text:p>
          </draw:text-box>
        </draw:frame>
        <draw:path draw:style-name="gr1" draw:text-style-name="P1" draw:layer="layout" svg:width="1cm" svg:height="1cm" svg:x="4.95cm" svg:y="21.75cm" svg:viewBox="0 0 1001 1001" svg:d="M0 500c0-276 224-500 500-500 277 0 501 224 501 500 0 277-224 501-501 501-276 0-500-224-500-501z">
          <text:p/>
        </draw:path>
        <draw:path draw:style-name="gr2" draw:text-style-name="P2" draw:layer="layout" svg:width="1cm" svg:height="1cm" svg:x="4.95cm" svg:y="21.75cm" svg:viewBox="0 0 1001 1001" svg:d="M0 500c0-276 224-500 500-500 277 0 501 224 501 500 0 277-224 501-501 501-276 0-500-224-500-501z">
          <text:p/>
        </draw:path>
        <draw:polygon draw:style-name="gr3" draw:text-style-name="P3" draw:layer="layout" svg:width="0.999cm" svg:height="0.062cm" svg:x="4.9cm" svg:y="22.637cm" svg:viewBox="0 0 1000 63" draw:points="1000,63 0,63 0,0 1000,0">
          <text:p/>
        </draw:polygon>
        <draw:polygon draw:style-name="gr4" draw:text-style-name="P4" draw:layer="layout" svg:width="0.999cm" svg:height="0.063cm" svg:x="4.9cm" svg:y="22.574cm" svg:viewBox="0 0 1000 64" draw:points="1000,64 0,64 0,0 1000,0">
          <text:p/>
        </draw:polygon>
        <draw:polygon draw:style-name="gr5" draw:text-style-name="P5" draw:layer="layout" svg:width="0.999cm" svg:height="0.062cm" svg:x="4.9cm" svg:y="22.512cm" svg:viewBox="0 0 1000 63" draw:points="1000,63 0,63 0,0 1000,0">
          <text:p/>
        </draw:polygon>
        <draw:polygon draw:style-name="gr5" draw:text-style-name="P5" draw:layer="layout" svg:width="0.999cm" svg:height="0.063cm" svg:x="4.9cm" svg:y="22.449cm" svg:viewBox="0 0 1000 64" draw:points="1000,64 0,64 0,0 1000,0">
          <text:p/>
        </draw:polygon>
        <draw:polygon draw:style-name="gr6" draw:text-style-name="P6" draw:layer="layout" svg:width="0.999cm" svg:height="0.062cm" svg:x="4.9cm" svg:y="22.387cm" svg:viewBox="0 0 1000 63" draw:points="1000,63 0,63 0,0 1000,0">
          <text:p/>
        </draw:polygon>
        <draw:polygon draw:style-name="gr7" draw:text-style-name="P7" draw:layer="layout" svg:width="0.999cm" svg:height="0.063cm" svg:x="4.9cm" svg:y="22.324cm" svg:viewBox="0 0 1000 64" draw:points="1000,64 0,64 0,0 1000,0">
          <text:p/>
        </draw:polygon>
        <draw:polygon draw:style-name="gr8" draw:text-style-name="P8" draw:layer="layout" svg:width="0.999cm" svg:height="0.062cm" svg:x="4.9cm" svg:y="22.262cm" svg:viewBox="0 0 1000 63" draw:points="1000,63 0,63 0,0 1000,0">
          <text:p/>
        </draw:polygon>
        <draw:polygon draw:style-name="gr9" draw:text-style-name="P9" draw:layer="layout" svg:width="0.999cm" svg:height="0.063cm" svg:x="4.9cm" svg:y="22.199cm" svg:viewBox="0 0 1000 64" draw:points="1000,64 0,64 0,0 1000,0">
          <text:p/>
        </draw:polygon>
        <draw:polygon draw:style-name="gr10" draw:text-style-name="P10" draw:layer="layout" svg:width="0.999cm" svg:height="0.062cm" svg:x="4.9cm" svg:y="22.137cm" svg:viewBox="0 0 1000 63" draw:points="1000,63 0,63 0,0 1000,0">
          <text:p/>
        </draw:polygon>
        <draw:polygon draw:style-name="gr11" draw:text-style-name="P11" draw:layer="layout" svg:width="0.999cm" svg:height="0.063cm" svg:x="4.9cm" svg:y="22.074cm" svg:viewBox="0 0 1000 64" draw:points="1000,64 0,64 0,0 1000,0">
          <text:p/>
        </draw:polygon>
        <draw:polygon draw:style-name="gr12" draw:text-style-name="P12" draw:layer="layout" svg:width="0.999cm" svg:height="0.062cm" svg:x="4.9cm" svg:y="22.012cm" svg:viewBox="0 0 1000 63" draw:points="1000,63 0,63 0,0 1000,0">
          <text:p/>
        </draw:polygon>
        <draw:polygon draw:style-name="gr13" draw:text-style-name="P13" draw:layer="layout" svg:width="0.999cm" svg:height="0.062cm" svg:x="4.9cm" svg:y="21.95cm" svg:viewBox="0 0 1000 63" draw:points="1000,63 0,63 0,0 1000,0">
          <text:p/>
        </draw:polygon>
        <draw:polygon draw:style-name="gr14" draw:text-style-name="P14" draw:layer="layout" svg:width="0.999cm" svg:height="0.063cm" svg:x="4.9cm" svg:y="21.887cm" svg:viewBox="0 0 1000 64" draw:points="1000,64 0,64 0,0 1000,0">
          <text:p/>
        </draw:polygon>
        <draw:polygon draw:style-name="gr14" draw:text-style-name="P14" draw:layer="layout" svg:width="0.999cm" svg:height="0.062cm" svg:x="4.9cm" svg:y="21.825cm" svg:viewBox="0 0 1000 63" draw:points="1000,63 0,63 0,0 1000,0">
          <text:p/>
        </draw:polygon>
        <draw:polygon draw:style-name="gr15" draw:text-style-name="P15" draw:layer="layout" svg:width="0.999cm" svg:height="0.063cm" svg:x="4.9cm" svg:y="21.762cm" svg:viewBox="0 0 1000 64" draw:points="1000,64 0,64 0,0 1000,0">
          <text:p/>
        </draw:polygon>
        <draw:polygon draw:style-name="gr16" draw:text-style-name="P16" draw:layer="layout" svg:width="0.999cm" svg:height="0.062cm" svg:x="4.9cm" svg:y="21.7cm" svg:viewBox="0 0 1000 63" draw:points="1000,63 0,63 0,0 1000,0">
          <text:p/>
        </draw:polygon>
        <draw:path draw:style-name="gr17" draw:text-style-name="P2" draw:layer="layout" svg:width="0.999cm" svg:height="0.999cm" svg:x="4.9cm" svg:y="21.7cm" svg:viewBox="0 0 1000 1000" svg:d="M0 499c0-276 223-499 499-499 278 0 501 223 501 499 0 277-223 501-501 501-276 0-499-224-499-501z">
          <text:p/>
        </draw:path>
        <draw:frame draw:style-name="gr18" draw:text-style-name="P18" draw:layer="layout" svg:width="0.366cm" svg:height="0.331cm" svg:x="9.757cm" svg:y="19.023cm">
          <draw:text-box>
            <text:p text:style-name="P17"><text:span text:style-name="T1">17</text:span></text:p>
          </draw:text-box>
        </draw:frame>
        <draw:path draw:style-name="gr1" draw:text-style-name="P1" draw:layer="layout" svg:width="1cm" svg:height="1cm" svg:x="6.45cm" svg:y="21.75cm" svg:viewBox="0 0 1001 1001" svg:d="M0 500c0-276 225-500 501-500 277 0 500 224 500 500 0 277-223 501-500 501-276 0-501-224-501-501z">
          <text:p/>
        </draw:path>
        <draw:path draw:style-name="gr2" draw:text-style-name="P2" draw:layer="layout" svg:width="1cm" svg:height="1cm" svg:x="6.45cm" svg:y="21.75cm" svg:viewBox="0 0 1001 1001" svg:d="M0 500c0-276 225-500 501-500 277 0 500 224 500 500 0 277-223 501-500 501-276 0-501-224-501-501z">
          <text:p/>
        </draw:path>
        <draw:polygon draw:style-name="gr3" draw:text-style-name="P3" draw:layer="layout" svg:width="0.999cm" svg:height="0.062cm" svg:x="6.4cm" svg:y="22.637cm" svg:viewBox="0 0 1000 63" draw:points="1000,63 0,63 0,0 1000,0">
          <text:p/>
        </draw:polygon>
        <draw:polygon draw:style-name="gr4" draw:text-style-name="P4" draw:layer="layout" svg:width="0.999cm" svg:height="0.063cm" svg:x="6.4cm" svg:y="22.574cm" svg:viewBox="0 0 1000 64" draw:points="1000,64 0,64 0,0 1000,0">
          <text:p/>
        </draw:polygon>
        <draw:polygon draw:style-name="gr5" draw:text-style-name="P5" draw:layer="layout" svg:width="0.999cm" svg:height="0.062cm" svg:x="6.4cm" svg:y="22.512cm" svg:viewBox="0 0 1000 63" draw:points="1000,63 0,63 0,0 1000,0">
          <text:p/>
        </draw:polygon>
        <draw:polygon draw:style-name="gr5" draw:text-style-name="P5" draw:layer="layout" svg:width="0.999cm" svg:height="0.063cm" svg:x="6.4cm" svg:y="22.449cm" svg:viewBox="0 0 1000 64" draw:points="1000,64 0,64 0,0 1000,0">
          <text:p/>
        </draw:polygon>
        <draw:polygon draw:style-name="gr6" draw:text-style-name="P6" draw:layer="layout" svg:width="0.999cm" svg:height="0.062cm" svg:x="6.4cm" svg:y="22.387cm" svg:viewBox="0 0 1000 63" draw:points="1000,63 0,63 0,0 1000,0">
          <text:p/>
        </draw:polygon>
        <draw:polygon draw:style-name="gr7" draw:text-style-name="P7" draw:layer="layout" svg:width="0.999cm" svg:height="0.063cm" svg:x="6.4cm" svg:y="22.324cm" svg:viewBox="0 0 1000 64" draw:points="1000,64 0,64 0,0 1000,0">
          <text:p/>
        </draw:polygon>
        <draw:polygon draw:style-name="gr8" draw:text-style-name="P8" draw:layer="layout" svg:width="0.999cm" svg:height="0.062cm" svg:x="6.4cm" svg:y="22.262cm" svg:viewBox="0 0 1000 63" draw:points="1000,63 0,63 0,0 1000,0">
          <text:p/>
        </draw:polygon>
        <draw:polygon draw:style-name="gr9" draw:text-style-name="P9" draw:layer="layout" svg:width="0.999cm" svg:height="0.063cm" svg:x="6.4cm" svg:y="22.199cm" svg:viewBox="0 0 1000 64" draw:points="1000,64 0,64 0,0 1000,0">
          <text:p/>
        </draw:polygon>
        <draw:polygon draw:style-name="gr10" draw:text-style-name="P10" draw:layer="layout" svg:width="0.999cm" svg:height="0.062cm" svg:x="6.4cm" svg:y="22.137cm" svg:viewBox="0 0 1000 63" draw:points="1000,63 0,63 0,0 1000,0">
          <text:p/>
        </draw:polygon>
        <draw:polygon draw:style-name="gr11" draw:text-style-name="P11" draw:layer="layout" svg:width="0.999cm" svg:height="0.063cm" svg:x="6.4cm" svg:y="22.074cm" svg:viewBox="0 0 1000 64" draw:points="1000,64 0,64 0,0 1000,0">
          <text:p/>
        </draw:polygon>
        <draw:polygon draw:style-name="gr12" draw:text-style-name="P12" draw:layer="layout" svg:width="0.999cm" svg:height="0.062cm" svg:x="6.4cm" svg:y="22.012cm" svg:viewBox="0 0 1000 63" draw:points="1000,63 0,63 0,0 1000,0">
          <text:p/>
        </draw:polygon>
        <draw:polygon draw:style-name="gr13" draw:text-style-name="P13" draw:layer="layout" svg:width="0.999cm" svg:height="0.062cm" svg:x="6.4cm" svg:y="21.95cm" svg:viewBox="0 0 1000 63" draw:points="1000,63 0,63 0,0 1000,0">
          <text:p/>
        </draw:polygon>
        <draw:polygon draw:style-name="gr14" draw:text-style-name="P14" draw:layer="layout" svg:width="0.999cm" svg:height="0.063cm" svg:x="6.4cm" svg:y="21.887cm" svg:viewBox="0 0 1000 64" draw:points="1000,64 0,64 0,0 1000,0">
          <text:p/>
        </draw:polygon>
        <draw:polygon draw:style-name="gr14" draw:text-style-name="P14" draw:layer="layout" svg:width="0.999cm" svg:height="0.062cm" svg:x="6.4cm" svg:y="21.825cm" svg:viewBox="0 0 1000 63" draw:points="1000,63 0,63 0,0 1000,0">
          <text:p/>
        </draw:polygon>
        <draw:polygon draw:style-name="gr15" draw:text-style-name="P15" draw:layer="layout" svg:width="0.999cm" svg:height="0.063cm" svg:x="6.4cm" svg:y="21.762cm" svg:viewBox="0 0 1000 64" draw:points="1000,64 0,64 0,0 1000,0">
          <text:p/>
        </draw:polygon>
        <draw:polygon draw:style-name="gr16" draw:text-style-name="P16" draw:layer="layout" svg:width="0.999cm" svg:height="0.062cm" svg:x="6.4cm" svg:y="21.7cm" svg:viewBox="0 0 1000 63" draw:points="1000,63 0,63 0,0 1000,0">
          <text:p/>
        </draw:polygon>
        <draw:path draw:style-name="gr17" draw:text-style-name="P2" draw:layer="layout" svg:width="0.999cm" svg:height="0.999cm" svg:x="6.4cm" svg:y="21.7cm" svg:viewBox="0 0 1000 1000" svg:d="M0 499c0-276 224-499 500-499 277 0 500 223 500 499 0 277-223 501-500 501-276 0-500-224-500-501z">
          <text:p/>
        </draw:path>
        <draw:frame draw:style-name="gr18" draw:text-style-name="P18" draw:layer="layout" svg:width="0.366cm" svg:height="0.331cm" svg:x="5.257cm" svg:y="22.023cm">
          <draw:text-box>
            <text:p text:style-name="P17"><text:span text:style-name="T1">16</text:span></text:p>
          </draw:text-box>
        </draw:frame>
        <draw:path draw:style-name="gr1" draw:text-style-name="P1" draw:layer="layout" svg:width="1cm" svg:height="1cm" svg:x="4.35cm" svg:y="24.75cm" svg:viewBox="0 0 1001 1001" svg:d="M0 500c0-276 225-500 501-500s500 224 500 500c0 278-224 501-500 501s-501-223-501-501z">
          <text:p/>
        </draw:path>
        <draw:path draw:style-name="gr2" draw:text-style-name="P2" draw:layer="layout" svg:width="1cm" svg:height="1cm" svg:x="4.35cm" svg:y="24.75cm" svg:viewBox="0 0 1001 1001" svg:d="M0 500c0-276 225-500 501-500s500 224 500 500c0 278-224 501-500 501s-501-223-501-501z">
          <text:p/>
        </draw:path>
        <draw:polygon draw:style-name="gr3" draw:text-style-name="P3" draw:layer="layout" svg:width="1cm" svg:height="0.062cm" svg:x="4.3cm" svg:y="25.637cm" svg:viewBox="0 0 1001 63" draw:points="1001,63 0,63 0,0 1001,0">
          <text:p/>
        </draw:polygon>
        <draw:polygon draw:style-name="gr4" draw:text-style-name="P4" draw:layer="layout" svg:width="1cm" svg:height="0.064cm" svg:x="4.3cm" svg:y="25.574cm" svg:viewBox="0 0 1001 65" draw:points="1001,65 0,65 0,0 1001,0">
          <text:p/>
        </draw:polygon>
        <draw:polygon draw:style-name="gr5" draw:text-style-name="P5" draw:layer="layout" svg:width="1cm" svg:height="0.062cm" svg:x="4.3cm" svg:y="25.512cm" svg:viewBox="0 0 1001 63" draw:points="1001,63 0,63 0,0 1001,0">
          <text:p/>
        </draw:polygon>
        <draw:polygon draw:style-name="gr5" draw:text-style-name="P5" draw:layer="layout" svg:width="1cm" svg:height="0.063cm" svg:x="4.3cm" svg:y="25.449cm" svg:viewBox="0 0 1001 64" draw:points="1001,64 0,64 0,0 1001,0">
          <text:p/>
        </draw:polygon>
        <draw:polygon draw:style-name="gr6" draw:text-style-name="P6" draw:layer="layout" svg:width="1cm" svg:height="0.062cm" svg:x="4.3cm" svg:y="25.387cm" svg:viewBox="0 0 1001 63" draw:points="1001,63 0,63 0,0 1001,0">
          <text:p/>
        </draw:polygon>
        <draw:polygon draw:style-name="gr7" draw:text-style-name="P7" draw:layer="layout" svg:width="1cm" svg:height="0.063cm" svg:x="4.3cm" svg:y="25.324cm" svg:viewBox="0 0 1001 64" draw:points="1001,64 0,64 0,0 1001,0">
          <text:p/>
        </draw:polygon>
        <draw:polygon draw:style-name="gr8" draw:text-style-name="P8" draw:layer="layout" svg:width="1cm" svg:height="0.062cm" svg:x="4.3cm" svg:y="25.262cm" svg:viewBox="0 0 1001 63" draw:points="1001,63 0,63 0,0 1001,0">
          <text:p/>
        </draw:polygon>
        <draw:polygon draw:style-name="gr9" draw:text-style-name="P9" draw:layer="layout" svg:width="1cm" svg:height="0.063cm" svg:x="4.3cm" svg:y="25.199cm" svg:viewBox="0 0 1001 64" draw:points="1001,64 0,64 0,0 1001,0">
          <text:p/>
        </draw:polygon>
        <draw:polygon draw:style-name="gr10" draw:text-style-name="P10" draw:layer="layout" svg:width="1cm" svg:height="0.062cm" svg:x="4.3cm" svg:y="25.137cm" svg:viewBox="0 0 1001 63" draw:points="1001,63 0,63 0,0 1001,0">
          <text:p/>
        </draw:polygon>
        <draw:polygon draw:style-name="gr11" draw:text-style-name="P11" draw:layer="layout" svg:width="1cm" svg:height="0.062cm" svg:x="4.3cm" svg:y="25.075cm" svg:viewBox="0 0 1001 63" draw:points="1001,63 0,63 0,0 1001,0">
          <text:p/>
        </draw:polygon>
        <draw:polygon draw:style-name="gr12" draw:text-style-name="P12" draw:layer="layout" svg:width="1cm" svg:height="0.063cm" svg:x="4.3cm" svg:y="25.012cm" svg:viewBox="0 0 1001 64" draw:points="1001,64 0,64 0,0 1001,0">
          <text:p/>
        </draw:polygon>
        <draw:polygon draw:style-name="gr13" draw:text-style-name="P13" draw:layer="layout" svg:width="1cm" svg:height="0.062cm" svg:x="4.3cm" svg:y="24.95cm" svg:viewBox="0 0 1001 63" draw:points="1001,63 0,63 0,0 1001,0">
          <text:p/>
        </draw:polygon>
        <draw:polygon draw:style-name="gr14" draw:text-style-name="P14" draw:layer="layout" svg:width="1cm" svg:height="0.063cm" svg:x="4.3cm" svg:y="24.887cm" svg:viewBox="0 0 1001 64" draw:points="1001,64 0,64 0,0 1001,0">
          <text:p/>
        </draw:polygon>
        <draw:polygon draw:style-name="gr14" draw:text-style-name="P14" draw:layer="layout" svg:width="1cm" svg:height="0.062cm" svg:x="4.3cm" svg:y="24.825cm" svg:viewBox="0 0 1001 63" draw:points="1001,63 0,63 0,0 1001,0">
          <text:p/>
        </draw:polygon>
        <draw:polygon draw:style-name="gr15" draw:text-style-name="P15" draw:layer="layout" svg:width="1cm" svg:height="0.063cm" svg:x="4.3cm" svg:y="24.762cm" svg:viewBox="0 0 1001 64" draw:points="1001,64 0,64 0,0 1001,0">
          <text:p/>
        </draw:polygon>
        <draw:polygon draw:style-name="gr16" draw:text-style-name="P16" draw:layer="layout" svg:width="1cm" svg:height="0.062cm" svg:x="4.3cm" svg:y="24.7cm" svg:viewBox="0 0 1001 63" draw:points="1001,63 0,63 0,0 1001,0">
          <text:p/>
        </draw:polygon>
        <draw:path draw:style-name="gr17" draw:text-style-name="P2" draw:layer="layout" svg:width="1cm" svg:height="0.999cm" svg:x="4.3cm" svg:y="24.7cm" svg:viewBox="0 0 1001 1000" svg:d="M0 499c0-276 225-499 500-499 277 0 501 223 501 499 0 278-224 501-501 501-275 0-500-223-500-501z">
          <text:p/>
        </draw:path>
        <draw:frame draw:style-name="gr18" draw:text-style-name="P18" draw:layer="layout" svg:width="0.366cm" svg:height="0.331cm" svg:x="6.757cm" svg:y="22.023cm">
          <draw:text-box>
            <text:p text:style-name="P17"><text:span text:style-name="T1">17</text:span></text:p>
          </draw:text-box>
        </draw:frame>
        <draw:line draw:style-name="gr19" draw:text-style-name="P2" draw:layer="layout" svg:x1="8.4cm" svg:y1="16.7cm" svg:x2="7.012cm" svg:y2="18.55cm">
          <text:p/>
        </draw:line>
        <draw:path draw:style-name="gr20" draw:text-style-name="P19" draw:layer="layout" svg:width="0.249cm" svg:height="0.274cm" svg:x="6.899cm" svg:y="18.426cm" svg:viewBox="0 0 250 275" svg:d="M0 275l50-275c39 79 113 135 200 150z">
          <text:p/>
        </draw:path>
        <draw:line draw:style-name="gr19" draw:text-style-name="P2" draw:layer="layout" svg:x1="8.399cm" svg:y1="16.7cm" svg:x2="8.399cm" svg:y2="18.512cm">
          <text:p/>
        </draw:line>
        <draw:path draw:style-name="gr20" draw:text-style-name="P19" draw:layer="layout" svg:width="0.249cm" svg:height="0.249cm" svg:x="8.275cm" svg:y="18.451cm" svg:viewBox="0 0 250 250" svg:d="M125 250l-125-250c80 40 171 40 250 0z">
          <text:p/>
        </draw:path>
        <draw:line draw:style-name="gr19" draw:text-style-name="P2" draw:layer="layout" svg:x1="8.399cm" svg:y1="16.7cm" svg:x2="9.788cm" svg:y2="18.55cm">
          <text:p/>
        </draw:line>
        <draw:path draw:style-name="gr20" draw:text-style-name="P19" draw:layer="layout" svg:width="0.249cm" svg:height="0.274cm" svg:x="9.651cm" svg:y="18.426cm" svg:viewBox="0 0 250 275" svg:d="M250 275l-250-125c86-15 161-71 200-150z">
          <text:p/>
        </draw:path>
        <draw:path draw:style-name="gr19" draw:text-style-name="P2" draw:layer="layout" svg:width="1.388cm" svg:height="1.849cm" svg:x="8.512cm" svg:y="16.7cm" svg:viewBox="0 0 1389 1850" svg:d="M1389 0l-700 934c-37-28-90-20-117 16-28 37-20 90 16 117l-588 783">
          <text:p/>
        </draw:path>
        <draw:path draw:style-name="gr20" draw:text-style-name="P19" draw:layer="layout" svg:width="0.249cm" svg:height="0.274cm" svg:x="8.399cm" svg:y="18.426cm" svg:viewBox="0 0 250 275" svg:d="M0 275l50-275c39 79 114 135 200 150z">
          <text:p/>
        </draw:path>
        <draw:line draw:style-name="gr19" draw:text-style-name="P2" draw:layer="layout" svg:x1="9.9cm" svg:y1="16.7cm" svg:x2="9.9cm" svg:y2="18.512cm">
          <text:p/>
        </draw:line>
        <draw:path draw:style-name="gr20" draw:text-style-name="P19" draw:layer="layout" svg:width="0.249cm" svg:height="0.249cm" svg:x="9.775cm" svg:y="18.451cm" svg:viewBox="0 0 250 250" svg:d="M126 250l-126-250c80 40 171 40 250 0z">
          <text:p/>
        </draw:path>
        <draw:line draw:style-name="gr19" draw:text-style-name="P2" draw:layer="layout" svg:x1="11.401cm" svg:y1="16.7cm" svg:x2="10.012cm" svg:y2="18.55cm">
          <text:p/>
        </draw:line>
        <draw:path draw:style-name="gr20" draw:text-style-name="P19" draw:layer="layout" svg:width="0.248cm" svg:height="0.274cm" svg:x="9.9cm" svg:y="18.426cm" svg:viewBox="0 0 249 275" svg:d="M0 275l49-275c39 79 114 135 200 150z">
          <text:p/>
        </draw:path>
        <draw:line draw:style-name="gr19" draw:text-style-name="P2" draw:layer="layout" svg:x1="6.9cm" svg:y1="19.7cm" svg:x2="5.512cm" svg:y2="21.55cm">
          <text:p/>
        </draw:line>
        <draw:path draw:style-name="gr20" draw:text-style-name="P19" draw:layer="layout" svg:width="0.249cm" svg:height="0.274cm" svg:x="5.399cm" svg:y="21.426cm" svg:viewBox="0 0 250 275" svg:d="M0 275l50-275c39 79 113 135 200 150z">
          <text:p/>
        </draw:path>
        <draw:line draw:style-name="gr19" draw:text-style-name="P2" draw:layer="layout" svg:x1="6.899cm" svg:y1="19.7cm" svg:x2="6.899cm" svg:y2="21.512cm">
          <text:p/>
        </draw:line>
        <draw:path draw:style-name="gr20" draw:text-style-name="P19" draw:layer="layout" svg:width="0.249cm" svg:height="0.25cm" svg:x="6.775cm" svg:y="21.451cm" svg:viewBox="0 0 250 251" svg:d="M125 251l-125-251c80 40 171 40 250 0z">
          <text:p/>
        </draw:path>
        <draw:line draw:style-name="gr19" draw:text-style-name="P2" draw:layer="layout" svg:x1="8.4cm" svg:y1="19.7cm" svg:x2="7.012cm" svg:y2="21.55cm">
          <text:p/>
        </draw:line>
        <draw:path draw:style-name="gr20" draw:text-style-name="P19" draw:layer="layout" svg:width="0.249cm" svg:height="0.274cm" svg:x="6.899cm" svg:y="21.426cm" svg:viewBox="0 0 250 275" svg:d="M0 275l50-275c39 79 113 135 200 150z">
          <text:p/>
        </draw:path>
        <draw:line draw:style-name="gr19" draw:text-style-name="P2" draw:layer="layout" svg:x1="5.4cm" svg:y1="22.699cm" svg:x2="4.853cm" svg:y2="24.52cm">
          <text:p/>
        </draw:line>
        <draw:path draw:style-name="gr20" draw:text-style-name="P19" draw:layer="layout" svg:width="0.238cm" svg:height="0.274cm" svg:x="4.752cm" svg:y="24.426cm" svg:viewBox="0 0 239 275" svg:d="M47 275l-47-275c64 61 153 87 239 72z">
          <text:p/>
        </draw:path>
        <draw:line draw:style-name="gr19" draw:text-style-name="P2" draw:layer="layout" svg:x1="14.401cm" svg:y1="10.7cm" svg:x2="13.012cm" svg:y2="12.55cm">
          <text:p/>
        </draw:line>
        <draw:path draw:style-name="gr20" draw:text-style-name="P19" draw:layer="layout" svg:width="0.248cm" svg:height="0.274cm" svg:x="12.9cm" svg:y="12.426cm" svg:viewBox="0 0 249 275" svg:d="M0 275l49-275c39 78 114 134 200 149z">
          <text:p/>
        </draw:path>
        <draw:line draw:style-name="gr19" draw:text-style-name="P2" draw:layer="layout" svg:x1="14.4cm" svg:y1="10.7cm" svg:x2="14.4cm" svg:y2="12.511cm">
          <text:p/>
        </draw:line>
        <draw:path draw:style-name="gr20" draw:text-style-name="P19" draw:layer="layout" svg:width="0.249cm" svg:height="0.249cm" svg:x="14.275cm" svg:y="12.451cm" svg:viewBox="0 0 250 250" svg:d="M125 250l-125-250c78 39 170 39 250 0z">
          <text:p/>
        </draw:path>
        <draw:line draw:style-name="gr19" draw:text-style-name="P2" draw:layer="layout" svg:x1="12.9cm" svg:y1="10.7cm" svg:x2="12.9cm" svg:y2="12.511cm">
          <text:p/>
        </draw:line>
        <draw:path draw:style-name="gr20" draw:text-style-name="P19" draw:layer="layout" svg:width="0.249cm" svg:height="0.249cm" svg:x="12.775cm" svg:y="12.451cm" svg:viewBox="0 0 250 250" svg:d="M125 250l-125-250c79 39 170 39 250 0z">
          <text:p/>
        </draw:path>
        <draw:frame draw:style-name="gr18" draw:text-style-name="P18" draw:layer="layout" svg:width="0.366cm" svg:height="0.331cm" svg:x="4.657cm" svg:y="25.023cm">
          <draw:text-box>
            <text:p text:style-name="P17"><text:span text:style-name="T1">17</text:span></text:p>
          </draw:text-box>
        </draw:frame>
        <draw:frame draw:style-name="gr18" draw:text-style-name="P18" draw:layer="layout" svg:width="0.286cm" svg:height="0.331cm" svg:x="13.645cm" svg:y="8.24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2.668cm" svg:y="8.555cm">
          <draw:text-box>
            <text:p text:style-name="P17"><text:span text:style-name="T1">0</text:span></text:p>
          </draw:text-box>
        </draw:frame>
        <draw:frame draw:style-name="gr18" draw:text-style-name="P18" draw:layer="layout" svg:width="1.67cm" svg:height="0.331cm" svg:x="10.86cm" svg:y="8.24cm">
          <draw:text-box>
            <text:p text:style-name="P17"><text:span text:style-name="T1">Reward= </text:span><text:span text:style-name="T1">-1</text:span></text:p>
          </draw:text-box>
        </draw:frame>
        <draw:frame draw:style-name="gr18" draw:text-style-name="P18" draw:layer="layout" svg:width="0.286cm" svg:height="0.331cm" svg:x="11.76cm" svg:y="10.86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1.136cm" svg:y="11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10.745cm" svg:y="10.741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3.293cm" svg:y="10.86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2.668cm" svg:y="11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12.278cm" svg:y="10.741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4.793cm" svg:y="10.86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4.168cm" svg:y="11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13.778cm" svg:y="10.741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0.26cm" svg:y="13.83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9.669cm" svg:y="14.455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9.245cm" svg:y="13.70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1.793cm" svg:y="13.898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1.201cm" svg:y="14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10.778cm" svg:y="13.773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3.745cm" svg:y="13.80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12.689cm" svg:y="14.555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12.31cm" svg:y="13.80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8.793cm" svg:y="16.898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8.201cm" svg:y="17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7.778cm" svg:y="16.773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7.645cm" svg:y="19.93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6.669cm" svg:y="20.5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6.245cm" svg:y="19.80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10.625cm" svg:y="16.991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6cm" svg:height="0.331cm" svg:x="9.355cm" svg:y="16.805cm">
          <draw:text-box>
            <text:p text:style-name="P17"><text:span text:style-name="T1">-1</text:span></text:p>
          </draw:text-box>
        </draw:frame>
        <draw:frame draw:style-name="gr18" draw:text-style-name="P18" draw:layer="layout" svg:width="0.281cm" svg:height="0.331cm" svg:x="9.689cm" svg:y="17.623cm">
          <draw:text-box>
            <text:p text:style-name="P17"><text:span text:style-name="T1">0</text:span></text:p>
          </draw:text-box>
        </draw:frame>
        <draw:frame draw:style-name="gr18" draw:text-style-name="P18" draw:layer="layout" svg:width="0.286cm" svg:height="0.331cm" svg:x="4.885cm" svg:y="23.04cm">
          <draw:text-box>
            <text:p text:style-name="P17"><text:span text:style-name="T1">-1</text:span></text:p>
          </draw:text-box>
        </draw:frame>
        <draw:custom-shape draw:style-name="gr22" draw:text-style-name="P20" draw:layer="layout" svg:width="0.889cm" svg:height="0.889cm" svg:x="6.826cm" svg:y="6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0.889cm" svg:height="0.889cm" svg:x="2.381cm" svg:y="10.5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cm" fo:margin-right="1cm" fo:page-width="21.034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3T02:41:38.974646795</dc:date>
    <meta:editing-duration>PT3M57S</meta:editing-duration>
    <meta:editing-cycles>1</meta:editing-cycles>
    <meta:document-statistic meta:object-count="666"/>
    <meta:generator>LibreOffice/5.1.6.2$Linux_X86_64 LibreOffice_project/10m0$Build-2</meta:generator>
  </office:meta>
</office:document-meta>
</file>